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6.5in"/>
    </style:style>
    <style:style style:name="Table1.1" style:family="table-row">
      <style:table-row-properties style:min-row-height="3.1597in" fo:keep-together="auto"/>
    </style:style>
    <style:style style:name="Table1.A1" style:family="table-cell">
      <style:table-cell-properties style:vertical-align="" fo:padding="0.0694in" fo:border="none"/>
    </style:style>
    <style:style style:name="Table2" style:family="table">
      <style:table-properties style:width="6.5in" fo:margin-left="0in" fo:margin-top="0in" fo:margin-bottom="0in" table:align="left"/>
    </style:style>
    <style:style style:name="Table2.A" style:family="table-column">
      <style:table-column-properties style:column-width="6.5in"/>
    </style:style>
    <style:style style:name="Table2.1" style:family="table-row">
      <style:table-row-properties style:min-row-height="3.1597in" fo:keep-together="auto"/>
    </style:style>
    <style:style style:name="Table2.A1" style:family="table-cell">
      <style:table-cell-properties style:vertical-align="" fo:padding="0.0694in" fo:border="none"/>
    </style:style>
    <style:style style:name="Table3" style:family="table">
      <style:table-properties style:width="6.5in" fo:margin-left="0in" fo:margin-top="0in" fo:margin-bottom="0in" table:align="left"/>
    </style:style>
    <style:style style:name="Table3.A" style:family="table-column">
      <style:table-column-properties style:column-width="6.5in"/>
    </style:style>
    <style:style style:name="Table3.1" style:family="table-row">
      <style:table-row-properties style:min-row-height="3.1597in" fo:keep-together="auto"/>
    </style:style>
    <style:style style:name="Table3.A1" style:family="table-cell">
      <style:table-cell-properties style:vertical-align="" fo:padding="0.0694in" fo:border="none"/>
    </style:style>
    <style:style style:name="Table4" style:family="table">
      <style:table-properties style:width="6.5in" fo:margin-left="0in" fo:margin-top="0in" fo:margin-bottom="0in" table:align="left"/>
    </style:style>
    <style:style style:name="Table4.A" style:family="table-column">
      <style:table-column-properties style:column-width="6.5in"/>
    </style:style>
    <style:style style:name="Table4.1" style:family="table-row">
      <style:table-row-properties style:min-row-height="3.1597in" fo:keep-together="auto"/>
    </style:style>
    <style:style style:name="Table4.A1" style:family="table-cell">
      <style:table-cell-properties style:vertical-align="" fo:padding="0.0694in" fo:border="none"/>
    </style:style>
    <style:style style:name="Table5" style:family="table">
      <style:table-properties style:width="6.5in" fo:margin-left="0in" fo:margin-top="0in" fo:margin-bottom="0in" table:align="left"/>
    </style:style>
    <style:style style:name="Table5.A" style:family="table-column">
      <style:table-column-properties style:column-width="6.5in"/>
    </style:style>
    <style:style style:name="Table5.1" style:family="table-row">
      <style:table-row-properties style:min-row-height="7.4097in" fo:keep-together="auto"/>
    </style:style>
    <style:style style:name="Table5.A1" style:family="table-cell">
      <style:table-cell-properties style:vertical-align="" fo:padding="0.0694in" fo:border="none"/>
    </style:style>
    <style:style style:name="Table6" style:family="table">
      <style:table-properties style:width="6.5in" fo:margin-left="0in" fo:margin-top="0in" fo:margin-bottom="0in" table:align="left"/>
    </style:style>
    <style:style style:name="Table6.A" style:family="table-column">
      <style:table-column-properties style:column-width="6.5in"/>
    </style:style>
    <style:style style:name="Table6.1" style:family="table-row">
      <style:table-row-properties style:min-row-height="7.4097in" fo:keep-together="auto"/>
    </style:style>
    <style:style style:name="Table6.A1" style:family="table-cell">
      <style:table-cell-properties style:vertical-align="" fo:padding="0.0694in" fo:border="none"/>
    </style:style>
    <style:style style:name="P1" style:family="paragraph" style:parent-style-name="Standard">
      <style:paragraph-properties fo:line-height="100%"/>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margin-top="0.1665in" fo:margin-bottom="0.1665in" loext:contextual-spacing="false" fo:line-height="100%"/>
    </style:style>
    <style:style style:name="P4" style:family="paragraph" style:parent-style-name="Standard">
      <style:paragraph-properties fo:margin-top="0.1665in" fo:margin-bottom="0.1665in" loext:contextual-spacing="false" fo:line-height="100%"/>
      <style:text-properties style:text-underline-style="solid" style:text-underline-width="auto" style:text-underline-color="font-color"/>
    </style:style>
    <style:style style:name="P5" style:family="paragraph" style:parent-style-name="Standard">
      <style:paragraph-properties fo:margin-top="0.1665in" fo:margin-bottom="0.1665in" loext:contextual-spacing="false" fo:line-height="100%"/>
      <style:text-properties fo:color="#ffffff"/>
    </style:style>
    <style:style style:name="P6" style:family="paragraph" style:parent-style-name="Standard">
      <style:paragraph-properties fo:margin-top="0.1665in" fo:margin-bottom="0.1665in" loext:contextual-spacing="false" fo:line-height="100%"/>
      <style:text-properties fo:font-style="italic" style:font-style-asian="italic"/>
    </style:style>
    <style:style style:name="P7" style:family="paragraph" style:parent-style-name="Standard" style:master-page-name="Standard">
      <style:paragraph-properties fo:margin-top="0.1665in" fo:margin-bottom="0.1665in" loext:contextual-spacing="false" fo:line-height="100%" style:page-number="1"/>
    </style:style>
    <style:style style:name="P8" style:family="paragraph" style:parent-style-name="Standard">
      <style:paragraph-properties fo:margin-left="0.5in" fo:margin-right="0in" fo:margin-top="0.1665in" fo:margin-bottom="0.1665in" loext:contextual-spacing="false" fo:line-height="100%" fo:text-indent="0in" style:auto-text-indent="false"/>
    </style:style>
    <style:style style:name="P9" style:family="paragraph" style:parent-style-name="Standard">
      <style:paragraph-properties fo:margin-left="0.5in" fo:margin-right="0in" fo:margin-top="0.1665in" fo:margin-bottom="0.1665in" loext:contextual-spacing="false" fo:line-height="100%" fo:text-indent="0in" style:auto-text-indent="false"/>
      <style:text-properties fo:font-style="italic" style:font-style-asian="italic"/>
    </style:style>
    <style:style style:name="P10" style:family="paragraph" style:parent-style-name="Standard">
      <style:paragraph-properties fo:margin-left="0.5in" fo:margin-right="0in" fo:margin-top="0.1665in" fo:margin-bottom="0.1665in" loext:contextual-spacing="false" fo:line-height="100%" fo:text-indent="0in" style:auto-text-indent="false"/>
      <style:text-properties fo:font-size="10pt" style:font-size-asian="10pt" style:font-size-complex="10pt"/>
    </style:style>
    <style:style style:name="P11" style:family="paragraph" style:parent-style-name="Standard">
      <style:paragraph-properties fo:margin-left="0in" fo:margin-right="0in" fo:margin-top="0.1665in" fo:margin-bottom="0.1665in" loext:contextual-spacing="false" fo:line-height="100%" fo:text-indent="0in" style:auto-text-indent="false"/>
    </style:style>
    <style:style style:name="P12" style:family="paragraph" style:parent-style-name="Standard">
      <style:paragraph-properties fo:margin-left="0in" fo:margin-right="0in" fo:margin-top="0.1665in" fo:margin-bottom="0.1665in" loext:contextual-spacing="false" fo:line-height="100%" fo:text-indent="0in" style:auto-text-indent="false"/>
      <style:text-properties fo:font-style="italic" style:font-style-asian="italic"/>
    </style:style>
    <style:style style:name="P13" style:family="paragraph" style:parent-style-name="Standard">
      <style:paragraph-properties fo:margin-left="0.5417in" fo:margin-right="0in" fo:margin-top="0.1665in" fo:margin-bottom="0.1665in" loext:contextual-spacing="false" fo:line-height="100%" fo:text-indent="0in" style:auto-text-indent="false"/>
    </style:style>
    <style:style style:name="P14" style:family="paragraph" style:parent-style-name="Standard">
      <style:paragraph-properties fo:margin-left="0.5in" fo:margin-right="0in" fo:margin-top="0.1665in" fo:margin-bottom="0.1665in" loext:contextual-spacing="false" fo:line-height="100%" fo:text-indent="0.5in" style:auto-text-indent="false"/>
    </style:style>
    <style:style style:name="P15" style:family="paragraph" style:parent-style-name="Standard">
      <style:paragraph-properties fo:margin-left="0.25in" fo:margin-right="0in" fo:margin-top="0.1665in" fo:margin-bottom="0.1665in" loext:contextual-spacing="false" fo:line-height="100%" fo:text-indent="0in" style:auto-text-indent="false"/>
    </style:style>
    <style:style style:name="P16" style:family="paragraph" style:parent-style-name="Standard">
      <style:paragraph-properties fo:margin-left="0in" fo:margin-right="0in" fo:margin-top="0.1665in" fo:margin-bottom="0.1665in" loext:contextual-spacing="false" fo:line-height="100%" fo:text-indent="0.5in" style:auto-text-indent="false"/>
    </style:style>
    <style:style style:name="P17" style:family="paragraph" style:parent-style-name="Standard">
      <style:paragraph-properties fo:margin-left="0.4862in" fo:margin-right="0in" fo:margin-top="0.1665in" fo:margin-bottom="0.1665in" loext:contextual-spacing="false" fo:line-height="100%" fo:text-indent="0in" style:auto-text-indent="false"/>
    </style:style>
    <style:style style:name="P18" style:family="paragraph" style:parent-style-name="Standard">
      <style:paragraph-properties fo:margin-left="0.4862in" fo:margin-right="0in" fo:margin-top="0.1665in" fo:margin-bottom="0.1665in" loext:contextual-spacing="false" fo:line-height="100%" fo:text-indent="0in" style:auto-text-indent="false"/>
      <style:text-properties fo:font-style="italic" style:font-style-asian="italic"/>
    </style:style>
    <style:style style:name="P19" style:family="paragraph" style:parent-style-name="Standard">
      <style:paragraph-properties fo:margin-left="0.75in" fo:margin-right="0in" fo:margin-top="0.1665in" fo:margin-bottom="0.1665in" loext:contextual-spacing="false" fo:line-height="100%" fo:text-indent="0in" style:auto-text-indent="false"/>
    </style:style>
    <style:style style:name="P20" style:family="paragraph" style:parent-style-name="Standard">
      <style:paragraph-properties fo:margin-left="1in" fo:margin-right="0in" fo:margin-top="0.1665in" fo:margin-bottom="0.1665in" loext:contextual-spacing="false" fo:line-height="100%" fo:text-indent="0in" style:auto-text-indent="false"/>
    </style:style>
    <style:style style:name="P21" style:family="paragraph">
      <loext:graphic-properties draw:fill="solid" draw:fill-color="#a0a0a0"/>
      <style:paragraph-properties fo:text-align="center"/>
    </style:style>
    <style:style style:name="T1" style:family="text">
      <style:text-properties fo:font-size="15pt" fo:font-weight="bold" style:font-size-asian="15pt" style:font-weight-asian="bold" style:font-size-complex="15pt"/>
    </style:style>
    <style:style style:name="T2" style:family="text">
      <style:text-properties fo:font-size="13pt" fo:font-style="italic" style:font-size-asian="13pt" style:font-style-asian="italic" style:font-size-complex="13pt"/>
    </style:style>
    <style:style style:name="T3" style:family="text">
      <style:text-properties style:text-underline-style="solid" style:text-underline-width="auto" style:text-underline-color="font-color"/>
    </style:style>
    <style:style style:name="T4" style:family="text">
      <style:text-properties fo:font-size="16pt" fo:font-weight="bold" style:font-size-asian="16pt" style:font-weight-asian="bold" style:font-size-complex="16pt"/>
    </style:style>
    <style:style style:name="T5" style:family="text">
      <style:text-properties style:font-name="Times New Roman" fo:font-size="7pt" style:font-name-asian="Times New Roman1" style:font-size-asian="7pt" style:font-name-complex="Times New Roman1" style:font-size-complex="7pt"/>
    </style:style>
    <style:style style:name="T6" style:family="text">
      <style:text-properties fo:color="#1155cc"/>
    </style:style>
    <style:style style:name="T7" style:family="text">
      <style:text-properties fo:color="#1155cc" style:text-underline-style="solid" style:text-underline-width="auto" style:text-underline-color="font-color"/>
    </style:style>
    <style:style style:name="T8" style:family="text">
      <style:text-properties fo:font-style="italic" style:font-style-asian="italic"/>
    </style:style>
    <style:style style:name="T9" style:family="text">
      <style:text-properties fo:background-color="#ea9999" loext:char-shading-value="0"/>
    </style:style>
    <style:style style:name="T10" style:family="text">
      <style:text-properties style:font-name="Verdana" style:font-name-asian="Verdana1" style:font-name-complex="Verdana1"/>
    </style:style>
    <style:style style:name="T11" style:family="text">
      <style:text-properties fo:font-weight="bold" style:font-weight-asian="bold"/>
    </style:style>
    <style:style style:name="T12" style:family="text">
      <style:text-properties fo:font-size="10pt" style:font-size-asian="10pt" style:font-size-complex="10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HOME</text:span></text:p>
      <text:p text:style-name="P3"><text:s/></text:p>
      <text:p text:style-name="P3"><text:span text:style-name="T2">The fancy way to learn how to code.</text:span></text:p>
      <text:p text:style-name="P3"><text:span text:style-name="T2"><text:s/></text:span></text:p>
      <text:p text:style-name="P3"><text:span text:style-name="T3">What is the purpose of this website?</text:span></text:p>
      <text:p text:style-name="P3">FunC aims to help people make their first steps into the programming community. It provides basic knowledge on various major programming languages. It’s up to the user to decide which one to begin with.</text:p>
      <text:p text:style-name="P3"><text:span text:style-name="T3">How do the lessons work?</text:span></text:p>
      <text:p text:style-name="P3">Every language has a list of topics that describe a phenomenon in said language. Each topic consists of the theoretical - the use, the grammar and syntax - and the practical – examples – parts. There is also a testing part, provided only to the subscribers of the page. After the user has become familiar with the phenomenon, they can move one to the next one.</text:p>
      <text:p text:style-name="P3"><text:span text:style-name="T3">Why subscribe and create a profile?</text:span></text:p>
      <text:p text:style-name="P3">When logged in your FunC profile, you have a series of advantages. First of all, you have access to personal tests in each topic of every lesson, for evaluation of your skills and further training. Also, you know at any point how far along are you in the course, and your progress is saved, so that you can continue at any moment from any device.</text:p>
      <text:p text:style-name="P3"><text:span text:style-name="T3">(Maybe premium, to be decided)</text:span></text:p>
      <text:p text:style-name="P3"><text:span text:style-name="T3">Who are we?</text:span></text:p>
      <text:p text:style-name="P3">We are a team of undergraduate students, tasked to build up their own website, with a subject of our choosing. And what better way to promote your studies than sharing your knowledge. It is, indeed, amateur work, so feel free to give us your feedback with comments and reactions on our lessons, to help us help you get the best possible experience while learning how to code.</text:p>
      <text:p text:style-name="P3"/>
      <text:p text:style-name="P3"/>
      <text:p text:style-name="P3"><text:s/></text:p>
      <text:p text:style-name="P3"/>
      <text:p text:style-name="P3"/>
      <text:p text:style-name="P3"/>
      <text:p text:style-name="P3"/>
      <text:p text:style-name="P3">Μετάφραση:</text:p>
      <text:p text:style-name="P3"/>
      <text:p text:style-name="P3"><text:span text:style-name="T3">Ποιος είναι ο σκοπός αυτής της ιστοσελίδας;</text:span></text:p>
      <text:p text:style-name="P3"><text:soft-page-break/>Η FunC έχει ως στόχο να βοηθήσει τους ανθρώπους να κάνουν τα πρώτα τους βήματα στην κοινότητα προγραμματισμού. Παρέχει βασικές γνώσεις σε διάφορες μεγάλες γλώσσες προγραμματισμού. Είναι στο χέρι του χρήστη να αποφασίσει με ποια θα ξεκινήσει.</text:p>
      <text:p text:style-name="P3"><text:span text:style-name="T3">Πώς λειτουργούν τα μαθήματα;</text:span></text:p>
      <text:p text:style-name="P3">Κάθε γλώσσα έχει μια λίστα θεμάτων που περιγράφουν ένα φαινόμενο στην εν λόγω γλώσσα. Κάθε θέμα αποτελείται από τα θεωρητικά - τη χρήση, τη γραμματική και τη σύνταξη - και τα πρακτικά - παραδείγματα - μέρη. Υπάρχει επίσης ένα τμήμα δοκιμών, που παρέχεται μόνο στους συνδρομητές της σελίδας. Αφού ο χρήστης εξοικειωθεί με το φαινόμενο, μπορεί να μετακινήσει το ένα στο επόμενο</text:p>
      <text:p text:style-name="P3"><text:span text:style-name="T3"><text:s/>Γιατί να εγγραφείτε και να δημιουργήσετε ένα προφίλ;</text:span></text:p>
      <text:p text:style-name="P3">Όταν είστε συνδεδεμένοι στο προφίλ FunC σας, έχετε μια σειρά από πλεονεκτήματα. Πρώτα απ 'όλα, έχετε πρόσβαση σε προσωπικές δοκιμές σε κάθε θέμα κάθε μαθήματος, για την αξιολόγηση των δεξιοτήτων σας και την περαιτέρω κατάρτιση. Επίσης, γνωρίζετε σε οποιοδήποτε σημείο πόσο μακριά είστε στην πορεία, και η πρόοδός σας αποθηκεύεται, έτσι ώστε να μπορείτε να συνεχίσετε ανά πάσα στιγμή από οποιαδήποτε συσκευή.</text:p>
      <text:p text:style-name="P3"><text:span text:style-name="T3">Ποιοι είμαστε εμείς;</text:span></text:p>
      <text:p text:style-name="P3">Είμαστε μια ομάδα προπτυχιακών φοιτητών, με εργασία να δημιουργήσουμε τη δική μας ιστοσελίδα, με ένα θέμα της επιλογής μας. Και τι καλύτερος τρόπος για να προωθήσουμε τις σπουδές μας από την ανταλλαγή των γνώσεών μας. Είναι ερασιτεχνική εργασία, έτσι αισθανθείτε ελεύθεροι να μας δώσετε σχόλια και τις αντιδράσεις στα μαθήματά μας, για να μας βοηθήσετε να πάρετε την καλύτερη δυνατή εμπειρία μαθαίνοντας πως να προγραμματίσετε.</text:p>
      <text:p text:style-name="P3"/>
      <text:p text:style-name="P3"><text:s/></text:p>
      <text:p text:style-name="P3"><text:s/></text:p>
      <text:p text:style-name="P3"><text:s/></text:p>
      <text:p text:style-name="P3"><text:s/></text:p>
      <text:p text:style-name="P3"><text:s/></text:p>
      <text:p text:style-name="P3"><text:span text:style-name="T4">Java Course</text:span></text:p>
      <text:p text:style-name="P3"><text:span text:style-name="T3">Introduction</text:span></text:p>
      <text:p text:style-name="P3"><text:span text:style-name="T3"><text:s/></text:span></text:p>
      <text:p text:style-name="P3">A few words about Java</text:p>
      <text:p text:style-name="P3"><text:span text:style-name="T3"><text:s/></text:span></text:p>
      <text:p text:style-name="P3">Java is a high level, modern programming language designed in the early 1990s by Sun Microsystems, and currently owned by Oracle. It currently is one of the most wide-spread programming languages.</text:p>
      <text:p text:style-name="P3">Java is an object-oriented languages, which means that it uses the terms of classes and objects. It is also portable, so you only have to write the program once to able to run it on a number of different platforms.</text:p>
      <text:p text:style-name="P3"><text:s/></text:p>
      <text:p text:style-name="P3">Why use Java?</text:p>
      <text:p text:style-name="P3"><text:s text:c="20"/><text:tab/></text:p>
      <text:p text:style-name="P8">·<text:span text:style-name="T5"> <text:s text:c="8"/></text:span>Java works on different platforms (Windows, Mac, Linux, Raspberry Pi, etc.)</text:p>
      <text:p text:style-name="P8"><text:soft-page-break/>·<text:span text:style-name="T5"> <text:s text:c="8"/></text:span>It is one of the most popular programming language in the world</text:p>
      <text:p text:style-name="P8">·<text:span text:style-name="T5"> <text:s text:c="8"/></text:span>It is easy to learn and simple to use</text:p>
      <text:p text:style-name="P8">·<text:span text:style-name="T5"> <text:s text:c="8"/></text:span>It is open-source and free</text:p>
      <text:p text:style-name="P8">·<text:span text:style-name="T5"> <text:s text:c="8"/></text:span>It is secure, fast and powerful</text:p>
      <text:p text:style-name="P8">·<text:span text:style-name="T5"> <text:s text:c="8"/></text:span>It has a huge community support (tens of millions of developers)</text:p>
      <text:p text:style-name="P8">·<text:span text:style-name="T5"> <text:s text:c="8"/></text:span>Java is an object oriented language which gives a clear structure to programs and allows code to be reused, lowering development costs</text:p>
      <text:p text:style-name="P8">·<text:span text:style-name="T5"> <text:s text:c="8"/></text:span>As Java is close to<text:a xlink:type="simple" xlink:href="https://www.w3schools.com/cpp/default.asp" text:style-name="ListLabel_20_1" text:visited-style-name="ListLabel_20_1"> </text:a><text:a xlink:type="simple" xlink:href="https://www.w3schools.com/cpp/default.asp" text:style-name="ListLabel_20_2" text:visited-style-name="ListLabel_20_2"><text:span text:style-name="T6">C++</text:span></text:a> and<text:a xlink:type="simple" xlink:href="https://www.w3schools.com/cs/default.asp" text:style-name="ListLabel_20_1" text:visited-style-name="ListLabel_20_1"> </text:a><text:a xlink:type="simple" xlink:href="https://www.w3schools.com/cs/default.asp" text:style-name="ListLabel_20_2" text:visited-style-name="ListLabel_20_2"><text:span text:style-name="T6">C#</text:span></text:a>, it makes it easy for programmers to switch to Java or vice versa</text:p>
      <text:p text:style-name="P3"/>
      <text:p text:style-name="P3"><text:s/></text:p>
      <text:p text:style-name="P3"/>
      <text:p text:style-name="P3"/>
      <text:p text:style-name="P3">Μετάφραση:</text:p>
      <text:p text:style-name="P3"><text:span text:style-name="T3">Εισαγωγή</text:span></text:p>
      <text:p text:style-name="P3">Λίγα λόγια για την Java</text:p>
      <text:p text:style-name="P3">Η Java είναι μία σύγχρονη και υψηλού επιπέδου γλώσσα προγραμματισμού που σχεδιάστηκε στις αρχές της δεκαετίας του 1990 από την Sun Microsystems, και σήμερα ανήκει στην oracle. Επί του παρόντος, είναι μία από τις πιο ευρείες γλώσσες προγραμματισμού.</text:p>
      <text:p text:style-name="P3">Η Java είναι μία αντικειμενοστραφής γλώσσα, πράγμα που σημαίνει ότι χρησιμοποιεί τους όρους των κλάσεων και αντικειμένων. Είναι επίσης φορητή, έτσι αρκεί μόνο να γράψετε το πρόγραμμα μιά φορά για να το τρέξετε σε διάφορες διαφορετικές πλατφόρμες.</text:p>
      <text:p text:style-name="P3">Γιατί να χρησιμοποιήσετε java;</text:p>
      <text:p text:style-name="P3"/>
      <text:p text:style-name="P3">· Η Java λειτουργεί σε διαφορετικές πλατφόρμες (Windows, Mac, Linux, Raspberry Pi, κ.λπ.)</text:p>
      <text:p text:style-name="P3">· Είναι μια από τις πιο δημοφιλείς γλώσσες προγραμματισμού στον κόσμο</text:p>
      <text:p text:style-name="P3">· Είναι εύκολη στην εκμάθηση και απλό στη χρήση</text:p>
      <text:p text:style-name="P3">· Είναι ανοικτού κώδικα και δωρεάν</text:p>
      <text:p text:style-name="P3">· Είναι ασφαλής, γρήγορη και ισχυρή</text:p>
      <text:p text:style-name="P3">· Έχει τεράστια υποστήριξη από την κοινότητα (δεκάδες εκατομμύρια προγραμματιστές)</text:p>
      <text:p text:style-name="P3"><text:soft-page-break/>· Η Java είναι μία αντικείμενο-προσανατολισμένη γλώσσα που δίνει μια σαφή δομή στα προγράμματα και επιτρέπει την επαναχρησιμοποίηση του κώδικα, μειώνοντας το κόστος ανάπτυξης</text:p>
      <text:p text:style-name="P11">· Δεδομένου ότι η Java είναι κοντά σε C++ και C#, το καθιστά εύκολο για τους προγραμματιστές να μεταπηδήσουν στην Java ή αντίστροφα</text:p>
      <text:p text:style-name="P3"/>
      <text:p text:style-name="P4"/>
      <text:p text:style-name="P4"/>
      <text:p text:style-name="P4"/>
      <text:p text:style-name="P4"/>
      <text:p text:style-name="P4"/>
      <text:p text:style-name="P3"><text:span text:style-name="T3">Main</text:span></text:p>
      <text:p text:style-name="P3"><text:s/></text:p>
      <text:p text:style-name="P3">//In Java, every line of code that can actually run needs to be inside a Class.</text:p>
      <text:p text:style-name="P3">In Java, each application has an entry point or a starting point which is a method called Main.</text:p>
      <text:p text:style-name="P3">To run our program the main method must be identical to this signature:</text:p>
      <text:p text:style-name="P3"><text:s/></text:p>
      <text:p text:style-name="P3"><text:s text:c="20"/><text:tab/><text:span text:style-name="T8">public static void main(String[] args)</text:span></text:p>
      <text:p text:style-name="P3"><text:span text:style-name="T8"><text:s/></text:span></text:p>
      <text:p text:style-name="P3">Every single word in this signature has a meaning</text:p>
      <text:p text:style-name="P3">-public: Everyone can access it.</text:p>
      <text:p text:style-name="P3">-static: Method can be run without creating an instance of the class containing the main method.</text:p>
      <text:p text:style-name="P3">-void: Method doesn’t return any value.</text:p>
      <text:p text:style-name="P3">-main: The name of the method.</text:p>
      <text:p text:style-name="P3"><text:s/></text:p>
      <text:p text:style-name="P3"><text:span text:style-name="T8">Tip:</text:span> In some coding environments, if you type psvm it replaces itself with the signature of the main method. <text:s text:c="7"/><text:tab/>(αν γινεται σε συννεφακι ή κατι τετοιο)</text:p>
      <text:p text:style-name="P3"><text:s/></text:p>
      <text:p text:style-name="P3"><text:soft-page-break/>When you open a coding environment, it is very possible that the following code will be written</text:p>
      <text:p text:style-name="P3"><text:s/></text:p>
      <text:p text:style-name="P3"><text:span text:style-name="T8">public class MyClass {</text:span></text:p>
      <text:p text:style-name="P3"><text:span text:style-name="T8"><text:s text:c="2"/>public static void main(String[] args) {</text:span></text:p>
      <text:p text:style-name="P3"><text:span text:style-name="T8"><text:s text:c="4"/>System.out.println("Hello World");</text:span></text:p>
      <text:p text:style-name="P3"><text:span text:style-name="T8"><text:s text:c="2"/>}</text:span></text:p>
      <text:p text:style-name="P3"><text:span text:style-name="T8">}</text:span></text:p>
      <text:p text:style-name="P3">If you run the program, the first instruction to be executed will be the first line inside the main, so the console will print the message <text:span text:style-name="T8">Hello world.</text:span></text:p>
      <text:p text:style-name="P3"><text:s/>Μετάφραση:</text:p>
      <text:p text:style-name="P3"><text:span text:style-name="T3">Main</text:span></text:p>
      <text:p text:style-name="P3">//Στην Java, κάθε γραμμή κώδικα που μπορεί να τρέξει πρέπει να είναι μέσα σε μια κλάση.</text:p>
      <text:p text:style-name="P3">Στην Java, κάθε εφαρμογή έχει ένα σημείο εισόδου ή ένα σημείο εκκίνησης που είναι μια μέθοδος που ονομάζεται Main.</text:p>
      <text:p text:style-name="P3">Για να εκτελέσετε το πρόγραμμά μας, η κύρια μέθοδος πρέπει να είναι ίδια με αυτή την υπογραφή:</text:p>
      <text:p text:style-name="P3"><text:s text:c="20"/><text:tab/><text:span text:style-name="T8">public static void main(String[] args)</text:span></text:p>
      <text:p text:style-name="P3"/>
      <text:p text:style-name="P3">Κάθε λέξη σε αυτή την υπογραφή έχει νόημα:</text:p>
      <text:p text:style-name="P3">-public: Ο καθένας μπορεί να έχει πρόσβαση σε αυτό.</text:p>
      <text:p text:style-name="P3">-static: Η μέθοδος μπορεί να εκτελεστεί χωρίς τη δημιουργία μιας παρουσίας της κλάσης που περιέχει την κύρια μέθοδο.</text:p>
      <text:p text:style-name="P3">-void: Η μέθοδος δεν επιστρέφει καμία τιμή.</text:p>
      <text:p text:style-name="P3">-main: Το όνομα της μεθόδου.</text:p>
      <text:p text:style-name="P3"/>
      <text:p text:style-name="P3">Συμβουλή: Σε ορισμένα περιβάλλοντα κωδικοποίησης, εάν πληκτρολογήσετε psvm αντικαθίσταται με την υπογραφή της κύριας μεθόδου. <text:tab/></text:p>
      <text:p text:style-name="P3">(αν γινεται σε συννεφακι ή κατι τετοιο)</text:p>
      <text:p text:style-name="P3">Όταν ανοίγετε ένα περιβάλλον κωδικοποίησης, είναι πολύ πιθανό να συναντήσετε τον παρακάτω κώδικα.</text:p>
      <text:p text:style-name="P3"><text:soft-page-break/><text:span text:style-name="T8">public class MyClass {</text:span></text:p>
      <text:p text:style-name="P3"><text:span text:style-name="T8"><text:s text:c="2"/>public static void main(String[] args) {</text:span></text:p>
      <text:p text:style-name="P3"><text:span text:style-name="T8"><text:s text:c="4"/>System.out.println("Hello World");</text:span></text:p>
      <text:p text:style-name="P3"><text:span text:style-name="T8"><text:s text:c="2"/>}</text:span></text:p>
      <text:p text:style-name="P3"><text:span text:style-name="T8">}</text:span></text:p>
      <text:p text:style-name="P3">Αν τρέξεις το πρόγραμμα, η πρώτη εντολή που θα εκτελεστεί θα είναι η πρώτη σειρά μέσα στην main, οπότε η console θα εκτυπώσει το μήνυμα Hello World<text:span text:style-name="T8">.</text:span></text:p>
      <text:p text:style-name="P3"><text:span text:style-name="T3">Print Instructions</text:span></text:p>
      <text:p text:style-name="P3">print() as a method in Java is used to display a text on the console. This text is passed as the parameter to this method in the form of String.</text:p>
      <text:p text:style-name="P3">//This method prints the text on the console and the cursor remains at the end of the text at the console. The next printing takes place from just here.</text:p>
      <text:p text:style-name="P3"><text:s/></text:p>
      <text:p text:style-name="P3">Various print() methods are included in the <text:span text:style-name="T8">java.io.*</text:span> <text:s/>library:</text:p>
      <text:p text:style-name="P8">·<text:span text:style-name="T5"> <text:s text:c="8"/></text:span><text:span text:style-name="T8">void print(boolean b)</text:span> – Prints a boolean value.</text:p>
      <text:p text:style-name="P8">·<text:span text:style-name="T5"> <text:s text:c="8"/></text:span><text:span text:style-name="T8">void print(char c)</text:span> – Prints a character.</text:p>
      <text:p text:style-name="P8">·<text:span text:style-name="T5"> <text:s text:c="8"/></text:span><text:span text:style-name="T8">void print(char[] s)</text:span> – Prints an array of characters.</text:p>
      <text:p text:style-name="P8">·<text:span text:style-name="T5"> <text:s text:c="8"/></text:span><text:span text:style-name="T8">void print(double d)</text:span> – Prints a double-precision floating-point number.</text:p>
      <text:p text:style-name="P8">·<text:span text:style-name="T5"> <text:s text:c="8"/></text:span><text:span text:style-name="T8">void print(float f)</text:span> – Prints a floating-point number.</text:p>
      <text:p text:style-name="P8">·<text:span text:style-name="T5"> <text:s text:c="8"/></text:span><text:span text:style-name="T8">void print(int i)</text:span> – Prints an integer.</text:p>
      <text:p text:style-name="P8">·<text:span text:style-name="T5"> <text:s text:c="8"/></text:span><text:span text:style-name="T8">void print(long l)</text:span> – Prints a long integer.</text:p>
      <text:p text:style-name="P8">·<text:span text:style-name="T5"> <text:s text:c="8"/></text:span><text:span text:style-name="T8">void print(Object obj)</text:span> – Prints an object.</text:p>
      <text:p text:style-name="P8">·<text:span text:style-name="T5"> <text:s text:c="8"/></text:span><text:span text:style-name="T8">void print(String s)</text:span> – Prints a string.</text:p>
      <text:p text:style-name="P3"><text:s/></text:p>
      <text:p text:style-name="P3">For example the program:</text:p>
      <text:p text:style-name="P3"><text:s/></text:p>
      <table:table table:name="Table1" table:style-name="Table1">
        <table:table-column table:style-name="Table1.A"/>
        <table:table-row table:style-name="Table1.1">
          <table:table-cell table:style-name="Table1.A1" office:value-type="string">
            <text:p text:style-name="P3"><text:span text:style-name="T8">import java.io.*; <text:s text:c="2"/></text:span></text:p>
            <text:p text:style-name="P3"><text:span text:style-name="T8">class GFG {</text:span></text:p>
            <text:p text:style-name="P3"><text:span text:style-name="T8"><text:s text:c="4"/>public static void main(String[] args)</text:span></text:p>
            <text:p text:style-name="P3"><text:span text:style-name="T8"><text:s text:c="4"/>{ <text:s text:c="2"/></text:span></text:p>
            <text:p text:style-name="P3"><text:span text:style-name="T8"><text:s text:c="8"/>System.out.print("phrase 1");</text:span></text:p>
            <text:p text:style-name="P3"><text:span text:style-name="T8"><text:s/></text:span></text:p>
            <text:p text:style-name="P3"><text:span text:style-name="T8"><text:s text:c="8"/>System.out.print("phrase 2");</text:span></text:p>
            <text:p text:style-name="P3"><text:span text:style-name="T8"><text:s text:c="4"/>}</text:span></text:p>
            <text:p text:style-name="P3"><text:span text:style-name="T8">}</text:span></text:p>
          </table:table-cell>
        </table:table-row>
      </table:table>
      <text:p text:style-name="P5"><text:soft-page-break/></text:p>
      <text:p text:style-name="P3">Will have an output in the console:</text:p>
      <text:p text:style-name="P3"><text:span text:style-name="T8">phrase 1phrase 2</text:span></text:p>
      <text:p text:style-name="P3"><text:s/></text:p>
      <text:p text:style-name="P3">How do we fix that?</text:p>
      <text:p text:style-name="P3">We use the method <text:span text:style-name="T8">println()</text:span> instead.</text:p>
      <text:p text:style-name="P3"><text:s/></text:p>
      <text:p text:style-name="P3">The difference:</text:p>
      <text:p text:style-name="P13">·<text:span text:style-name="T5"> <text:s text:c="8"/></text:span>print() method prints the text on the console and the cursor remains at the end of the text at the console. The next printing takes place from just here.</text:p>
      <text:p text:style-name="P13">·<text:span text:style-name="T5"> <text:s text:c="8"/></text:span>println() method prints the text on the console and the cursor remains at the start of the next line at the console. The next printing takes place from next line.</text:p>
      <text:p text:style-name="P3"><text:s/></text:p>
      <text:p text:style-name="P3">For example the program:</text:p>
      <text:p text:style-name="P3"><text:s/></text:p>
      <table:table table:name="Table2" table:style-name="Table2">
        <table:table-column table:style-name="Table2.A"/>
        <table:table-row table:style-name="Table2.1">
          <table:table-cell table:style-name="Table2.A1" office:value-type="string">
            <text:p text:style-name="P3"><text:span text:style-name="T8">import java.io.*; <text:s text:c="2"/></text:span></text:p>
            <text:p text:style-name="P3"><text:span text:style-name="T8">class GFG {</text:span></text:p>
            <text:p text:style-name="P3"><text:span text:style-name="T8"><text:s text:c="4"/>public static void main(String[] args)</text:span></text:p>
            <text:p text:style-name="P3"><text:span text:style-name="T8"><text:s text:c="4"/>{ <text:s text:c="2"/></text:span></text:p>
            <text:p text:style-name="P3"><text:span text:style-name="T8"><text:s text:c="8"/>System.out.println("phrase 1");</text:span></text:p>
            <text:p text:style-name="P3"><text:span text:style-name="T8"><text:s/></text:span></text:p>
            <text:p text:style-name="P3"><text:span text:style-name="T8"><text:s text:c="8"/>System.out.println("phrase 2");</text:span></text:p>
            <text:p text:style-name="P3"><text:span text:style-name="T8"><text:s text:c="4"/>}</text:span></text:p>
            <text:p text:style-name="P3"><text:span text:style-name="T8">}</text:span></text:p>
          </table:table-cell>
        </table:table-row>
      </table:table>
      <text:p text:style-name="P5"/>
      <text:p text:style-name="P3">Will have an output in the console:</text:p>
      <text:p text:style-name="P3"><text:span text:style-name="T8">phrase 1</text:span></text:p>
      <text:p text:style-name="P3"><text:span text:style-name="T8">phrase 2</text:span></text:p>
      <text:p text:style-name="P3"><text:span text:style-name="T8"><text:s/></text:span></text:p>
      <text:p text:style-name="P3"/>
      <text:p text:style-name="P3">Μετάφραση:</text:p>
      <text:p text:style-name="P3"><text:span text:style-name="T3">Οδηγίες Εκτύπωσης</text:span></text:p>
      <text:p text:style-name="P3">Η print() ως μέθοδος στην Java χρησιμοποιείται για την εμφάνιση ενός κειμένου στην κονσόλα. Αυτό το κείμενο μεταβιβάζεται ως παράμετρος σε αυτήν τη μέθοδο με τη μορφή String.</text:p>
      <text:p text:style-name="P3">Αυτή η μέθοδος εκτυπώνει το κείμενο στην κονσόλα και ο δρομέας παραμένει στο τέλος του κειμένου. Η επόμενη εκτύπωση λαμβάνει χώρα από εδώ.</text:p>
      <text:p text:style-name="P3"><text:soft-page-break/>Στην Java, κάθε γραμμή κώδικα που μπορεί πραγματικά να τρέξει πρέπει να είναι μέσα σε μια κατηγορία.</text:p>
      <text:p text:style-name="P3">Διάφορες μέθοδοι εκτύπωσης περιλαμβάνονται στη βιβλιοθήκη java.io.*:</text:p>
      <text:p text:style-name="P8">·<text:span text:style-name="T5"> <text:s text:c="8"/></text:span><text:span text:style-name="T8">void print(boolean b)</text:span> – Εκτυπώνει μία μεταβλητή τύπου boolean.</text:p>
      <text:p text:style-name="P8">·<text:span text:style-name="T5"> <text:s text:c="8"/></text:span><text:span text:style-name="T8">void print(char c)</text:span> – Εκτυπώνει έναν χαρακτήρα.</text:p>
      <text:p text:style-name="P8">·<text:span text:style-name="T5"> <text:s text:c="8"/></text:span><text:span text:style-name="T8">void print(char[] s)</text:span> – Εκτυπώνει έναν πίνακα από χαρακτήρες.</text:p>
      <text:p text:style-name="P8">·<text:span text:style-name="T5"> <text:s text:c="8"/></text:span><text:span text:style-name="T8">void print(double d)</text:span> – Εκτυπώνει έναν αριθμό διπλής ακρίβειας.</text:p>
      <text:p text:style-name="P8">·<text:span text:style-name="T5"> <text:s text:c="8"/></text:span><text:span text:style-name="T8">void print(float f)</text:span> – Εκτυπώνει έναν πραγματικό αριθμό.</text:p>
      <text:p text:style-name="P8">·<text:span text:style-name="T5"> <text:s text:c="8"/></text:span><text:span text:style-name="T8">void print(int i)</text:span> – Εκτυπώνει έναν ακέραιο.</text:p>
      <text:p text:style-name="P8">·<text:span text:style-name="T5"> <text:s text:c="8"/></text:span><text:span text:style-name="T8">void print(long l)</text:span> – Εκτυπώνει έναν <text:span text:style-name="T9">long</text:span> ακέραιο.</text:p>
      <text:p text:style-name="P8">·<text:span text:style-name="T5"> <text:s text:c="8"/></text:span><text:span text:style-name="T8">void print(Object obj)</text:span> – Εκτυπώνει ένα αντικείμενο.</text:p>
      <text:p text:style-name="P8">·<text:span text:style-name="T5"> <text:s text:c="8"/></text:span><text:span text:style-name="T8">void print(String s)</text:span> – Εκτυπώνει ένα string.</text:p>
      <text:p text:style-name="P3"/>
      <text:p text:style-name="P3">Για παράδειγμα το πρόγραμμα:</text:p>
      <table:table table:name="Table3" table:style-name="Table3">
        <table:table-column table:style-name="Table3.A"/>
        <table:table-row table:style-name="Table3.1">
          <table:table-cell table:style-name="Table3.A1" office:value-type="string">
            <text:p text:style-name="P3"><text:span text:style-name="T8">import java.io.*; <text:s text:c="2"/></text:span></text:p>
            <text:p text:style-name="P3"><text:span text:style-name="T8">class GFG {</text:span></text:p>
            <text:p text:style-name="P3"><text:span text:style-name="T8"><text:s text:c="4"/>public static void main(String[] args)</text:span></text:p>
            <text:p text:style-name="P3"><text:span text:style-name="T8"><text:s text:c="4"/>{ <text:s text:c="2"/></text:span></text:p>
            <text:p text:style-name="P3"><text:span text:style-name="T8"><text:s text:c="8"/>System.out.print("phrase 1");</text:span></text:p>
            <text:p text:style-name="P3"><text:span text:style-name="T8"><text:s/></text:span></text:p>
            <text:p text:style-name="P3"><text:span text:style-name="T8"><text:s text:c="8"/>System.out.print("phrase 2");</text:span></text:p>
            <text:p text:style-name="P3"><text:span text:style-name="T8"><text:s text:c="4"/>}</text:span></text:p>
            <text:p text:style-name="P3"><text:span text:style-name="T8">}</text:span></text:p>
          </table:table-cell>
        </table:table-row>
      </table:table>
      <text:p text:style-name="P5"/>
      <text:p text:style-name="P3">Θα έχει ως έξοδο στην κονσόλα:</text:p>
      <text:p text:style-name="P3"><text:span text:style-name="T8">phrase 1phrase 2</text:span></text:p>
      <text:p text:style-name="P3"><text:s/></text:p>
      <text:p text:style-name="P3">Πώς θα το διορθώσουμε αυτό;</text:p>
      <text:p text:style-name="P3">Χρησιμοποιούμε τη μέθοδο println() αντ 'αυτού.</text:p>
      <text:p text:style-name="P3"/>
      <text:p text:style-name="P3">Η διαφορά:</text:p>
      <text:p text:style-name="P3">· Print() μέθοδος εκτυπώνει το κείμενο στην κονσόλα και ο δρομέας παραμένει στο τέλος του κειμένου. Η επόμενη εκτύπωση λαμβάνει χώρα από εδώ.</text:p>
      <text:p text:style-name="P3">· Println() μέθοδος εκτυπώνει το κείμενο στην κονσόλα και ο δρομέας παραμένει στην αρχή της επόμενης γραμμής. Η επόμενη εκτύπωση πραγματοποιείται από την επόμενη γραμμή.</text:p>
      <text:p text:style-name="P3"><text:soft-page-break/></text:p>
      <text:p text:style-name="P3">Για παράδειγμα το πρόγραμμα:</text:p>
      <table:table table:name="Table4" table:style-name="Table4">
        <table:table-column table:style-name="Table4.A"/>
        <table:table-row table:style-name="Table4.1">
          <table:table-cell table:style-name="Table4.A1" office:value-type="string">
            <text:p text:style-name="P3"><text:span text:style-name="T8">import java.io.*; <text:s text:c="2"/></text:span></text:p>
            <text:p text:style-name="P3"><text:span text:style-name="T8">class GFG {</text:span></text:p>
            <text:p text:style-name="P3"><text:span text:style-name="T8"><text:s text:c="4"/>public static void main(String[] args)</text:span></text:p>
            <text:p text:style-name="P3"><text:span text:style-name="T8"><text:s text:c="4"/>{ <text:s text:c="2"/></text:span></text:p>
            <text:p text:style-name="P3"><text:span text:style-name="T8"><text:s text:c="8"/>System.out.println("phrase 1");</text:span></text:p>
            <text:p text:style-name="P3"><text:span text:style-name="T8"><text:s/></text:span></text:p>
            <text:p text:style-name="P3"><text:span text:style-name="T8"><text:s text:c="8"/>System.out.println("phrase 2");</text:span></text:p>
            <text:p text:style-name="P3"><text:span text:style-name="T8"><text:s text:c="4"/>}</text:span></text:p>
            <text:p text:style-name="P3"><text:span text:style-name="T8">}</text:span></text:p>
          </table:table-cell>
        </table:table-row>
      </table:table>
      <text:p text:style-name="P5"/>
      <text:p text:style-name="P3">Θα έχεις ως έξοδο στην κονσόλα:</text:p>
      <text:p text:style-name="P3"><text:span text:style-name="T8">phrase 1</text:span></text:p>
      <text:p text:style-name="P3"><text:span text:style-name="T8">phrase 2</text:span></text:p>
      <text:p text:style-name="P4"/>
      <text:p text:style-name="P3"/>
      <text:p text:style-name="P3"/>
      <text:p text:style-name="P3"/>
      <text:p text:style-name="P3"/>
      <text:p text:style-name="P3"><text:span text:style-name="T3">Comments</text:span></text:p>
      <text:p text:style-name="P3">Comments can be used to explain Java code, and to make it more readable. It can also be used to prevent execution when testing alternative code.</text:p>
      <text:p text:style-name="P3"><text:s/></text:p>
      <text:p text:style-name="P8">·<text:span text:style-name="T5"> <text:s text:c="8"/></text:span>Single-line comments start with two forward slashes (//).</text:p>
      <text:p text:style-name="P8">Any text between // and the end of the line is ignored by Java (will not be executed).</text:p>
      <text:p text:style-name="P3"><text:s/></text:p>
      <text:p text:style-name="P8">For example:</text:p>
      <text:p text:style-name="P3"><text:s/></text:p>
      <text:p text:style-name="P8">// This is a comment</text:p>
      <text:p text:style-name="P8">System.out.println("Hello World");</text:p>
      <text:p text:style-name="P3"><text:s/></text:p>
      <text:p text:style-name="P8">The console will only print:</text:p>
      <text:p text:style-name="P8"><text:soft-page-break/><text:span text:style-name="T8">Hello world</text:span></text:p>
      <text:p text:style-name="P3"><text:s/></text:p>
      <text:p text:style-name="P8">·<text:span text:style-name="T5"> <text:s text:c="8"/></text:span>Multi-line comments start with /* and ends with */.</text:p>
      <text:p text:style-name="P8">Any text between /* and */ will be ignored by Java.</text:p>
      <text:p text:style-name="P8"><text:s/></text:p>
      <text:p text:style-name="P8">For example:</text:p>
      <text:p text:style-name="P8"><text:s/></text:p>
      <text:p text:style-name="P8">/* The code below will print the words Hello World</text:p>
      <text:p text:style-name="P8">to the screen, and it is amazing */</text:p>
      <text:p text:style-name="P8">System.out.println("Hello World");</text:p>
      <text:p text:style-name="P8"><text:s/></text:p>
      <text:p text:style-name="P8">The console will only print:</text:p>
      <text:p text:style-name="P8"><text:span text:style-name="T8">Hello world</text:span></text:p>
      <text:p text:style-name="P8"><text:s/></text:p>
      <text:p text:style-name="P3"><text:span text:style-name="T10"><text:s/></text:span></text:p>
      <text:p text:style-name="P8">·<text:span text:style-name="T5"> <text:s text:c="8"/></text:span>Documentation Comments</text:p>
      <text:p text:style-name="P8"/>
      <text:p text:style-name="P8">Documentation comments are special comments that have the appearance of multi-line comments, with the difference being that they generate external documentation of your source code. These begin with a forward slash followed by two asterisks, and end with an asterisk followed by a forward slash.</text:p>
      <text:p text:style-name="P8"/>
      <text:p text:style-name="P8">Example:</text:p>
      <text:p text:style-name="P8"><text:s/></text:p>
      <text:p text:style-name="P8"><text:span text:style-name="T8">/** This is a documentation comment */</text:span></text:p>
      <text:p text:style-name="P9"/>
      <text:p text:style-name="P8">Example:</text:p>
      <text:p text:style-name="P8"><text:soft-page-break/></text:p>
      <text:p text:style-name="P8"><text:span text:style-name="T8">/** This is also a</text:span></text:p>
      <text:p text:style-name="P8"><text:span text:style-name="T8">documentation comment */</text:span></text:p>
      <text:p text:style-name="P9"/>
      <text:p text:style-name="P8">Javadoc is a tool which comes with JDK and it is used for generating Java code documentation in HTML format from Java source code which has required documentation in a predefined format.</text:p>
      <text:p text:style-name="P8"/>
      <text:p text:style-name="P8">When a documentation comment begins with more than two asterisks, Javadoc assumes that you want to create a "box" around the comment in the source code. It simply ignores the extra asterisks.</text:p>
      <text:p text:style-name="P8"/>
      <text:p text:style-name="P8">For example:</text:p>
      <text:p text:style-name="P8"><text:s/></text:p>
      <text:p text:style-name="P8"><text:span text:style-name="T8">/**********************</text:span></text:p>
      <text:p text:style-name="P9"/>
      <text:p text:style-name="P8"><text:span text:style-name="T8">This is the start of a method</text:span></text:p>
      <text:p text:style-name="P9"/>
      <text:p text:style-name="P8"><text:span text:style-name="T8">***********************/</text:span></text:p>
      <text:p text:style-name="P8"><text:span text:style-name="T8">System.out.print(“Hello world”);</text:span></text:p>
      <text:p text:style-name="P8"><text:span text:style-name="T8"><text:s/></text:span></text:p>
      <text:p text:style-name="P8">The console will only print:</text:p>
      <text:p text:style-name="P8"><text:span text:style-name="T8">Hello world</text:span></text:p>
      <text:p text:style-name="P8"><text:span text:style-name="T8"><text:s/></text:span></text:p>
      <text:p text:style-name="P9"/>
      <text:p text:style-name="P11">Μετάφραση</text:p>
      <text:p text:style-name="P11"><text:span text:style-name="T3">Σχόλια</text:span></text:p>
      <text:p text:style-name="P11">Τα σχόλια μπορούν να χρησιμοποιηθούν για να εξηγήσουν τον κώδικα της Java, και για να τον καταστήσουν πιό αναγνώσιμο. Μπορεί επίσης να χρησιμοποιηθεί για την πρόληψη της εκτέλεσης κατά τη δοκιμή εναλλακτικού κώδικα.</text:p>
      <text:p text:style-name="P8"><text:soft-page-break/><text:span text:style-name="T5"><text:s text:c="6"/></text:span>· Τα σχόλια μιας γραμμής ξεκινούν με δύο καθέτους προς τα εμπρός (//).</text:p>
      <text:p text:style-name="P14">Οποιοδήποτε κείμενο μεταξύ // και το τέλος της γραμμής παραβλέπεται από την java (δεν θα εκτελεστεί).</text:p>
      <text:p text:style-name="P3"><text:s/></text:p>
      <text:p text:style-name="P8">Για παράδειγμα:</text:p>
      <text:p text:style-name="P8"/>
      <text:p text:style-name="P8">// Αυτό είναι ένα σχόλιο</text:p>
      <text:p text:style-name="P8">System.out.println("Hello World");</text:p>
      <text:p text:style-name="P3"><text:s/></text:p>
      <text:p text:style-name="P8">Η κονσόλα θα εκτυπώσει:</text:p>
      <text:p text:style-name="P8"><text:span text:style-name="T8">Hello world</text:span></text:p>
      <text:p text:style-name="P9"/>
      <text:p text:style-name="P8"><text:span text:style-name="T8">· Σχόλια τεκμηρίωσης</text:span></text:p>
      <text:p text:style-name="P8"><text:span text:style-name="T8">Αυτή η μέθοδος εκτυπώνει το κείμενο στην κονσόλα και ο δρομέας παραμένει στο τέλος του κειμένου στην κονσόλα. Η επόμενη εκτύπωση λαμβάνει χώρα από εδώ.</text:span></text:p>
      <text:p text:style-name="P8"><text:span text:style-name="T8">Τα σχόλια τεκμηρίωσης είναι ειδικά σχόλια που έχουν την εμφάνιση σχολίων πολλαπλών γραμμών, με τη διαφορά να είναι ότι δημιουργούν εξωτερική τεκμηρίωση του πηγαίου κώδικα σας. Αυτοί αρχίζουν με μια μπροστινή κάθετο που ακολουθείται από δύο αστερίσκους, και τελειώνουν με έναν αστερίσκο που ακολουθείται από μια μπροστινή κάθετο.</text:span></text:p>
      <text:p text:style-name="P8"><text:span text:style-name="T8">Οποιοδήποτε κείμενο μεταξύ // και το τέλος της γραμμής παραβλέπεται από java (δεν θα εκτελεστεί).</text:span></text:p>
      <text:p text:style-name="P8">Για παράδειγμα:</text:p>
      <text:p text:style-name="P8"><text:s/></text:p>
      <text:p text:style-name="P8"><text:span text:style-name="T8">/** Αυτό είναι ένα σχόλιο τεκμηρίωσης */</text:span></text:p>
      <text:p text:style-name="P9"/>
      <text:p text:style-name="P8">Για παράδειγμα:</text:p>
      <text:p text:style-name="P8"/>
      <text:p text:style-name="P8"><text:span text:style-name="T8">/** Αυτό είναι επίσης ένα</text:span></text:p>
      <text:p text:style-name="P8"><text:span text:style-name="T8">σχόλιο τεκμηρίωσης */</text:span></text:p>
      <text:p text:style-name="P12"/>
      <text:p text:style-name="P8"><text:soft-page-break/><text:span text:style-name="T8">Javadoc είναι ένα εργαλείο που έρχεται με JDK και χρησιμοποιείται για τη δημιουργία τεκμηρίωσης κώδικα Java σε μορφή HTML από τον πηγαίο κώδικα Java που έχει απαιτήσει τεκμηρίωση σε προκαθορισμένη μορφή.</text:span></text:p>
      <text:p text:style-name="P8"><text:span text:style-name="T8">Όταν ένα σχόλιο τεκμηρίωσης ξεκινά με περισσότερους από δύο αστερίσκους, το Javadoc υποθέτει ότι θέλετε να δημιουργήσετε ένα "πλαίσιο" γύρω από το σχόλιο στον πηγαίο κώδικα. Αγνοεί απλά τους επιπλέον αστερίσκους.</text:span></text:p>
      <text:p text:style-name="P9"/>
      <text:p text:style-name="P9"/>
      <text:p text:style-name="P8"><text:span text:style-name="T8">Για παράδειγμα:</text:span></text:p>
      <text:p text:style-name="P8"><text:span text:style-name="T8">/* Ο παρακάτω κώδικας θα εκτυπώσει τις λέξεις Hello World</text:span></text:p>
      <text:p text:style-name="P8"><text:span text:style-name="T8">/**********************</text:span></text:p>
      <text:p text:style-name="P8"><text:span text:style-name="T8">System.out.println("Hello World"); </text:span></text:p>
      <text:p text:style-name="P8"><text:span text:style-name="T8">Αυτή είναι η αρχή μιας μεθόδου</text:span></text:p>
      <text:p text:style-name="P8"><text:span text:style-name="T8">***********************/</text:span></text:p>
      <text:p text:style-name="P8"><text:span text:style-name="T8">System.out.print("Hello world")</text:span></text:p>
      <text:p text:style-name="P8"><text:span text:style-name="T8">Η κονσόλα θα εκτυπώσει μόνο:</text:span></text:p>
      <text:p text:style-name="P8"><text:span text:style-name="T8">Hello world</text:span></text:p>
      <text:p text:style-name="P3"><text:s/></text:p>
      <text:p text:style-name="P3"><text:span text:style-name="T3">Variables &amp; Types</text:span></text:p>
      <text:p text:style-name="P3"><text:s/></text:p>
      <text:p text:style-name="P3">Variables</text:p>
      <text:p text:style-name="P3"/>
      <text:p text:style-name="P3">Variables store data for processing.</text:p>
      <text:p text:style-name="P3">A variable is given a name (or identifier), such as area, age, height, and the like. The name uniquely identifies each variable, assigning a value to the variable and retrieving the value stored.</text:p>
      <text:p text:style-name="P3"><text:s/></text:p>
      <text:p text:style-name="P3">For example:</text:p>
      <text:p text:style-name="P3"><text:s/></text:p>
      <text:p text:style-name="P3"><text:span text:style-name="T8">int number = 5;</text:span></text:p>
      <text:p text:style-name="P3"><text:soft-page-break/><text:s/></text:p>
      <text:p text:style-name="P3">In the example above, <text:span text:style-name="T8">number</text:span> is the name of the variable which is given the value <text:span text:style-name="T8">5</text:span>.</text:p>
      <text:p text:style-name="P3"/>
      <text:p text:style-name="P3">Types</text:p>
      <text:p text:style-name="P3"><text:s/></text:p>
      <text:p text:style-name="P3">Variables have types. The most important examples:</text:p>
      <text:p text:style-name="P8">•<text:span text:style-name="T5"> <text:s text:c="5"/></text:span><text:s/>int: for integers (whole numbers) such as 123 and -456</text:p>
      <text:p text:style-name="P8">•<text:span text:style-name="T5"> <text:s text:c="5"/></text:span>double: for floating-point or real numbers with optional decimal points and fractional parts in fixed or scientific notations, such as 3.1416, -55.66.</text:p>
      <text:p text:style-name="P8">•<text:span text:style-name="T5"> <text:s text:c="5"/></text:span>String: for texts such as "Hello" or "Good Morning!". Text strings are enclosed within double quotes.</text:p>
      <text:p text:style-name="P8">•<text:span text:style-name="T5"> <text:s text:c="5"/></text:span>boolean : has either the value true or false</text:p>
      <text:p text:style-name="P8"><text:s/></text:p>
      <text:p text:style-name="P8">Μετάφραση</text:p>
      <text:p text:style-name="P8"><text:span text:style-name="T3">Μεταβλητές &amp; Τύποι</text:span></text:p>
      <text:p text:style-name="P8">Μεταβλητές</text:p>
      <text:p text:style-name="P8">Οι μεταβλητές αποθηκεύουν δεδομένα για επεξεργασία.</text:p>
      <text:p text:style-name="P8">Σε μια μεταβλητή δίνεται ένα όνομα (ή αναγνωριστικό), όπως περιοχή, ηλικία, ύψος και παρόμοια. Το όνομα προσδιορίζει μοναδικά κάθε μεταβλητή, αντιστοιχίζοντας μια τιμή στη μεταβλητή και ανακτώντας την αποθηκευμένη τιμή.</text:p>
      <text:p text:style-name="P8">Int number= 5;</text:p>
      <text:p text:style-name="P8">Στο παραπάνω παράδειγμα, number είναι το όνομα της μεταβλητής στην οποία δίνεται η τιμή 5.</text:p>
      <text:p text:style-name="P8"/>
      <text:p text:style-name="P8">Τύποι</text:p>
      <text:p text:style-name="P8">Οι μεταβλητές έχουν τύπους. Τα σημαντικότερα παραδείγματα:</text:p>
      <text:p text:style-name="P8">• int: για ακέραιους αριθμούς, όπως 123 και -456</text:p>
      <text:p text:style-name="P8">• double: για κυμαινόμενους ή πραγματικούς αριθμούς με προαιρετικά δεκαδικά ψηφία και κλασματικά μέρη σε σταθερές ή επιστημονικούς συμβολισμούς, όπως 3.1416, -55.66.</text:p>
      <text:p text:style-name="P8">• String: για κείμενα όπως "Γεια σας" ή "Καλημέρα!". Οι συμβολοσειρές κειμένου περικλείονται σε διπλά εισαγωγικά.</text:p>
      <text:p text:style-name="P8"><text:soft-page-break/>• boolean: έχει είτε την τιμή αληθή είτε ψευδή</text:p>
      <text:p text:style-name="P11"><text:span text:style-name="T3">If-Loops</text:span></text:p>
      <text:p text:style-name="P3">An <text:span text:style-name="T11">if</text:span> statement consists of a Boolean expression followed by one or more statements.</text:p>
      <text:p text:style-name="P3"><text:s/></text:p>
      <text:p text:style-name="P3">Syntax:</text:p>
      <text:p text:style-name="P3"><text:s/></text:p>
      <text:p text:style-name="P3"><text:span text:style-name="T8">if(Boolean_expression) {</text:span></text:p>
      <text:p text:style-name="P3"><text:span text:style-name="T8"><text:s text:c="3"/>// Statements will execute if the Boolean expression is true</text:span></text:p>
      <text:p text:style-name="P3"><text:span text:style-name="T8">}</text:span></text:p>
      <text:p text:style-name="P3"><text:span text:style-name="T8"><text:s/></text:span></text:p>
      <text:p text:style-name="P3">If the Boolean expression evaluates to true then the block of code inside the if statement will be executed. If not, the first set of code after the end of the if statement (after the closing curly brace) will be executed.</text:p>
      <text:p text:style-name="P3"><text:s/></text:p>
      <text:p text:style-name="P3">For example the code:</text:p>
      <text:p text:style-name="P3"><text:s/></text:p>
      <text:p text:style-name="P3"><text:span text:style-name="T8">int x = 10;</text:span></text:p>
      <text:p text:style-name="P3"><text:span text:style-name="T8"><text:s/></text:span></text:p>
      <text:p text:style-name="P3"><text:span text:style-name="T8"><text:s text:c="2"/><text:tab/>if( x &lt; 20 ) {</text:span></text:p>
      <text:p text:style-name="P3"><text:span text:style-name="T8"><text:s text:c="9"/>System.out.print("This is an if statement");</text:span></text:p>
      <text:p text:style-name="P3"><text:span text:style-name="T8"><text:s text:c="2"/><text:tab/>}</text:span></text:p>
      <text:p text:style-name="P3"><text:span text:style-name="T8"><text:s text:c="3"/>}</text:span></text:p>
      <text:p text:style-name="P3"><text:s/></text:p>
      <text:p text:style-name="P3">The console will print:</text:p>
      <text:p text:style-name="P3"><text:span text:style-name="T8">This is an if statement</text:span></text:p>
      <text:p text:style-name="P3"><text:s/></text:p>
      <text:p text:style-name="P3"><text:soft-page-break/>But if we set the value of x to equal 30:</text:p>
      <text:p text:style-name="P3"><text:s/></text:p>
      <text:p text:style-name="P3"><text:span text:style-name="T8">int x = 30;</text:span></text:p>
      <text:p text:style-name="P3"><text:span text:style-name="T8"><text:s/></text:span></text:p>
      <text:p text:style-name="P3"><text:span text:style-name="T8"><text:s text:c="2"/><text:tab/>if( x &lt; 20 ) {</text:span></text:p>
      <text:p text:style-name="P3"><text:span text:style-name="T8"><text:s text:c="9"/>System.out.print("This is an if statement");</text:span></text:p>
      <text:p text:style-name="P3"><text:span text:style-name="T8"><text:s text:c="2"/><text:tab/>}</text:span></text:p>
      <text:p text:style-name="P3"><text:span text:style-name="T8"><text:s text:c="3"/>}</text:span></text:p>
      <text:p text:style-name="P3"><text:s/></text:p>
      <text:p text:style-name="P3">The console will print nothing</text:p>
      <text:p text:style-name="P3"><text:s/></text:p>
      <text:p text:style-name="P3">Though there are more intricate if-statements:</text:p>
      <text:p text:style-name="P8">•<text:span text:style-name="T5"> <text:s text:c="5"/></text:span>An <text:span text:style-name="T11">if</text:span> statement can be followed by an optional <text:span text:style-name="T11">else</text:span> statement, which executes when the Boolean expression is false.</text:p>
      <text:p text:style-name="P3"><text:s/></text:p>
      <text:p text:style-name="P3">For Example:</text:p>
      <text:p text:style-name="P3"><text:s/></text:p>
      <text:p text:style-name="P15"><text:span text:style-name="T8">public class Test {</text:span></text:p>
      <text:p text:style-name="P15"><text:span text:style-name="T8"><text:s/></text:span></text:p>
      <text:p text:style-name="P15"><text:span text:style-name="T8"><text:s text:c="3"/>public static void main(String args[]) {</text:span></text:p>
      <text:p text:style-name="P15"><text:span text:style-name="T8"><text:s text:c="2"/><text:tab/>int x = 30;</text:span></text:p>
      <text:p text:style-name="P15"><text:span text:style-name="T8"><text:s/></text:span></text:p>
      <text:p text:style-name="P15"><text:span text:style-name="T8"><text:s text:c="2"/><text:tab/>if( x &lt; 20 ) {</text:span></text:p>
      <text:p text:style-name="P15"><text:span text:style-name="T8"><text:s text:c="5"/><text:tab/>System.out.print("This is an if statement");</text:span></text:p>
      <text:p text:style-name="P15"><text:span text:style-name="T8"><text:s text:c="2"/><text:tab/>}else {</text:span></text:p>
      <text:p text:style-name="P15"><text:soft-page-break/><text:span text:style-name="T8"><text:s text:c="5"/><text:tab/>System.out.print("This is an else statement");</text:span></text:p>
      <text:p text:style-name="P15"><text:span text:style-name="T8"><text:s text:c="2"/><text:tab/>}</text:span></text:p>
      <text:p text:style-name="P15"><text:span text:style-name="T8"><text:s text:c="3"/>}</text:span></text:p>
      <text:p text:style-name="P15"><text:span text:style-name="T8">}</text:span></text:p>
      <text:p text:style-name="P15"><text:s/></text:p>
      <text:p text:style-name="P15">Console output:</text:p>
      <text:p text:style-name="P15"><text:span text:style-name="T8">This is an else statement</text:span></text:p>
      <text:p text:style-name="P15"><text:span text:style-name="T8"><text:s/></text:span></text:p>
      <text:p text:style-name="P8">•<text:span text:style-name="T5"> <text:s text:c="5"/></text:span>It is always legal to nest if-else statements which means you can use one if or else if statement inside another if or else if statement.</text:p>
      <text:p text:style-name="P8"><text:s/></text:p>
      <text:p text:style-name="P8">For example:</text:p>
      <text:p text:style-name="P8"><text:s/></text:p>
      <text:p text:style-name="P8"><text:span text:style-name="T8">int x = 30;</text:span></text:p>
      <text:p text:style-name="P8"><text:span text:style-name="T8"><text:s text:c="2"/><text:tab/>int y = 10;</text:span></text:p>
      <text:p text:style-name="P8"><text:span text:style-name="T8"><text:s text:c="2"/><text:tab/>if( x == 30 ) {</text:span></text:p>
      <text:p text:style-name="P8"><text:span text:style-name="T8"><text:s text:c="5"/><text:tab/>if( y == 10 ) {</text:span></text:p>
      <text:p text:style-name="P8"><text:span text:style-name="T8"><text:s text:c="8"/><text:tab/>System.out.print("X = 30 and Y = 10");</text:span></text:p>
      <text:p text:style-name="P8"><text:span text:style-name="T8"><text:s text:c="5"/><text:tab/>}</text:span></text:p>
      <text:p text:style-name="P8"><text:span text:style-name="T8"><text:s text:c="2"/><text:tab/>}</text:span></text:p>
      <text:p text:style-name="P8"><text:s/></text:p>
      <text:p text:style-name="P8">Console output:</text:p>
      <text:p text:style-name="P8"><text:span text:style-name="T8">X = 30 and Y = 10</text:span></text:p>
      <text:p text:style-name="P8"><text:span text:style-name="T8"><text:s/></text:span></text:p>
      <text:p text:style-name="P9"/>
      <text:p text:style-name="P9"><text:soft-page-break/></text:p>
      <text:p text:style-name="P11"><text:span text:style-name="T8">Μετάφραση</text:span></text:p>
      <text:p text:style-name="P3"><text:span text:style-name="T3">If-Loops</text:span></text:p>
      <text:p text:style-name="P3">Μια πρόταση if αποτελείται από μια έκφραση Boolean ακολουθούμενη από μία ή περισσότερες προτάσεις.</text:p>
      <text:p text:style-name="P3">Συντακτικό:</text:p>
      <text:p text:style-name="P3"><text:span text:style-name="T8">if(Boolean_expression) {</text:span></text:p>
      <text:p text:style-name="P3"><text:span text:style-name="T8"><text:s text:c="3"/>// Statements will execute if the Boolean expression is true</text:span></text:p>
      <text:p text:style-name="P3"><text:span text:style-name="T8">}</text:span></text:p>
      <text:p text:style-name="P3">Εάν η έκφραση Boolean αποτιμάται σε true, τότε το μπλοκ κώδικα μέσα στην πρόταση if θα εκτελεστεί. Εάν όχι, θα εκτελεστεί το πρώτο σύνολο κώδικα μετά το τέλος της πρότασης if (μετά το άγκιστρο κλεισίματος).</text:p>
      <text:p text:style-name="P3">Για παράδειγμα ο κώδικας:</text:p>
      <text:p text:style-name="P3"><text:span text:style-name="T8">int x = 10;</text:span></text:p>
      <text:p text:style-name="P3"><text:span text:style-name="T8"><text:s/></text:span></text:p>
      <text:p text:style-name="P3"><text:span text:style-name="T8"><text:s text:c="2"/><text:tab/>if( x &lt; 20 ) {</text:span></text:p>
      <text:p text:style-name="P3"><text:span text:style-name="T8"><text:s text:c="9"/>System.out.print("This is an if statement");</text:span></text:p>
      <text:p text:style-name="P3"><text:span text:style-name="T8"><text:s text:c="2"/><text:tab/>}</text:span></text:p>
      <text:p text:style-name="P3"><text:span text:style-name="T8"><text:s text:c="3"/>}</text:span></text:p>
      <text:p text:style-name="P3"><text:s/></text:p>
      <text:p text:style-name="P3">Η κονσόλα θα εκτυπώσει</text:p>
      <text:p text:style-name="P3"><text:span text:style-name="T8">This is an if statement</text:span></text:p>
      <text:p text:style-name="P3"><text:s/></text:p>
      <text:p text:style-name="P3"/>
      <text:p text:style-name="P3"/>
      <text:p text:style-name="P3"/>
      <text:p text:style-name="P3"/>
      <text:p text:style-name="P3"><text:soft-page-break/>Αλλά αν θέσουμε την τιμή του x στο 30:</text:p>
      <text:p text:style-name="P3"><text:s/></text:p>
      <text:p text:style-name="P3"><text:span text:style-name="T8">int x = 30;</text:span></text:p>
      <text:p text:style-name="P3"><text:span text:style-name="T8"><text:s/></text:span></text:p>
      <text:p text:style-name="P3"><text:span text:style-name="T8"><text:s text:c="2"/><text:tab/>if( x &lt; 20 ) {</text:span></text:p>
      <text:p text:style-name="P3"><text:span text:style-name="T8"><text:s text:c="9"/>System.out.print("This is an if statement");</text:span></text:p>
      <text:p text:style-name="P3"><text:span text:style-name="T8"><text:s text:c="2"/><text:tab/>}</text:span></text:p>
      <text:p text:style-name="P3"><text:span text:style-name="T8"><text:s text:c="3"/>}</text:span></text:p>
      <text:p text:style-name="P3"><text:s/></text:p>
      <text:p text:style-name="P3">Η κονσόλα δεν θα εκτυπώσει τίποτα</text:p>
      <text:p text:style-name="P3"/>
      <text:p text:style-name="P3">Αν και υπάρχουν πιο περίπλοκες αν-δηλώσεις:</text:p>
      <text:p text:style-name="P3">• Μια πρόταση if μπορεί να ακολουθηθεί από μια προαιρετική πρόταση else, η οποία εκτελείται όταν η έκφραση Boolean είναι ψευδής.</text:p>
      <text:p text:style-name="P3">Για παράδειγμα:</text:p>
      <text:p text:style-name="P15"><text:span text:style-name="T8">public class Test {</text:span></text:p>
      <text:p text:style-name="P15"><text:span text:style-name="T8"><text:s/></text:span></text:p>
      <text:p text:style-name="P15"><text:span text:style-name="T8"><text:s text:c="3"/>public static void main(String args[]) {</text:span></text:p>
      <text:p text:style-name="P15"><text:span text:style-name="T8"><text:s text:c="2"/><text:tab/>int x = 30;</text:span></text:p>
      <text:p text:style-name="P15"><text:span text:style-name="T8"><text:s/></text:span></text:p>
      <text:p text:style-name="P15"><text:span text:style-name="T8"><text:s text:c="2"/><text:tab/>if( x &lt; 20 ) {</text:span></text:p>
      <text:p text:style-name="P15"><text:span text:style-name="T8"><text:s text:c="5"/><text:tab/>System.out.print("This is an if statement");</text:span></text:p>
      <text:p text:style-name="P15"><text:span text:style-name="T8"><text:s text:c="2"/><text:tab/>}else {</text:span></text:p>
      <text:p text:style-name="P15"><text:span text:style-name="T8"><text:s text:c="5"/><text:tab/>System.out.print("This is an else statement");</text:span></text:p>
      <text:p text:style-name="P15"><text:span text:style-name="T8"><text:s text:c="2"/><text:tab/>}</text:span></text:p>
      <text:p text:style-name="P15"><text:soft-page-break/><text:span text:style-name="T8"><text:s text:c="3"/>}</text:span></text:p>
      <text:p text:style-name="P15"><text:span text:style-name="T8">}</text:span></text:p>
      <text:p text:style-name="P15"><text:s/></text:p>
      <text:p text:style-name="P16">Η κονσόλα θα εκτυπώσει:</text:p>
      <text:p text:style-name="P15"><text:span text:style-name="T8">This is an else statement</text:span></text:p>
      <text:p text:style-name="P3">• Είναι πάντα νόμιμο να φωλιάζουν if-else δηλώσεις που σημαίνει ότι μπορείτε να χρησιμοποιήσετε ένα, if ή else if δήλωση μέσα σε άλλο, if or else if δήλωση.</text:p>
      <text:p text:style-name="P8">Για παράδειγμα: </text:p>
      <text:p text:style-name="P8"><text:span text:style-name="T8">int x = 30;</text:span></text:p>
      <text:p text:style-name="P8"><text:span text:style-name="T8"><text:s text:c="2"/><text:tab/>int y = 10;</text:span></text:p>
      <text:p text:style-name="P8"><text:span text:style-name="T8"><text:s text:c="2"/><text:tab/>if( x == 30 ) {</text:span></text:p>
      <text:p text:style-name="P8"><text:span text:style-name="T8"><text:s text:c="5"/><text:tab/>if( y == 10 ) {</text:span></text:p>
      <text:p text:style-name="P8"><text:span text:style-name="T8"><text:s text:c="8"/><text:tab/>System.out.print("X = 30 and Y = 10");</text:span></text:p>
      <text:p text:style-name="P8"><text:span text:style-name="T8"><text:s text:c="5"/><text:tab/>}</text:span></text:p>
      <text:p text:style-name="P8"><text:span text:style-name="T8"><text:s text:c="2"/><text:tab/>}</text:span></text:p>
      <text:p text:style-name="P8"><text:s/></text:p>
      <text:p text:style-name="P8">Έξοδος κονσόλας:</text:p>
      <text:p text:style-name="P8"><text:span text:style-name="T8">X = 30 and Y = 10</text:span></text:p>
      <text:p text:style-name="P3"/>
      <text:p text:style-name="P4"/>
      <text:p text:style-name="P9"/>
      <text:p text:style-name="P8"><text:s/></text:p>
      <text:p text:style-name="P8"/>
      <text:p text:style-name="P8"/>
      <text:p text:style-name="P4"/>
      <text:p text:style-name="P3"><text:soft-page-break/><text:span text:style-name="T3">Switch Case</text:span></text:p>
      <text:p text:style-name="P3">A switch statement allows a variable to be tested for equality against a list of values. Each value is called a case, and the variable being switched on is checked for each case.</text:p>
      <text:p text:style-name="P17"><text:s/></text:p>
      <text:p text:style-name="P17">Syntax:</text:p>
      <text:p text:style-name="P17"><text:s/></text:p>
      <text:p text:style-name="P17"><text:span text:style-name="T8">switch(expression) {</text:span></text:p>
      <text:p text:style-name="P17"><text:span text:style-name="T8"><text:s text:c="3"/>case value :</text:span></text:p>
      <text:p text:style-name="P17"><text:span text:style-name="T8"><text:s text:c="2"/><text:tab/>// Statements</text:span></text:p>
      <text:p text:style-name="P17"><text:span text:style-name="T8"><text:s text:c="2"/><text:tab/>break; // optional</text:span></text:p>
      <text:p text:style-name="P17"><text:span text:style-name="T8"><text:s text:c="2"/></text:span></text:p>
      <text:p text:style-name="P17"><text:span text:style-name="T8"><text:s text:c="3"/>case value :</text:span></text:p>
      <text:p text:style-name="P17"><text:span text:style-name="T8"><text:s text:c="2"/><text:tab/>// Statements</text:span></text:p>
      <text:p text:style-name="P17"><text:span text:style-name="T8"><text:s text:c="2"/><text:tab/>break; // optional</text:span></text:p>
      <text:p text:style-name="P17"><text:span text:style-name="T8"><text:s text:c="2"/></text:span></text:p>
      <text:p text:style-name="P17"><text:span text:style-name="T8"><text:s text:c="3"/>// You can have any number of case statements.</text:span></text:p>
      <text:p text:style-name="P17"><text:span text:style-name="T8"><text:s text:c="3"/>default : // Optional</text:span></text:p>
      <text:p text:style-name="P17"><text:span text:style-name="T8"><text:s text:c="2"/><text:tab/>// Statements</text:span></text:p>
      <text:p text:style-name="P17"><text:span text:style-name="T8">}</text:span></text:p>
      <text:p text:style-name="P17"><text:span text:style-name="T8"><text:s/></text:span></text:p>
      <text:p text:style-name="P17">The following rules apply to a <text:span text:style-name="T11">switch</text:span> statement −</text:p>
      <text:p text:style-name="P19">◦<text:span text:style-name="T5"> <text:s text:c="3"/></text:span>The variable used in a switch statement can only be integers, convertable integers (byte, short, char), strings and enums.</text:p>
      <text:p text:style-name="P19">◦<text:span text:style-name="T5"> <text:s text:c="3"/></text:span>You can have any number of case statements within a switch. Each case is followed by the value to be compared to and a colon.</text:p>
      <text:p text:style-name="P19">◦<text:span text:style-name="T5"> <text:s text:c="3"/></text:span>The value for a case must be the same data type as the variable in the switch and it must be a constant or a literal.</text:p>
      <text:p text:style-name="P19">◦<text:span text:style-name="T5"> <text:s text:c="3"/></text:span>When the variable being switched on is equal to a case, the statements following that case will execute until a <text:span text:style-name="T8">break</text:span> statement is reached.</text:p>
      <text:p text:style-name="P19"><text:soft-page-break/>◦<text:span text:style-name="T5"> <text:s text:c="3"/></text:span>When a <text:span text:style-name="T8">break</text:span> statement is reached, the switch terminates, and the flow of control jumps to the next line following the switch statement.</text:p>
      <text:p text:style-name="P19">◦<text:span text:style-name="T5"> <text:s text:c="3"/></text:span>Not every case needs to contain a break. If no break appears, the flow of control will <text:span text:style-name="T8">fall through </text:span>to subsequent cases until a break is reached.</text:p>
      <text:p text:style-name="P19">◦<text:span text:style-name="T5"> <text:s text:c="3"/></text:span>A <text:span text:style-name="T8">switch</text:span> statement can have an optional default case, which must appear at the end of the switch. The default case can be used for performing a task when none of the cases is true. No break is needed in the default case.</text:p>
      <text:p text:style-name="P17"><text:s/></text:p>
      <text:p text:style-name="P17">For example:</text:p>
      <text:p text:style-name="P17"><text:s/></text:p>
      <text:p text:style-name="P17"><text:span text:style-name="T8">char grade = 'C';</text:span></text:p>
      <text:p text:style-name="P17"><text:span text:style-name="T8"><text:s text:c="2"/><text:tab/>switch(grade) {</text:span></text:p>
      <text:p text:style-name="P17"><text:span text:style-name="T8"><text:s text:c="5"/><text:tab/>case 'A' :</text:span></text:p>
      <text:p text:style-name="P17"><text:span text:style-name="T8"><text:s text:c="7"/><text:tab/> System.out.println("Excellent!");</text:span></text:p>
      <text:p text:style-name="P17"><text:span text:style-name="T8"><text:s text:c="8"/><text:tab/>break;</text:span></text:p>
      <text:p text:style-name="P17"><text:span text:style-name="T8"><text:s text:c="5"/><text:tab/>case 'B' :</text:span></text:p>
      <text:p text:style-name="P17"><text:span text:style-name="T8"><text:s text:c="5"/><text:tab/>case 'C' :</text:span></text:p>
      <text:p text:style-name="P17"><text:span text:style-name="T8"><text:s text:c="8"/><text:tab/>System.out.println("Well done");</text:span></text:p>
      <text:p text:style-name="P17"><text:span text:style-name="T8"><text:s text:c="8"/><text:tab/>break;</text:span></text:p>
      <text:p text:style-name="P17"><text:span text:style-name="T8"><text:s text:c="5"/><text:tab/>case 'D' :</text:span></text:p>
      <text:p text:style-name="P17"><text:span text:style-name="T8"><text:s text:c="8"/><text:tab/>System.out.println("You passed");</text:span></text:p>
      <text:p text:style-name="P17"><text:span text:style-name="T8"><text:s text:c="5"/><text:tab/>case 'F' :</text:span></text:p>
      <text:p text:style-name="P17"><text:span text:style-name="T8"><text:s text:c="7"/><text:tab/> System.out.println("Better try again");</text:span></text:p>
      <text:p text:style-name="P17"><text:span text:style-name="T8"><text:s text:c="8"/><text:tab/>break;</text:span></text:p>
      <text:p text:style-name="P17"><text:span text:style-name="T8"><text:s text:c="5"/><text:tab/>default :</text:span></text:p>
      <text:p text:style-name="P17"><text:span text:style-name="T8"><text:s text:c="8"/><text:tab/>System.out.println("Invalid grade");</text:span></text:p>
      <text:p text:style-name="P17"><text:span text:style-name="T8"><text:s text:c="2"/><text:tab/>}</text:span></text:p>
      <text:p text:style-name="P17"><text:span text:style-name="T8"><text:s text:c="2"/><text:tab/>System.out.println("Your grade is " + grade);</text:span></text:p>
      <text:p text:style-name="P17"><text:soft-page-break/><text:s/></text:p>
      <text:p text:style-name="P17">Console output:</text:p>
      <text:p text:style-name="P17"><text:span text:style-name="T8">Well done</text:span></text:p>
      <text:p text:style-name="P17"><text:span text:style-name="T8">Your grade is C</text:span></text:p>
      <text:p text:style-name="P3"><text:s/>Μετάφραση</text:p>
      <text:p text:style-name="P3"><text:span text:style-name="T3">Switch Case</text:span></text:p>
      <text:p text:style-name="P3">Μια πρόταση switch επιτρέπει τη δοκιμή μιας μεταβλητής για ισότητα σε μια λίστα τιμών. Κάθε τιμή ονομάζεται case και η μεταβλητή που ενεργοποιείται ελέγχεται για κάθε περίπτωση.</text:p>
      <text:p text:style-name="P17">Συντακτικό:</text:p>
      <text:p text:style-name="P17"><text:span text:style-name="T8">switch(expression) {</text:span></text:p>
      <text:p text:style-name="P17"><text:span text:style-name="T8"><text:s text:c="3"/>case value :</text:span></text:p>
      <text:p text:style-name="P17"><text:span text:style-name="T8"><text:s text:c="2"/><text:tab/>// Statements</text:span></text:p>
      <text:p text:style-name="P17"><text:span text:style-name="T8"><text:s text:c="2"/><text:tab/>break; // προαιρετικό</text:span></text:p>
      <text:p text:style-name="P17"><text:span text:style-name="T8"><text:s text:c="2"/></text:span></text:p>
      <text:p text:style-name="P17"><text:span text:style-name="T8"><text:s text:c="3"/>case value :</text:span></text:p>
      <text:p text:style-name="P17"><text:span text:style-name="T8"><text:s text:c="2"/><text:tab/>// Statements</text:span></text:p>
      <text:p text:style-name="P17"><text:span text:style-name="T8"><text:s text:c="2"/><text:tab/>break; // προαιρετικό</text:span></text:p>
      <text:p text:style-name="P17"><text:span text:style-name="T8"><text:s text:c="2"/></text:span></text:p>
      <text:p text:style-name="P17"><text:span text:style-name="T8"><text:s text:c="3"/>// Μπορείς να έχεις οποιοδήποτε αριθμό από case statements.</text:span></text:p>
      <text:p text:style-name="P17"><text:span text:style-name="T8"><text:s text:c="3"/>default : // προαιρετικό</text:span></text:p>
      <text:p text:style-name="P17"><text:span text:style-name="T8"><text:s text:c="2"/><text:tab/>// Statements</text:span></text:p>
      <text:p text:style-name="P17"><text:span text:style-name="T8">}</text:span></text:p>
      <text:p text:style-name="P17"><text:span text:style-name="T8">Οι ακόλουθοι κανόνες ισχύουν για μια δήλωση αλλαγής</text:span></text:p>
      <text:p text:style-name="P17"><text:span text:style-name="T8">❑ Η μεταβλητή που χρησιμοποιείται σε μια πρόταση διακόπτη μπορεί να είναι μόνο ακέραιοι, μετατρέψιμοι ακέραιοι (byte, short, char), συμβολοσειρές και απαριθμήσεις.</text:span></text:p>
      <text:p text:style-name="P17"><text:span text:style-name="T8">❑ Μπορείτε να έχετε οποιοδήποτε αριθμό δηλώσεων υπόθεσης μέσα σε ένα διακόπτη. Κάθε περίπτωση ακολουθείται από την τιμή που πρέπει να συγκριθεί με και μια άνω και κάτω τελεία.</text:span></text:p>
      <text:p text:style-name="P17"><text:soft-page-break/><text:span text:style-name="T8">❑ Η τιμή για μια θήκη πρέπει να είναι ο ίδιος τύπος δεδομένων με τη μεταβλητή στο διακόπτη και πρέπει να είναι σταθερή ή κυριολεκτική.</text:span></text:p>
      <text:p text:style-name="P17"><text:span text:style-name="T8">❑ Όταν η μεταβλητή που ενεργοποιείται είναι ίση με μια υπόθεση, οι δηλώσεις που ακολουθούν αυτήν την υπόθεση θα εκτελεστούν μέχρι να επιτευχθεί μια δήλωση διακοπής.</text:span></text:p>
      <text:p text:style-name="P17"><text:span text:style-name="T8">❑ Όταν επιτευχθεί μια δήλωση διαλείμματος, ο διακόπτης τερματίζεται και η ροή του στοιχείου ελέγχου μεταβαίνει στην επόμενη γραμμή μετά την πρόταση διακόπτη.</text:span></text:p>
      <text:p text:style-name="P17"><text:span text:style-name="T8">❑ Δεν είναι κάθε περίπτωση πρέπει να περιέχει ένα διάλειμμα. Εάν δεν εμφανιστεί διακοπή, η ροή του ελέγχου θα μειωθεί σε επόμενες περιπτώσεις μέχρι να επιτευχθεί μια διακοπή.</text:span></text:p>
      <text:p text:style-name="P17"><text:span text:style-name="T8">❑ Μια πρόταση διακόπτη μπορεί να έχει μια προαιρετική προεπιλεγμένη θήκη, η οποία πρέπει να εμφανίζεται στο τέλος του διακόπτη. Η προεπιλεγμένη περίπτωση μπορεί να χρησιμοποιηθεί για την εκτέλεση μιας εργασίας, όταν καμία από τις υποθέσεις δεν είναι αληθής. Δεν απαιτείται διακοπή στην προεπιλεγμένη περίπτωση.</text:span></text:p>
      <text:p text:style-name="P17">Για παράδειγμα:</text:p>
      <text:p text:style-name="P17"><text:span text:style-name="T8">char grade = 'C';</text:span></text:p>
      <text:p text:style-name="P17"><text:span text:style-name="T8"><text:s text:c="2"/><text:tab/>switch(grade) {</text:span></text:p>
      <text:p text:style-name="P17"><text:span text:style-name="T8"><text:s text:c="5"/><text:tab/>case 'A' :</text:span></text:p>
      <text:p text:style-name="P17"><text:span text:style-name="T8"><text:s text:c="7"/><text:tab/> System.out.println("Excellent!");</text:span></text:p>
      <text:p text:style-name="P17"><text:span text:style-name="T8"><text:s text:c="8"/><text:tab/>break;</text:span></text:p>
      <text:p text:style-name="P17"><text:span text:style-name="T8"><text:s text:c="5"/><text:tab/>case 'B' :</text:span></text:p>
      <text:p text:style-name="P17"><text:span text:style-name="T8"><text:s text:c="5"/><text:tab/>case 'C' :</text:span></text:p>
      <text:p text:style-name="P17"><text:span text:style-name="T8"><text:s text:c="8"/><text:tab/>System.out.println("Well done");</text:span></text:p>
      <text:p text:style-name="P17"><text:span text:style-name="T8"><text:s text:c="8"/><text:tab/>break;</text:span></text:p>
      <text:p text:style-name="P17"><text:span text:style-name="T8"><text:s text:c="5"/><text:tab/>case 'D' :</text:span></text:p>
      <text:p text:style-name="P17"><text:span text:style-name="T8"><text:s text:c="8"/><text:tab/>System.out.println("You passed");</text:span></text:p>
      <text:p text:style-name="P17"><text:span text:style-name="T8"><text:s text:c="5"/><text:tab/>case 'F' :</text:span></text:p>
      <text:p text:style-name="P17"><text:span text:style-name="T8"><text:s text:c="7"/><text:tab/> System.out.println("Better try again");</text:span></text:p>
      <text:p text:style-name="P17"><text:span text:style-name="T8"><text:s text:c="8"/><text:tab/>break;</text:span></text:p>
      <text:p text:style-name="P17"><text:span text:style-name="T8"><text:s text:c="5"/><text:tab/>default :</text:span></text:p>
      <text:p text:style-name="P17"><text:span text:style-name="T8"><text:s text:c="8"/><text:tab/>System.out.println("Invalid grade");</text:span></text:p>
      <text:p text:style-name="P17"><text:span text:style-name="T8"><text:s text:c="2"/><text:tab/>}</text:span></text:p>
      <text:p text:style-name="P17"><text:span text:style-name="T8"><text:s text:c="2"/><text:tab/>System.out.println("Your grade is " + grade);</text:span></text:p>
      <text:p text:style-name="P17"><text:soft-page-break/><text:s/></text:p>
      <text:p text:style-name="P17">Έξοδος κονσόλας:</text:p>
      <text:p text:style-name="P17"><text:span text:style-name="T8">Well done</text:span></text:p>
      <text:p text:style-name="P17"><text:span text:style-name="T8">Your grade is C</text:span></text:p>
      <text:p text:style-name="P18"/>
      <text:p text:style-name="P18"/>
      <text:p text:style-name="P4"/>
      <text:p text:style-name="P4"/>
      <text:p text:style-name="P4"/>
      <text:p text:style-name="P4"/>
      <text:p text:style-name="P4"/>
      <text:p text:style-name="P4"/>
      <text:p text:style-name="P4"/>
      <text:p text:style-name="P4"/>
      <text:p text:style-name="P4"/>
      <text:p text:style-name="P3"><text:s/></text:p>
      <text:p text:style-name="P3"><text:s/></text:p>
      <text:p text:style-name="P3"><text:span text:style-name="T3">While &amp; Do-While Loops</text:span></text:p>
      <text:p text:style-name="P3">While</text:p>
      <text:p text:style-name="P3">A while loop statement in Java programming language repeatedly executes a target statement as long as a given condition is true.</text:p>
      <text:p text:style-name="P17"><text:s/></text:p>
      <text:p text:style-name="P3">Syntax:</text:p>
      <text:p text:style-name="P3"><text:s/></text:p>
      <text:p text:style-name="P3"><text:span text:style-name="T8">while(Boolean_expression) {</text:span></text:p>
      <text:p text:style-name="P3"><text:soft-page-break/><text:span text:style-name="T8"><text:s text:c="3"/>// Statements</text:span></text:p>
      <text:p text:style-name="P3"><text:span text:style-name="T8">}</text:span></text:p>
      <text:p text:style-name="P3"><text:s/></text:p>
      <text:p text:style-name="P3">Here, <text:span text:style-name="T11">statement(s)</text:span> may be a single statement or a block of statements. The <text:span text:style-name="T11">condition</text:span> may be any expression, and true is any non zero value.</text:p>
      <text:p text:style-name="P3"><text:s/></text:p>
      <text:p text:style-name="P3">When executing, if the <text:span text:style-name="T8">boolean_expression</text:span> result is true, then the actions inside the loop will be executed. This will continue as long as the expression result is true.</text:p>
      <text:p text:style-name="P3">When the condition becomes false, program control passes to the line immediately following the loop.</text:p>
      <text:p text:style-name="P3"><text:s/></text:p>
      <text:p text:style-name="P3">For example:</text:p>
      <text:p text:style-name="P3"><text:s/></text:p>
      <text:p text:style-name="P3"><text:span text:style-name="T8">int x = 10;</text:span></text:p>
      <text:p text:style-name="P3"><text:span text:style-name="T8"><text:s text:c="2"/><text:tab/>while( x &lt; 20 ) {</text:span></text:p>
      <text:p text:style-name="P3"><text:span text:style-name="T8"><text:s text:c="9"/>System.out.print("value of x : " + x );</text:span></text:p>
      <text:p text:style-name="P3"><text:span text:style-name="T8"><text:s text:c="5"/><text:tab/>x++;</text:span></text:p>
      <text:p text:style-name="P3"><text:span text:style-name="T8"><text:s text:c="5"/><text:tab/>System.out.print("\n");</text:span></text:p>
      <text:p text:style-name="P3"><text:span text:style-name="T8"><text:s text:c="2"/><text:tab/>}</text:span></text:p>
      <text:p text:style-name="P3"><text:s/></text:p>
      <text:p text:style-name="P3">Console output:</text:p>
      <text:p text:style-name="P3">value of x : 10</text:p>
      <text:p text:style-name="P3">value of x : 11</text:p>
      <text:p text:style-name="P3">value of x : 12</text:p>
      <text:p text:style-name="P3">value of x : 13</text:p>
      <text:p text:style-name="P3">value of x : 14</text:p>
      <text:p text:style-name="P3">value of x : 15</text:p>
      <text:p text:style-name="P3"><text:soft-page-break/>value of x : 16</text:p>
      <text:p text:style-name="P3">value of x : 17</text:p>
      <text:p text:style-name="P3">value of x : 18</text:p>
      <text:p text:style-name="P3">value of x : 19</text:p>
      <text:p text:style-name="P3"><text:s/></text:p>
      <text:p text:style-name="P3"><text:span text:style-name="T3">Tip</text:span>: Always make sure that there is a part inside the loop where the value of the Boolean expression can and will be at some point altered, so that you avoid to fall into an infinity loop.</text:p>
      <text:p text:style-name="P3"><text:s/></text:p>
      <text:p text:style-name="P3">Do – while</text:p>
      <text:p text:style-name="P3">A <text:span text:style-name="T11">do...while</text:span> loop is similar to a while loop, except that a do...while loop is guaranteed to execute at least one time.</text:p>
      <text:p text:style-name="P3"><text:s/></text:p>
      <text:p text:style-name="P3">Syntax:</text:p>
      <text:p text:style-name="P3"><text:s/></text:p>
      <text:p text:style-name="P3"><text:span text:style-name="T8">do {</text:span></text:p>
      <text:p text:style-name="P3"><text:span text:style-name="T8"><text:s text:c="3"/>// Statements</text:span></text:p>
      <text:p text:style-name="P3"><text:span text:style-name="T8">}while(Boolean_expression);</text:span></text:p>
      <text:p text:style-name="P3"><text:span text:style-name="T8"><text:s/></text:span></text:p>
      <text:p text:style-name="P3">The Boolean expression appears at the end of the loop, so the statements in the loop is executed once before the expression is tested.</text:p>
      <text:p text:style-name="P3">If the Boolean expression is true, the control jumps back up to do statement, and the statements in the loop execute again. This process repeats until the Boolean expression is false.</text:p>
      <text:p text:style-name="P3"><text:s/></text:p>
      <text:p text:style-name="P3"><text:s/></text:p>
      <text:p text:style-name="P3"><text:span text:style-name="T8">int x = 10;</text:span></text:p>
      <text:p text:style-name="P3"><text:span text:style-name="T8"><text:s/><text:tab/>do {</text:span></text:p>
      <text:p text:style-name="P3"><text:span text:style-name="T8"><text:s text:c="9"/>System.out.print("value of x : " + x );</text:span></text:p>
      <text:p text:style-name="P3"><text:span text:style-name="T8"><text:s text:c="5"/><text:tab/>x++;</text:span></text:p>
      <text:p text:style-name="P3"><text:soft-page-break/><text:span text:style-name="T8"><text:s text:c="5"/><text:tab/>System.out.print("\n");</text:span></text:p>
      <text:p text:style-name="P3"><text:span text:style-name="T8"><text:s text:c="2"/><text:tab/>}while( x &lt; 20 );</text:span></text:p>
      <text:p text:style-name="P3"><text:s text:c="2"/></text:p>
      <text:p text:style-name="P3">Console output:</text:p>
      <text:p text:style-name="P3"><text:span text:style-name="T8">value of x : 10</text:span></text:p>
      <text:p text:style-name="P3"><text:span text:style-name="T8">value of x : 11</text:span></text:p>
      <text:p text:style-name="P3"><text:span text:style-name="T8">value of x : 12</text:span></text:p>
      <text:p text:style-name="P3"><text:span text:style-name="T8">value of x : 13</text:span></text:p>
      <text:p text:style-name="P3"><text:span text:style-name="T8">value of x : 14</text:span></text:p>
      <text:p text:style-name="P3"><text:span text:style-name="T8">value of x : 15</text:span></text:p>
      <text:p text:style-name="P3"><text:span text:style-name="T8">value of x : 16</text:span></text:p>
      <text:p text:style-name="P3"><text:span text:style-name="T8">value of x : 17</text:span></text:p>
      <text:p text:style-name="P3"><text:span text:style-name="T8">value of x : 18</text:span></text:p>
      <text:p text:style-name="P3"><text:span text:style-name="T8">value of x : 19</text:span></text:p>
      <text:p text:style-name="P3"/>
      <text:p text:style-name="P3"/>
      <text:p text:style-name="P3"><text:s/>Μετάφραση</text:p>
      <text:p text:style-name="P3"><text:span text:style-name="T3">While &amp; Do-While Loops</text:span></text:p>
      <text:p text:style-name="P3">Μια δήλωση βρόχου στη γλώσσα προγραμματισμού Java εκτελεί επανειλημμένα μια δήλωση προορισμού, εφόσον μια δεδομένη συνθήκη είναι αληθής.</text:p>
      <text:p text:style-name="P3">Συντακτικό: </text:p>
      <text:p text:style-name="P3"><text:span text:style-name="T8">while(Boolean_expression) {</text:span></text:p>
      <text:p text:style-name="P3"><text:span text:style-name="T8"><text:s text:c="3"/>// Statements</text:span></text:p>
      <text:p text:style-name="P3"><text:span text:style-name="T8">}</text:span></text:p>
      <text:p text:style-name="P3">Εδώ, οι δηλώσεις μπορεί να είναι μία μόνο δήλωση ή ένα μπλοκ δηλώσεων. Η συνθήκη μπορεί να είναι οποιαδήποτε έκφραση και είναι αληθές οποιαδήποτε μη μηδενική τιμή.</text:p>
      <text:p text:style-name="P3"><text:soft-page-break/>Κατά την εκτέλεση, εάν το boolean expression αποτέλεσμα είναι αληθές, τότε οι ενέργειες μέσα στο βρόχο θα εκτελεστούν. Αυτό θα συνεχιστεί για όσο διάστημα είναι αληθές το αποτέλεσμα της παράστασης.</text:p>
      <text:p text:style-name="P3">Όταν η συνθήκη γίνεται ψευδής, το στοιχείο ελέγχου προγράμματος μεταβαίνει στη γραμμή αμέσως μετά το βρόχο.</text:p>
      <text:p text:style-name="P3">Για παράδειγμα:</text:p>
      <text:p text:style-name="P3"><text:s/></text:p>
      <text:p text:style-name="P3"><text:span text:style-name="T8">int x = 10;</text:span></text:p>
      <text:p text:style-name="P3"><text:span text:style-name="T8"><text:s text:c="2"/><text:tab/>while( x &lt; 20 ) {</text:span></text:p>
      <text:p text:style-name="P3"><text:span text:style-name="T8"><text:s text:c="9"/>System.out.print("value of x : " + x );</text:span></text:p>
      <text:p text:style-name="P3"><text:span text:style-name="T8"><text:s text:c="5"/><text:tab/>x++;</text:span></text:p>
      <text:p text:style-name="P3"><text:span text:style-name="T8"><text:s text:c="5"/><text:tab/>System.out.print("\n");</text:span></text:p>
      <text:p text:style-name="P3"><text:span text:style-name="T8"><text:s text:c="2"/><text:tab/>}</text:span></text:p>
      <text:p text:style-name="P3"><text:s/></text:p>
      <text:p text:style-name="P3">Έξοδος κονσόλας:</text:p>
      <text:p text:style-name="P3">value of x : 10</text:p>
      <text:p text:style-name="P3">value of x : 11</text:p>
      <text:p text:style-name="P3">value of x : 12</text:p>
      <text:p text:style-name="P3">value of x : 13</text:p>
      <text:p text:style-name="P3">value of x : 14</text:p>
      <text:p text:style-name="P3">value of x : 15</text:p>
      <text:p text:style-name="P3">value of x : 16</text:p>
      <text:p text:style-name="P3">value of x : 17</text:p>
      <text:p text:style-name="P3">value of x : 18</text:p>
      <text:p text:style-name="P3">value of x : 19</text:p>
      <text:p text:style-name="P3">Συμβουλή: Να βεβαιώνεστε πάντα ότι υπάρχει ένα τμήμα μέσα στο βρόχο όπου η τιμή της έκφρασης Boolean μπορεί και θα αλλάξει κάποια στιγμή, έτσι ώστε να αποφύγετε να πέσετε σε ένα βρόχο απείρου.</text:p>
      <text:p text:style-name="P3"/>
      <text:p text:style-name="P3"><text:soft-page-break/>Do – while</text:p>
      <text:p text:style-name="P3">Α do... while βρόχος είναι παρόμοια με ένα βρόχο while, εκτός από το ότι ο do-while βρόχος είναι εγγυημένος για να εκτελεστεί τουλάχιστον μία φορά.</text:p>
      <text:p text:style-name="P3">Συντακτικό: </text:p>
      <text:p text:style-name="P3"><text:span text:style-name="T8">do {</text:span></text:p>
      <text:p text:style-name="P3"><text:span text:style-name="T8"><text:s text:c="3"/>// Statements</text:span></text:p>
      <text:p text:style-name="P3"><text:span text:style-name="T8">}while(Boolean_expression);</text:span></text:p>
      <text:p text:style-name="P3">Η έκφραση Boolean εμφανίζεται στο τέλος του βρόχου, επομένως οι προτάσεις στο βρόχο εκτελούνται μία φορά πριν από τον έλεγχο της παράστασης.</text:p>
      <text:p text:style-name="P3">Αν η boolean έκφραση είναι αληθής, ο έλεγχος μεταβαίνει στην do πρόταση και οι προτάσεις στο βρόγχο εκτελούνται ξανά. Η διαδικασία επαναλαμβάνεται μέχρι η boolean έκφραση να γίνει ψευδής.</text:p>
      <text:p text:style-name="P3"/>
      <text:p text:style-name="P3"><text:span text:style-name="T8">int x = 10;</text:span></text:p>
      <text:p text:style-name="P3"><text:span text:style-name="T8"><text:s/><text:tab/>do {</text:span></text:p>
      <text:p text:style-name="P3"><text:span text:style-name="T8"><text:s text:c="9"/>System.out.print("value of x : " + x );</text:span></text:p>
      <text:p text:style-name="P3"><text:span text:style-name="T8"><text:s text:c="5"/><text:tab/>x++;</text:span></text:p>
      <text:p text:style-name="P3"><text:span text:style-name="T8"><text:s text:c="5"/><text:tab/>System.out.print("\n");</text:span></text:p>
      <text:p text:style-name="P3"><text:span text:style-name="T8"><text:s text:c="2"/><text:tab/>}while( x &lt; 20 );</text:span></text:p>
      <text:p text:style-name="P3"><text:s text:c="2"/></text:p>
      <text:p text:style-name="P3">Έξοδος κονσόλας:</text:p>
      <text:p text:style-name="P3"><text:span text:style-name="T8">value of x : 10</text:span></text:p>
      <text:p text:style-name="P3"><text:span text:style-name="T8">value of x : 11</text:span></text:p>
      <text:p text:style-name="P3"><text:span text:style-name="T8">value of x : 12</text:span></text:p>
      <text:p text:style-name="P3"><text:span text:style-name="T8">value of x : 13</text:span></text:p>
      <text:p text:style-name="P3"><text:span text:style-name="T8">value of x : 14</text:span></text:p>
      <text:p text:style-name="P3"><text:span text:style-name="T8">value of x : 15</text:span></text:p>
      <text:p text:style-name="P3"><text:span text:style-name="T8">value of x : 16</text:span></text:p>
      <text:p text:style-name="P3"><text:soft-page-break/><text:span text:style-name="T8">value of x : 17</text:span></text:p>
      <text:p text:style-name="P3"><text:span text:style-name="T8">value of x : 18</text:span></text:p>
      <text:p text:style-name="P3"><text:span text:style-name="T8">value of x : 19</text:span></text:p>
      <text:p text:style-name="P3"><text:s/></text:p>
      <text:p text:style-name="P4"/>
      <text:p text:style-name="P4"/>
      <text:p text:style-name="P4"/>
      <text:p text:style-name="P4"/>
      <text:p text:style-name="P4"/>
      <text:p text:style-name="P4"/>
      <text:p text:style-name="P4"/>
      <text:p text:style-name="P4"/>
      <text:p text:style-name="P4"/>
      <text:p text:style-name="P3"><text:span text:style-name="T3">For-Loop</text:span></text:p>
      <text:p text:style-name="P3">A <text:span text:style-name="T11">for</text:span> loop is a repetition control structure that allows you to efficiently write a loop that needs to be executed a specific number of times.</text:p>
      <text:p text:style-name="P3">A <text:span text:style-name="T11">for</text:span> loop is useful only when you know how many times a task is to be repeated.</text:p>
      <text:p text:style-name="P3"><text:s/></text:p>
      <text:p text:style-name="P3">Syntax:</text:p>
      <text:p text:style-name="P3"><text:span text:style-name="T8"><text:s/></text:span></text:p>
      <text:p text:style-name="P3"><text:span text:style-name="T8">for(initialization; Boolean_expression; update) {</text:span></text:p>
      <text:p text:style-name="P3"><text:span text:style-name="T8"><text:s text:c="3"/>// Statements</text:span></text:p>
      <text:p text:style-name="P3"><text:span text:style-name="T8">}</text:span></text:p>
      <text:p text:style-name="P3"><text:span text:style-name="T8"><text:s/></text:span></text:p>
      <text:p text:style-name="P3">Here is the flow of control in a <text:span text:style-name="T11">for</text:span> loop:</text:p>
      <text:p text:style-name="P8"><text:soft-page-break/><text:span text:style-name="T12">·</text:span><text:span text:style-name="T5"> <text:s text:c="8"/></text:span>The <text:span text:style-name="T11">initialization</text:span> step is executed first, and only once. This step allows you to declare and initialize any loop control variables and this step ends with a semi colon (;).</text:p>
      <text:p text:style-name="P8"><text:span text:style-name="T12">·</text:span><text:span text:style-name="T5"> <text:s text:c="8"/></text:span>Next, the <text:span text:style-name="T11">Boolean expression</text:span> is evaluated. If it is true, the body of the loop is executed. If it is false, the body of the loop will not be executed and control jumps to the next statement past the for loop.</text:p>
      <text:p text:style-name="P8"><text:span text:style-name="T12">·</text:span><text:span text:style-name="T5"> <text:s text:c="8"/></text:span>After the <text:span text:style-name="T11">body</text:span> of the for loop gets executed, the control jumps back up to the <text:span text:style-name="T11">update</text:span> statement. This statement allows you to update any loop control variables. This statement can be left blank with a semicolon at the end.</text:p>
      <text:p text:style-name="P8"><text:span text:style-name="T12">·</text:span><text:span text:style-name="T5"> <text:s text:c="8"/></text:span>The Boolean expression is now evaluated again. If it is true, the loop executes and the process repeats (body of loop, then update step, then Boolean expression). After the Boolean expression is false, the for loop terminates.</text:p>
      <text:p text:style-name="P3"><text:s/></text:p>
      <text:p text:style-name="P3">For example:</text:p>
      <text:p text:style-name="P3"><text:span text:style-name="T8">for(int x = 10; x &lt; 20; x = x + 1) {</text:span></text:p>
      <text:p text:style-name="P3"><text:span text:style-name="T8"><text:s text:c="9"/>System.out.print("value of x : " + x );</text:span></text:p>
      <text:p text:style-name="P3"><text:span text:style-name="T8"><text:s text:c="9"/>System.out.print("\n");</text:span></text:p>
      <text:p text:style-name="P3"><text:span text:style-name="T8"><text:s text:c="2"/><text:tab/>}</text:span></text:p>
      <text:p text:style-name="P3"><text:s/></text:p>
      <text:p text:style-name="P3">Console output:</text:p>
      <text:p text:style-name="P3"><text:span text:style-name="T8">value of x : 10</text:span></text:p>
      <text:p text:style-name="P3"><text:span text:style-name="T8">value of x : 11</text:span></text:p>
      <text:p text:style-name="P3"><text:span text:style-name="T8">value of x : 12</text:span></text:p>
      <text:p text:style-name="P3"><text:span text:style-name="T8">value of x : 13</text:span></text:p>
      <text:p text:style-name="P3"><text:span text:style-name="T8">value of x : 14</text:span></text:p>
      <text:p text:style-name="P3"><text:span text:style-name="T8">value of x : 15</text:span></text:p>
      <text:p text:style-name="P3"><text:span text:style-name="T8">value of x : 16</text:span></text:p>
      <text:p text:style-name="P3"><text:span text:style-name="T8">value of x : 17</text:span></text:p>
      <text:p text:style-name="P3"><text:span text:style-name="T8">value of x : 18</text:span></text:p>
      <text:p text:style-name="P3"><text:span text:style-name="T8">value of x : 19</text:span></text:p>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3"><text:span text:style-name="T8">Μετάφραση</text:span></text:p>
      <text:p text:style-name="P3"><text:span text:style-name="T8">For-Βρόγχος</text:span></text:p>
      <text:p text:style-name="P6"/>
      <text:p text:style-name="P3">Ένας βρόχος for είναι μια δομή ελέγχου επανάληψης που σας επιτρέπει να γράψετε αποτελεσματικά έναν βρόχο που πρέπει να εκτελεστεί έναν συγκεκριμένο αριθμό φορών.</text:p>
      <text:p text:style-name="P3">Ένας βρόχος for είναι χρήσιμο μόνο όταν γνωρίζετε πόσες φορές πρόκειται να επαναληφθεί μια εργασία.</text:p>
      <text:p text:style-name="P3"><text:s/></text:p>
      <text:p text:style-name="P3">Συντακτικό:</text:p>
      <text:p text:style-name="P3"><text:span text:style-name="T8"><text:s/></text:span></text:p>
      <text:p text:style-name="P3"><text:span text:style-name="T8">for(initialization; Boolean_expression; update) {</text:span></text:p>
      <text:p text:style-name="P3"><text:span text:style-name="T8"><text:s text:c="3"/>// Statements</text:span></text:p>
      <text:p text:style-name="P3"><text:span text:style-name="T8">}</text:span></text:p>
      <text:p text:style-name="P3"><text:span text:style-name="T8"><text:s/></text:span></text:p>
      <text:p text:style-name="P8">Εδώ είναι η ροή του ελέγχου σε ένα for βρόχο:</text:p>
      <text:p text:style-name="P8"><text:soft-page-break/>· Το βήμα προετοιμασίας εκτελείται πρώτα και μόνο μία φορά. Αυτό το βήμα σάς επιτρέπει να δηλώσετε και να προετοιμάσετε οποιεσδήποτε μεταβλητές ελέγχου βρόχου και αυτό το βήμα τελειώνει με ερωτηματικό (;).</text:p>
      <text:p text:style-name="P8">· Στη συνέχεια, αξιολογείται η παράσταση Boolean. Εάν είναι αληθές, το σώμα του βρόχου εκτελείται. Εάν είναι ψευδής, το σώμα του βρόχου δεν θα εκτελεστεί και ο έλεγχος μεταπηδά στην επόμενη πρόταση πέρα από το βρόχο for.</text:p>
      <text:p text:style-name="P8">· Μετά την εκτέλεση του σώματος του βρόχου, το στοιχείο ελέγχου μεταβαίνει προς τα πίσω στην πρόταση ενημέρωσης. Αυτή η πρόταση σάς επιτρέπει να ενημερώσετε τυχόν μεταβλητές ελέγχου βρόχου. Αυτή η πρόταση μπορεί να μείνει κενή με ερωτηματικό στο τέλος.</text:p>
      <text:p text:style-name="P8">· Η έκφραση Boolean αξιολογείται ξανά. Εάν είναι αληθές, ο βρόχος εκτελείται και η διαδικασία επαναλαμβάνεται (σώμα βρόχου, στη συνέχεια, βήμα ενημέρωσης, τότε Boolean έκφραση). Αφού η έκφραση Boolean είναι ψευδής, τερματίζεται ο βρόχος for.</text:p>
      <text:p text:style-name="P3"><text:s/></text:p>
      <text:p text:style-name="P3">Για παράδειγμα:</text:p>
      <text:p text:style-name="P3"><text:span text:style-name="T8">for(int x = 10; x &lt; 20; x = x + 1) {</text:span></text:p>
      <text:p text:style-name="P3"><text:span text:style-name="T8"><text:s text:c="9"/>System.out.print("value of x : " + x );</text:span></text:p>
      <text:p text:style-name="P3"><text:span text:style-name="T8"><text:s text:c="9"/>System.out.print("\n");</text:span></text:p>
      <text:p text:style-name="P3"><text:span text:style-name="T8"><text:s text:c="2"/><text:tab/>}</text:span></text:p>
      <text:p text:style-name="P3"><text:s/></text:p>
      <text:p text:style-name="P3">Έξοδος κονσόλας:</text:p>
      <text:p text:style-name="P3"><text:span text:style-name="T8">value of x : 10</text:span></text:p>
      <text:p text:style-name="P3"><text:span text:style-name="T8">value of x : 11</text:span></text:p>
      <text:p text:style-name="P3"><text:span text:style-name="T8">value of x : 12</text:span></text:p>
      <text:p text:style-name="P3"><text:span text:style-name="T8">value of x : 13</text:span></text:p>
      <text:p text:style-name="P3"><text:span text:style-name="T8">value of x : 14</text:span></text:p>
      <text:p text:style-name="P3"><text:span text:style-name="T8">value of x : 15</text:span></text:p>
      <text:p text:style-name="P3"><text:span text:style-name="T8">value of x : 16</text:span></text:p>
      <text:p text:style-name="P3"><text:span text:style-name="T8">value of x : 17</text:span></text:p>
      <text:p text:style-name="P3"><text:span text:style-name="T8">value of x : 18</text:span></text:p>
      <text:p text:style-name="P3"><text:span text:style-name="T8">value of x : 19</text:span></text:p>
      <text:p text:style-name="P6"/>
      <text:p text:style-name="P4"/>
      <text:p text:style-name="P4"><text:soft-page-break/></text:p>
      <text:p text:style-name="P4"/>
      <text:p text:style-name="P4"/>
      <text:p text:style-name="P4"/>
      <text:p text:style-name="P4"/>
      <text:p text:style-name="P4"/>
      <text:p text:style-name="P4"/>
      <text:p text:style-name="P3"><text:span text:style-name="T3">Arrays</text:span></text:p>
      <text:p text:style-name="P3"><text:s/></text:p>
      <text:p text:style-name="P3">An array is a group of like-typed variables that are referred to by a common name.</text:p>
      <text:p text:style-name="P3"><text:s/></text:p>
      <text:p text:style-name="P3">Syntax:</text:p>
      <text:p text:style-name="P3"><text:s/></text:p>
      <text:p text:style-name="P3"><text:span text:style-name="T8">type[] var-name;</text:span></text:p>
      <text:p text:style-name="P3"><text:s/></text:p>
      <text:p text:style-name="P3">Where <text:span text:style-name="T8">type</text:span> is any datatype as mentioned in a previous course, and <text:span text:style-name="T8">var-name</text:span> is the name given to the array. Arrays can contain primitive data types as well as objects of a class.</text:p>
      <text:p text:style-name="P3"><text:s/></text:p>
      <text:p text:style-name="P3">When an array is declared, only a reference of array is created. To actually create or give memory to array, you create an array like this:</text:p>
      <text:p text:style-name="P3"><text:s/></text:p>
      <text:p text:style-name="P3"><text:span text:style-name="T8">var-name = new type [size];</text:span></text:p>
      <text:p text:style-name="P3"><text:s/></text:p>
      <text:p text:style-name="P3">Here, <text:span text:style-name="T8"><text:s/>size</text:span> specifies the number of elements in the array. That is, to use <text:span text:style-name="T8">new</text:span> to allocate an array, you must specify the type and number of elements to allocate.</text:p>
      <text:p text:style-name="P3"><text:s/></text:p>
      <text:p text:style-name="P3">For example:</text:p>
      <text:p text:style-name="P3"><text:soft-page-break/><text:s/></text:p>
      <text:p text:style-name="P3"><text:span text:style-name="T8">int intArray[]; <text:s text:c="3"/>//declaring array</text:span></text:p>
      <text:p text:style-name="P3"><text:span text:style-name="T8">intArray = new int[20]; <text:s/>// allocating memory to array</text:span></text:p>
      <text:p text:style-name="P3"><text:s/></text:p>
      <text:p text:style-name="P3">Since arrays are objects in Java, we can find their length using the method <text:span text:style-name="T8">length</text:span>.</text:p>
      <text:p text:style-name="P3">For example:</text:p>
      <text:p text:style-name="P3"><text:s/></text:p>
      <text:p text:style-name="P3"><text:span text:style-name="T8">int[] numbers = new int[]{1,3,5,7,9};</text:span></text:p>
      <text:p text:style-name="P3"><text:span text:style-name="T8">System.out.print(numbers.lenght);</text:span></text:p>
      <text:p text:style-name="P3"><text:span text:style-name="T8"><text:s/></text:span></text:p>
      <text:p text:style-name="P3">Console output:</text:p>
      <text:p text:style-name="P3"><text:span text:style-name="T8">5</text:span></text:p>
      <text:p text:style-name="P3"><text:s/></text:p>
      <text:p text:style-name="P3">The variables in the array are ordered and each have an index beginning from 0.</text:p>
      <text:p text:style-name="P3"><text:s/></text:p>
      <text:p text:style-name="P3">Multidimensional arrays are arrays of arrays with each element of the array holding the reference of other array. A multidimensional array is created by appending one set of square brackets ([]) per dimension.</text:p>
      <text:p text:style-name="P3"><text:s/></text:p>
      <text:p text:style-name="P3">For example:</text:p>
      <text:p text:style-name="P3"><text:span text:style-name="T8">int[][] twoDArray = new int[10][20]; //a 2D array or matrix</text:span></text:p>
      <text:p text:style-name="P3"><text:s/></text:p>
      <text:p text:style-name="P3">The twoDArray[] is an array depicted as a table with 10 rows and 20 columns.</text:p>
      <text:p text:style-name="P3"><text:s/></text:p>
      <text:p text:style-name="P3">Example of use of a 2D array:</text:p>
      <text:p text:style-name="P3"><text:s/></text:p>
      <text:p text:style-name="P3"><text:soft-page-break/><text:span text:style-name="T8"><text:s/>int arr[][] = { {2,7,9},{3,6,1},{7,4,2} };</text:span></text:p>
      <text:p text:style-name="P3"><text:span text:style-name="T8"><text:s text:c="2"/></text:span></text:p>
      <text:p text:style-name="P3"><text:span text:style-name="T8"><text:s text:c="8"/>for (int i=0; i&lt; 3 ; i++)</text:span></text:p>
      <text:p text:style-name="P3"><text:span text:style-name="T8"><text:s text:c="8"/>{</text:span></text:p>
      <text:p text:style-name="P3"><text:span text:style-name="T8"><text:s text:c="12"/>for (int j=0; j &lt; 3 ; j++)</text:span></text:p>
      <text:p text:style-name="P3"><text:span text:style-name="T8"><text:s text:c="16"/>System.out.print(arr[i][j] + " ");</text:span></text:p>
      <text:p text:style-name="P3"><text:span text:style-name="T8"><text:s text:c="2"/></text:span></text:p>
      <text:p text:style-name="P3"><text:span text:style-name="T8"><text:s text:c="12"/>System.out.println();</text:span></text:p>
      <text:p text:style-name="P3"><text:span text:style-name="T8"><text:s text:c="8"/>}</text:span></text:p>
      <text:p text:style-name="P3"><text:span text:style-name="T8"><text:s/></text:span></text:p>
      <text:p text:style-name="P3">Console output:</text:p>
      <text:p text:style-name="P3"><text:span text:style-name="T8">2 7 9</text:span></text:p>
      <text:p text:style-name="P3"><text:span text:style-name="T8">3 6 1</text:span></text:p>
      <text:p text:style-name="P3"><text:span text:style-name="T8">7 4 2</text:span></text:p>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3"><text:span text:style-name="T8">Μετάφραση</text:span></text:p>
      <text:p text:style-name="P3"><text:span text:style-name="T8">Πίνακες</text:span></text:p>
      <text:p text:style-name="P3">Ένας πίνακας είναι μια ομάδα μεταβλητών παρόμοιας όψεως που αναφέρονται από ένα κοινό όνομα. </text:p>
      <text:p text:style-name="P3">Συντακτικό:</text:p>
      <text:p text:style-name="P3"><text:s/></text:p>
      <text:p text:style-name="P3"><text:span text:style-name="T8">type[] var-name;</text:span></text:p>
      <text:p text:style-name="P3"><text:s/></text:p>
      <text:p text:style-name="P3">Όπου τύπος είναι οποιοσδήποτε τύπος δεδομένων όπως αναφέρεται σε προηγούμενο μάθημα και το var-name είναι το όνομα που δίνεται στον πίνακα. Οι πίνακες μπορούν να περιέχουν πρωτόγονους τύπους δεδομένων, καθώς και αντικείμενα μιας κλάσης.</text:p>
      <text:p text:style-name="P3"><text:s/></text:p>
      <text:p text:style-name="P3">Όταν δηλώνεται ένας πίνακας, δημιουργείται μόνο μια αναφορά του πίνακα. Για να δημιουργήσετε ή να δώσετε μνήμη στον πίνακα, δημιουργείτε έναν πίνακα όπως αυτός:</text:p>
      <text:p text:style-name="P3"/>
      <text:p text:style-name="P3"><text:span text:style-name="T8">var-name = new type [size];</text:span></text:p>
      <text:p text:style-name="P3"><text:s/></text:p>
      <text:p text:style-name="P3">Εδώ, το size καθορίζει τον αριθμό των στοιχείων στον πίνακα. Δηλαδή, για να χρησιμοποιήσετε το new για να εκχωρήσετε έναν πίνακα, πρέπει να καθορίσετε τον τύπο και τον αριθμό των στοιχείων που θα εκχωρηθούν.</text:p>
      <text:p text:style-name="P3"><text:s/></text:p>
      <text:p text:style-name="P3">Για παράδειγμα:</text:p>
      <text:p text:style-name="P3"><text:s/></text:p>
      <text:p text:style-name="P3"><text:soft-page-break/><text:span text:style-name="T8">int intArray[]; <text:s text:c="3"/>//declaring array</text:span></text:p>
      <text:p text:style-name="P3"><text:span text:style-name="T8">intArray = new int[20]; <text:s/>// allocating memory to array</text:span></text:p>
      <text:p text:style-name="P3"><text:s/></text:p>
      <text:p text:style-name="P3">Δεδομένου ότι οι πίνακες είναι αντικείμενα σε Java, μπορούμε να βρούμε το μήκος τους χρησιμοποιώντας το length.</text:p>
      <text:p text:style-name="P3">Για παράδειγμα:</text:p>
      <text:p text:style-name="P3"><text:s/></text:p>
      <text:p text:style-name="P3"><text:span text:style-name="T8">int[] numbers = new int[]{1,3,5,7,9};</text:span></text:p>
      <text:p text:style-name="P3"><text:span text:style-name="T8">System.out.print(numbers.length);</text:span></text:p>
      <text:p text:style-name="P3"><text:span text:style-name="T8"><text:s/></text:span></text:p>
      <text:p text:style-name="P3">Έξοδος κονσόλας:</text:p>
      <text:p text:style-name="P3"><text:span text:style-name="T8">5</text:span></text:p>
      <text:p text:style-name="P3"><text:s/></text:p>
      <text:p text:style-name="P3">Οι μεταβλητές του πίνακα ταξινομούνται και κάθε μία έχει ένα ευρετήριο που αρχίζει από το 0.</text:p>
      <text:p text:style-name="P3"><text:s/></text:p>
      <text:p text:style-name="P3">Οι πολυδιάστατοι πίνακες είναι πίνακες με κάθε στοιχείο του πίνακα να διατηρεί την αναφορά άλλου πίνακα. Ένας πολυδιάστατος πίνακας δημιουργείται με την προσάρτηση ενός συνόλου αγκυλών ([]) ανά διάσταση.</text:p>
      <text:p text:style-name="P3"><text:s/></text:p>
      <text:p text:style-name="P3">Για παράδειγμα:</text:p>
      <text:p text:style-name="P3"><text:span text:style-name="T8">int[][] twoDArray = new int[10][20]; //ένας πίνακας δύο διαστάσεων</text:span></text:p>
      <text:p text:style-name="P3"><text:s/></text:p>
      <text:p text:style-name="P3">The twoDArray[] είναι ένας πίνακας που απεικονίζει 10 γραμμές και 20 στήλες.</text:p>
      <text:p text:style-name="P3"><text:s/></text:p>
      <text:p text:style-name="P3">Παράδειγμα πίνακα δύο διαστάσεων:</text:p>
      <text:p text:style-name="P3"><text:s/></text:p>
      <text:p text:style-name="P3"><text:span text:style-name="T8"><text:s/>int arr[][] = { {2,7,9},{3,6,1},{7,4,2} };</text:span></text:p>
      <text:p text:style-name="P3"><text:soft-page-break/><text:span text:style-name="T8"><text:s text:c="2"/></text:span></text:p>
      <text:p text:style-name="P3"><text:span text:style-name="T8"><text:s text:c="8"/>for (int i=0; i&lt; 3 ; i++)</text:span></text:p>
      <text:p text:style-name="P3"><text:span text:style-name="T8"><text:s text:c="8"/>{</text:span></text:p>
      <text:p text:style-name="P3"><text:span text:style-name="T8"><text:s text:c="12"/>for (int j=0; j &lt; 3 ; j++)</text:span></text:p>
      <text:p text:style-name="P3"><text:span text:style-name="T8"><text:s text:c="16"/>System.out.print(arr[i][j] + " ");</text:span></text:p>
      <text:p text:style-name="P3"><text:span text:style-name="T8"><text:s text:c="2"/></text:span></text:p>
      <text:p text:style-name="P3"><text:span text:style-name="T8"><text:s text:c="12"/>System.out.println();</text:span></text:p>
      <text:p text:style-name="P3"><text:span text:style-name="T8"><text:s text:c="8"/>}</text:span></text:p>
      <text:p text:style-name="P3"><text:span text:style-name="T8"><text:s/></text:span></text:p>
      <text:p text:style-name="P3">Έξοδος κονσόλας:</text:p>
      <text:p text:style-name="P3"><text:span text:style-name="T8">2 7 9</text:span></text:p>
      <text:p text:style-name="P3"><text:span text:style-name="T8">3 6 1</text:span></text:p>
      <text:p text:style-name="P3"><text:span text:style-name="T8">7 4 2</text:span></text:p>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3"><text:span text:style-name="T8"><text:s/></text:span></text:p>
      <text:p text:style-name="P3"><text:span text:style-name="T3"><text:s/>ArrayList</text:span></text:p>
      <text:p text:style-name="P3"><text:s/></text:p>
      <text:p text:style-name="P3">The ArrayList class is a resizable array, which can be found in the java.util package.</text:p>
      <text:p text:style-name="P3"><text:s/></text:p>
      <text:p text:style-name="P3">The difference between a built-in array and an ArrayList in Java, is that the size of an array cannot be modified (if you want to add or remove elements to/from an array, you have to create a new one). While elements can be added and removed from an ArrayList whenever you want.</text:p>
      <text:p text:style-name="P3"><text:s/></text:p>
      <text:p text:style-name="P3">Syntax (Create an ArrayList object called <text:span text:style-name="T11">cars</text:span> that will store strings):</text:p>
      <text:p text:style-name="P3"><text:s/></text:p>
      <text:p text:style-name="P3"><text:span text:style-name="T8">import java.util.ArrayList; // import the ArrayList class</text:span></text:p>
      <text:p text:style-name="P3"><text:span text:style-name="T8"><text:s/></text:span></text:p>
      <text:p text:style-name="P3"><text:span text:style-name="T8">ArrayList&lt;String&gt; cars = new ArrayList&lt;String&gt;();</text:span></text:p>
      <text:p text:style-name="P3"><text:s/></text:p>
      <text:p text:style-name="P3">The ArrayList class has many useful methods:</text:p>
      <text:p text:style-name="P8">·<text:span text:style-name="T5"> <text:s text:c="8"/></text:span>To add elements to the ArrayList, use the add() method.</text:p>
      <text:p text:style-name="P3"><text:s/></text:p>
      <text:p text:style-name="P3">For example:</text:p>
      <text:p text:style-name="P3"><text:s/></text:p>
      <text:p text:style-name="P3"><text:span text:style-name="T8">import java.util.ArrayList;</text:span></text:p>
      <text:p text:style-name="P3"><text:span text:style-name="T8"><text:s/></text:span></text:p>
      <text:p text:style-name="P3"><text:soft-page-break/><text:span text:style-name="T8">public class MyClass {</text:span></text:p>
      <text:p text:style-name="P3"><text:span text:style-name="T8"><text:s text:c="2"/>public static void main(String[] args) {</text:span></text:p>
      <text:p text:style-name="P3"><text:span text:style-name="T8"><text:s text:c="4"/>ArrayList&lt;String&gt; cars = new ArrayList&lt;String&gt;();</text:span></text:p>
      <text:p text:style-name="P3"><text:span text:style-name="T8"><text:s text:c="4"/>cars.add("Volvo");</text:span></text:p>
      <text:p text:style-name="P3"><text:span text:style-name="T8"><text:s text:c="4"/>cars.add("BMW");</text:span></text:p>
      <text:p text:style-name="P3"><text:span text:style-name="T8"><text:s text:c="4"/>cars.add("Ford");</text:span></text:p>
      <text:p text:style-name="P3"><text:span text:style-name="T8"><text:tab/>cars.add("Mazda");</text:span></text:p>
      <text:p text:style-name="P3"><text:span text:style-name="T8"><text:s text:c="4"/>System.out.println(cars);</text:span></text:p>
      <text:p text:style-name="P3"><text:span text:style-name="T8"><text:s text:c="2"/>}</text:span></text:p>
      <text:p text:style-name="P3"><text:span text:style-name="T8">}</text:span></text:p>
      <text:p text:style-name="P2"><draw:rect text:anchor-type="as-char" style:rel-width="100%" draw:z-index="0" draw:style-name="gr1" draw:text-style-name="P21" svg:width="0.0012in" svg:height="0.0213in"><text:p/></draw:rect></text:p>
      <text:p text:style-name="P8">·<text:span text:style-name="T5"> <text:s text:c="8"/></text:span>To access an element in the ArrayList, use the get() method and refer to the index number.</text:p>
      <text:p text:style-name="P3"><text:s/></text:p>
      <text:p text:style-name="P3">For example:</text:p>
      <text:p text:style-name="P3"><text:s/></text:p>
      <text:p text:style-name="P3"><text:span text:style-name="T8">cars.get(0);</text:span></text:p>
      <text:p text:style-name="P3"><text:s/></text:p>
      <text:p text:style-name="P3">Console output:</text:p>
      <text:p text:style-name="P3"><text:span text:style-name="T8">Volvo</text:span></text:p>
      <text:p text:style-name="P2"><draw:rect text:anchor-type="as-char" style:rel-width="100%" draw:z-index="1" draw:style-name="gr1" draw:text-style-name="P21" svg:width="0.0012in" svg:height="0.0213in"><text:p/></draw:rect></text:p>
      <text:p text:style-name="P8">·<text:span text:style-name="T5"> <text:s text:c="8"/></text:span>To modify an element, use the set() method and refer to the index number.</text:p>
      <text:p text:style-name="P15"><text:s/></text:p>
      <text:p text:style-name="P3">For example:</text:p>
      <text:p text:style-name="P3"><text:s/></text:p>
      <text:p text:style-name="P3"><text:soft-page-break/><text:span text:style-name="T8">cars.set(0, "Opel");</text:span></text:p>
      <text:p text:style-name="P3"><text:s/></text:p>
      <text:p text:style-name="P8">·<text:span text:style-name="T5"> <text:s text:c="8"/></text:span>To remove an element, use the remove() method and refer to the index number.</text:p>
      <text:p text:style-name="P3"><text:s/></text:p>
      <text:p text:style-name="P3">For example:</text:p>
      <text:p text:style-name="P3"><text:s/></text:p>
      <text:p text:style-name="P3"><text:span text:style-name="T8">cars.remove(0);</text:span></text:p>
      <text:p text:style-name="P3"><text:s/></text:p>
      <text:p text:style-name="P8">·<text:span text:style-name="T5"> <text:s text:c="8"/></text:span>To remove all the elements in the ArrayList, use the clear() method.</text:p>
      <text:p text:style-name="P3"><text:s/></text:p>
      <text:p text:style-name="P3">For example:</text:p>
      <text:p text:style-name="P3"><text:s/></text:p>
      <text:p text:style-name="P3"><text:span text:style-name="T8">cars.clear();</text:span></text:p>
      <text:p text:style-name="P3"><text:s/></text:p>
      <text:p text:style-name="P8">·<text:span text:style-name="T5"> <text:s text:c="8"/></text:span>To find out how many elements an ArrayList have, use the size method.</text:p>
      <text:p text:style-name="P3"><text:s/></text:p>
      <text:p text:style-name="P3">For example:</text:p>
      <text:p text:style-name="P3"><text:s/></text:p>
      <text:p text:style-name="P3">cars.size();</text:p>
      <text:p text:style-name="P3"><text:s/></text:p>
      <text:p text:style-name="P3"/>
      <text:p text:style-name="P3"/>
      <text:p text:style-name="P3"/>
      <text:p text:style-name="P3"/>
      <text:p text:style-name="P3"><text:soft-page-break/></text:p>
      <text:p text:style-name="P3"/>
      <text:p text:style-name="P3"/>
      <text:p text:style-name="P3"/>
      <text:p text:style-name="P3"/>
      <text:p text:style-name="P3"/>
      <text:p text:style-name="P3">Μετάφραση</text:p>
      <text:p text:style-name="P3"><text:span text:style-name="T3"><text:s/>ArrayList</text:span></text:p>
      <text:p text:style-name="P3"><text:s/></text:p>
      <text:p text:style-name="P3">Η κλάση ArrayList είναι ένας πίνακας με δυνατότητα αλλαγής μεγέθους, η οποία βρίσκεται στο πακέτο java.util.</text:p>
      <text:p text:style-name="P3"><text:s/></text:p>
      <text:p text:style-name="P3">Η διαφορά μεταξύ ενός ενσωματωμένου πίνακα και ενός ArrayList σε Java, είναι ότι το μέγεθος ενός πίνακα δεν μπορεί να τροποποιηθεί (εάν θέλετε να προσθέσετε ή να καταργήσετε στοιχεία από/προς έναν πίνακα, πρέπει να δημιουργήσετε έναν νέο). Ενώ τα στοιχεία μπορούν να προστεθούν και να καταργηθούν από ένα ArrayList όποτε θέλετε.</text:p>
      <text:p text:style-name="P3">Σύνταξη (Δημιουργία ενός αντικειμένου ArrayList που ονομάζεται αυτοκίνητα που θα αποθηκεύει συμβολοσειρές): </text:p>
      <text:p text:style-name="P3"><text:s/></text:p>
      <text:p text:style-name="P3"><text:span text:style-name="T8">import java.util.ArrayList; // import the ArrayList class</text:span></text:p>
      <text:p text:style-name="P3"><text:span text:style-name="T8"><text:s/></text:span></text:p>
      <text:p text:style-name="P3"><text:span text:style-name="T8">ArrayList&lt;String&gt; cars = new ArrayList&lt;String&gt;();</text:span></text:p>
      <text:p text:style-name="P3"><text:s/></text:p>
      <text:p text:style-name="P3">Η κλάση ArrayList έχει πολλές χρήσιμες μεθόδους:</text:p>
      <text:p text:style-name="P3">· Για να προσθέσετε στοιχεία στη λίστα πινάκων, χρησιμοποιήστε τη μέθοδο add().</text:p>
      <text:p text:style-name="P3"><text:s/></text:p>
      <text:p text:style-name="P3">Για παράδειγμα:</text:p>
      <text:p text:style-name="P3"><text:s/></text:p>
      <text:p text:style-name="P3"><text:span text:style-name="T8">import java.util.ArrayList;</text:span></text:p>
      <text:p text:style-name="P3"><text:soft-page-break/><text:span text:style-name="T8"><text:s/></text:span></text:p>
      <text:p text:style-name="P3"><text:span text:style-name="T8">public class MyClass {</text:span></text:p>
      <text:p text:style-name="P3"><text:span text:style-name="T8"><text:s text:c="2"/>public static void main(String[] args) {</text:span></text:p>
      <text:p text:style-name="P3"><text:span text:style-name="T8"><text:s text:c="4"/>ArrayList&lt;String&gt; cars = new ArrayList&lt;String&gt;();</text:span></text:p>
      <text:p text:style-name="P3"><text:span text:style-name="T8"><text:s text:c="4"/>cars.add("Volvo");</text:span></text:p>
      <text:p text:style-name="P3"><text:span text:style-name="T8"><text:s text:c="4"/>cars.add("BMW");</text:span></text:p>
      <text:p text:style-name="P3"><text:span text:style-name="T8"><text:s text:c="4"/>cars.add("Ford");</text:span></text:p>
      <text:p text:style-name="P3"><text:span text:style-name="T8"><text:tab/>cars.add("Mazda");</text:span></text:p>
      <text:p text:style-name="P3"><text:span text:style-name="T8"><text:s text:c="4"/>System.out.println(cars);</text:span></text:p>
      <text:p text:style-name="P3"><text:span text:style-name="T8"><text:s text:c="2"/>}</text:span></text:p>
      <text:p text:style-name="P3"><text:span text:style-name="T8">}</text:span></text:p>
      <text:p text:style-name="P2"><draw:rect text:anchor-type="as-char" style:rel-width="100%" draw:z-index="2" draw:style-name="gr1" draw:text-style-name="P21" svg:width="0.0012in" svg:height="0.0213in"><text:p/></draw:rect></text:p>
      <text:p text:style-name="P8">· Για να αποκτήσετε πρόσβαση σε ένα στοιχείο της λίστας πινάκων, χρησιμοποιήστε τη μέθοδο get() και ανατρέξτε στον αριθμό index.</text:p>
      <text:p text:style-name="P3"><text:s/></text:p>
      <text:p text:style-name="P3">Για παράδειγμα:</text:p>
      <text:p text:style-name="P3"><text:s/></text:p>
      <text:p text:style-name="P3"><text:span text:style-name="T8">cars.get(0);</text:span></text:p>
      <text:p text:style-name="P3"><text:s/></text:p>
      <text:p text:style-name="P3">Έξοδος κονσόλας:</text:p>
      <text:p text:style-name="P3"><text:span text:style-name="T8">Volvo</text:span></text:p>
      <text:p text:style-name="P2"><draw:rect text:anchor-type="as-char" style:rel-width="100%" draw:z-index="3" draw:style-name="gr1" draw:text-style-name="P21" svg:width="0.0012in" svg:height="0.0213in"><text:p/></draw:rect></text:p>
      <text:p text:style-name="P8">· Για να τροποποιήσετε ένα στοιχείο, χρησιμοποιήστε τη μέθοδο set() και ανατρέξτε στον αριθμό index.</text:p>
      <text:p text:style-name="P15"><text:s/></text:p>
      <text:p text:style-name="P3">Για παράδειγμα:</text:p>
      <text:p text:style-name="P3"><text:soft-page-break/><text:s/></text:p>
      <text:p text:style-name="P3"><text:span text:style-name="T8">cars.set(0, "Opel");</text:span></text:p>
      <text:p text:style-name="P3"><text:s/></text:p>
      <text:p text:style-name="P8">· Για να καταργήσετε ένα στοιχείο, χρησιμοποιήστε τη μέθοδο remove() και ανατρέξτε στον αριθμό index.</text:p>
      <text:p text:style-name="P8"/>
      <text:p text:style-name="P8"/>
      <text:p text:style-name="P3"><text:s/></text:p>
      <text:p text:style-name="P3">Για παράδειγμα:</text:p>
      <text:p text:style-name="P3"><text:s/></text:p>
      <text:p text:style-name="P3"><text:span text:style-name="T8">cars.remove(0);</text:span></text:p>
      <text:p text:style-name="P3"><text:s/></text:p>
      <text:p text:style-name="P8">· Για να καταργήσετε όλα τα στοιχεία της λίστας πινάκων, χρησιμοποιήστε τη μέθοδο clear().</text:p>
      <text:p text:style-name="P3"/>
      <text:p text:style-name="P3">Για παράδειγμα:</text:p>
      <text:p text:style-name="P3"><text:s/></text:p>
      <text:p text:style-name="P3"><text:span text:style-name="T8">cars.clear();</text:span></text:p>
      <text:p text:style-name="P3"><text:s/></text:p>
      <text:p text:style-name="P8">· Για να μάθετε πόσα στοιχεία έχει μια λίστα πινάκων, χρησιμοποιήστε τη μέθοδο size().</text:p>
      <text:p text:style-name="P3"><text:s/></text:p>
      <text:p text:style-name="P3">Για παράδειγμα:</text:p>
      <text:p text:style-name="P3"><text:s/></text:p>
      <text:p text:style-name="P3">cars.size();</text:p>
      <text:p text:style-name="P4"/>
      <text:p text:style-name="P4"/>
      <text:p text:style-name="P4"><text:soft-page-break/></text:p>
      <text:p text:style-name="P4"/>
      <text:p text:style-name="P4"/>
      <text:p text:style-name="P3"><text:span text:style-name="T3">For-Each</text:span></text:p>
      <text:p text:style-name="P3"><text:s/></text:p>
      <text:p text:style-name="P3">For-each is another array traversing technique like for loop, while loop, do-while loop. It’s commonly used to iterate over an array or a Collections class (eg, ArrayList)</text:p>
      <text:p text:style-name="P3"><text:s/></text:p>
      <text:p text:style-name="P3"><text:s/></text:p>
      <text:p text:style-name="P3">Syntax:</text:p>
      <text:p text:style-name="P3"><text:s/></text:p>
      <text:p text:style-name="P3"><text:span text:style-name="T8">for (type var : array)</text:span></text:p>
      <text:p text:style-name="P3"><text:span text:style-name="T8">{</text:span></text:p>
      <text:p text:style-name="P3"><text:span text:style-name="T8"><text:tab/>statements using var;</text:span></text:p>
      <text:p text:style-name="P3"><text:span text:style-name="T8">}</text:span></text:p>
      <text:p text:style-name="P3"><text:s/></text:p>
      <text:p text:style-name="P8"><text:span text:style-name="T12">·</text:span><text:span text:style-name="T5"> <text:s text:c="8"/></text:span>It starts with the keyword for like a normal for-loop.</text:p>
      <text:p text:style-name="P8"><text:s/></text:p>
      <text:p text:style-name="P8"><text:span text:style-name="T12">·</text:span><text:span text:style-name="T5"> <text:s text:c="8"/></text:span>Instead of declaring and initializing a loop counter variable, you declare a variable that is the same type as the base type of the array, followed by a colon, which is then followed by the array name.</text:p>
      <text:p text:style-name="P8"><text:s/></text:p>
      <text:p text:style-name="P8"><text:span text:style-name="T12">·</text:span><text:span text:style-name="T5"> <text:s text:c="8"/></text:span>In the loop body, you can use the loop variable you created rather than using an indexed array element.</text:p>
      <text:p text:style-name="P8"><text:s/></text:p>
      <text:p text:style-name="P3">For example:</text:p>
      <text:p text:style-name="P3"><text:s/></text:p>
      <text:p text:style-name="P3"><text:span text:style-name="T8">int[] marks = { 2, 3, 1, 4, 5 };</text:span></text:p>
      <text:p text:style-name="P3"><text:soft-page-break/><text:span text:style-name="T8">int maxSoFar = numbers[0];</text:span></text:p>
      <text:p text:style-name="P3"><text:span text:style-name="T8"><text:s text:c="10"/></text:span></text:p>
      <text:p text:style-name="P3"><text:span text:style-name="T8"><text:s text:c="8"/>for (int num : numbers) </text:span></text:p>
      <text:p text:style-name="P3"><text:span text:style-name="T8"><text:s text:c="8"/>{</text:span></text:p>
      <text:p text:style-name="P3"><text:span text:style-name="T8"><text:s text:c="12"/>if (num &gt; maxSoFar)</text:span></text:p>
      <text:p text:style-name="P3"><text:span text:style-name="T8"><text:s text:c="12"/>{</text:span></text:p>
      <text:p text:style-name="P3"><text:span text:style-name="T8"><text:s text:c="16"/>maxSoFar = num;</text:span></text:p>
      <text:p text:style-name="P3"><text:span text:style-name="T8"><text:s text:c="12"/>}</text:span></text:p>
      <text:p text:style-name="P3"><text:span text:style-name="T8"><text:s text:c="8"/>}</text:span></text:p>
      <text:p text:style-name="P3"><text:span text:style-name="T8"><text:s/>System.out.println("The maximum number is " + maxSoFar);</text:span></text:p>
      <text:p text:style-name="P3"><text:s/></text:p>
      <text:p text:style-name="P3">Console output:</text:p>
      <text:p text:style-name="P3"><text:span text:style-name="T8">The maximum number is 5</text:span></text:p>
      <text:p text:style-name="P3"><text:s/></text:p>
      <text:p text:style-name="P3"><text:s/></text:p>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Μετάφραση</text:p>
      <text:p text:style-name="P3"><text:span text:style-name="T3">For-Each</text:span></text:p>
      <text:p text:style-name="P3"/>
      <text:p text:style-name="P3">For-each είναι μια άλλη τεχνική διάσχισης ενός πίνακα όπως η for, while και η do-while. Χρησιμοποιείται ευρέως για την διάσχιση ενός πίνακα ή μίας κλάσης Collections. <text:s/>(π.χ., ArrayList) </text:p>
      <text:p text:style-name="P3">Συντακτικό:</text:p>
      <text:p text:style-name="P3"><text:s/></text:p>
      <text:p text:style-name="P3"><text:span text:style-name="T8">for (type var : array)</text:span></text:p>
      <text:p text:style-name="P3"><text:span text:style-name="T8">{</text:span></text:p>
      <text:p text:style-name="P3"><text:span text:style-name="T8"><text:tab/>statements using var;</text:span></text:p>
      <text:p text:style-name="P3"><text:span text:style-name="T8">}</text:span></text:p>
      <text:p text:style-name="P3"><text:s/></text:p>
      <text:p text:style-name="P3">· Ξεκινά με τη λέξη-κλειδί for σαν ένα κανονικό for-βρόγχο.</text:p>
      <text:p text:style-name="P3"/>
      <text:p text:style-name="P3">· Αντί να δηλώνετε και να αρχικοποιείτε μια μεταβλητή μετρητή βρόγχου, δηλώνετε μια μεταβλητή που είναι στον ίδιο τύπο με τον βασικό τύπο του πίνακα, ακολουθούμενη από άνω και κάτω τελεία, η οποία στη συνέχεια ακολουθείται από το όνομα του πίνακα.</text:p>
      <text:p text:style-name="P3"/>
      <text:p text:style-name="P3">· Στο σώμα βρόγχου, μπορείτε να χρησιμοποιήσετε τη μεταβλητή βρόγχου που δημιουργήσατε αντί να χρησιμοποιήσετε ένα στοιχείο πίνακα με index.</text:p>
      <text:p text:style-name="P11"><text:s text:c="2"/></text:p>
      <text:p text:style-name="P3">Για παράδειγμα:</text:p>
      <text:p text:style-name="P3"><text:s/></text:p>
      <text:p text:style-name="P3"><text:span text:style-name="T8">int[] marks = { 2, 3, 1, 4, 5 };</text:span></text:p>
      <text:p text:style-name="P3"><text:span text:style-name="T8">int maxSoFar = numbers[0];</text:span></text:p>
      <text:p text:style-name="P3"><text:soft-page-break/><text:span text:style-name="T8"><text:s text:c="10"/></text:span></text:p>
      <text:p text:style-name="P3"><text:span text:style-name="T8"><text:s text:c="8"/>for (int num : numbers) </text:span></text:p>
      <text:p text:style-name="P3"><text:span text:style-name="T8"><text:s text:c="8"/>{</text:span></text:p>
      <text:p text:style-name="P3"><text:span text:style-name="T8"><text:s text:c="12"/>if (num &gt; maxSoFar)</text:span></text:p>
      <text:p text:style-name="P3"><text:span text:style-name="T8"><text:s text:c="12"/>{</text:span></text:p>
      <text:p text:style-name="P3"><text:span text:style-name="T8"><text:s text:c="16"/>maxSoFar = num;</text:span></text:p>
      <text:p text:style-name="P3"><text:span text:style-name="T8"><text:s text:c="12"/>}</text:span></text:p>
      <text:p text:style-name="P3"><text:span text:style-name="T8"><text:s text:c="8"/>}</text:span></text:p>
      <text:p text:style-name="P3"><text:span text:style-name="T8"><text:s/>System.out.println("The maximum number is " + maxSoFar);</text:span></text:p>
      <text:p text:style-name="P3"><text:s/></text:p>
      <text:p text:style-name="P3">Έξοδος κονσόλας:</text:p>
      <text:p text:style-name="P3"><text:span text:style-name="T8">The maximum number is 5</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3"><text:span text:style-name="T3"><text:s/>HashMap</text:span></text:p>
      <text:p text:style-name="P3"><text:s/></text:p>
      <text:p text:style-name="P3">HashMap stores the data in (Key, Value) pairs. To access a value one must know its key. HashMap is known as HashMap because it uses a technique called Hashing. Hashing is a technique of converting a large String to small String that represents the same String. A shorter value helps in indexing and faster searches.</text:p>
      <text:p text:style-name="P3"><text:s/></text:p>
      <text:p text:style-name="P3">HashMap is a part of java.util package.</text:p>
      <text:p text:style-name="P3"><text:s/></text:p>
      <text:p text:style-name="P3">For example (Create a HashMap object called capitalCities that will store String <text:span text:style-name="T11">keys</text:span> and String <text:span text:style-name="T11">values)</text:span>:</text:p>
      <text:p text:style-name="P3"><text:s/></text:p>
      <text:p text:style-name="P3"><text:span text:style-name="T8">import java.util.HashMap; // import the HashMap class</text:span></text:p>
      <text:p text:style-name="P3"><text:span text:style-name="T8"><text:s/></text:span></text:p>
      <text:p text:style-name="P3"><text:span text:style-name="T8">HashMap&lt;String, String&gt; capitalCities = new HashMap&lt;String, String&gt;();</text:span></text:p>
      <text:p text:style-name="P3"><text:s/></text:p>
      <text:p text:style-name="P3">Important info:</text:p>
      <text:p text:style-name="P8">·<text:span text:style-name="T5"> <text:s text:c="8"/></text:span>HashMap doesn’t allow duplicate keys but allows duplicate values. That means A single key can’t contain more than 1 value but more than 1 key can contain a single value.</text:p>
      <text:p text:style-name="P3"><text:s/></text:p>
      <text:p text:style-name="P8">·<text:span text:style-name="T5"> <text:s text:c="8"/></text:span>HashMap allows null key also but only once and multiple null values.</text:p>
      <text:p text:style-name="P3"><text:s/></text:p>
      <text:p text:style-name="P3">The HashMap class has many useful methods:</text:p>
      <text:p text:style-name="P3"><text:s/></text:p>
      <text:p text:style-name="P8">·<text:span text:style-name="T5"> <text:s text:c="8"/></text:span>To add items to it, use the put() method:</text:p>
      <text:p text:style-name="P3"><text:s/></text:p>
      <text:p text:style-name="P3">For example:</text:p>
      <text:p text:style-name="P3"><text:soft-page-break/><text:s/></text:p>
      <text:p text:style-name="P3"><text:span text:style-name="T8">capitalCities.put("England", "London");</text:span></text:p>
      <text:p text:style-name="P3"><text:span text:style-name="T8">capitalCities.put("Germany", "Berlin");</text:span></text:p>
      <text:p text:style-name="P3"><text:s/></text:p>
      <text:p text:style-name="P3"><text:s/></text:p>
      <text:p text:style-name="P8">·<text:span text:style-name="T5"> <text:s text:c="8"/></text:span>To access a value in the HashMap, use the get() method and refer to its key:</text:p>
      <text:p text:style-name="P3"><text:s/></text:p>
      <text:p text:style-name="P3">For example:</text:p>
      <text:p text:style-name="P3"><text:s/></text:p>
      <text:p text:style-name="P3"><text:span text:style-name="T8">capitalCities.get("England");</text:span></text:p>
      <text:p text:style-name="P3"><text:s/></text:p>
      <text:p text:style-name="P8">·<text:span text:style-name="T5"> <text:s text:c="8"/></text:span>To remove an item, use the remove() method and refer to the key:</text:p>
      <text:p text:style-name="P3"><text:s/></text:p>
      <text:p text:style-name="P3">For example:</text:p>
      <text:p text:style-name="P3"><text:s/></text:p>
      <text:p text:style-name="P3"><text:span text:style-name="T8">capitalCities.remove(“England”);</text:span></text:p>
      <text:p text:style-name="P3"><text:s/></text:p>
      <text:p text:style-name="P8">·<text:span text:style-name="T5"> <text:s text:c="8"/></text:span>To find out how many items there are, use the size method:</text:p>
      <text:p text:style-name="P3"><text:s/></text:p>
      <text:p text:style-name="P3">For example:</text:p>
      <text:p text:style-name="P3"><text:s/></text:p>
      <text:p text:style-name="P3"><text:span text:style-name="T8">capitalCities.size();</text:span></text:p>
      <text:p text:style-name="P3"><text:s/></text:p>
      <text:p text:style-name="P3">To loop through the items of a HashMap we use a <text:span text:style-name="T11">for-each</text:span> loop.</text:p>
      <text:p text:style-name="P3"><text:soft-page-break/><text:span text:style-name="T11"><text:s/></text:span></text:p>
      <text:p text:style-name="P3">For example:</text:p>
      <text:p text:style-name="P3"><text:s/></text:p>
      <text:p text:style-name="P3">// Print keys</text:p>
      <text:p text:style-name="P3">for (String i : capitalCities.keySet()) {</text:p>
      <text:p text:style-name="P3"><text:s text:c="2"/>System.out.println(i);</text:p>
      <text:p text:style-name="P3">}</text:p>
      <text:p text:style-name="P3"><text:s/></text:p>
      <text:p text:style-name="P3"><text:span text:style-name="T3">Tip:</text:span> Use the keySet() method if you only want the keys, and use the values() method if you only want the value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Μετάφραση</text:p>
      <text:p text:style-name="P3"><text:span text:style-name="T3"><text:s/>HashMap</text:span></text:p>
      <text:p text:style-name="P3"><text:s/></text:p>
      <text:p text:style-name="P3">Το HashMap αποθηκεύει τα δεδομένα σε ζεύγη (Κλειδί, Τιμή). Για να αποκτήσετε πρόσβαση σε μια τιμή πρέπει κανείς να γνωρίζει το κλειδί της. Το HashMap είναι γνωστό ως HashMap επειδή χρησιμοποιεί μια τεχνική που ονομάζεται Hashing. Ο κατακερματισμός είναι μια τεχνική μετατροπής μιας μεγάλης συμβολοσειράς σε μικρή συμβολοσειρά που αντιπροσωπεύει την ίδια συμβολοσειρά. Μια μικρότερη τιμή βοηθά στη δημιουργία ευρετηρίου και στις ταχύτερες αναζητήσεις.</text:p>
      <text:p text:style-name="P3">HashMap είναι ένα μέρος του πακέτου java.util.</text:p>
      <text:p text:style-name="P3"/>
      <text:p text:style-name="P3">Για παράδειγμα (Δημιουργία αντικειμένου HashMap που ονομάζεται capitalCities που θα αποθηκεύουν κλειδιά συμβολοσειράς και τιμές συμβολοσειράς):</text:p>
      <text:p text:style-name="P3"><text:s text:c="3"/></text:p>
      <text:p text:style-name="P3"><text:span text:style-name="T8">import java.util.HashMap; // εισαγωγή της HashMap κλάσης </text:span></text:p>
      <text:p text:style-name="P3"><text:span text:style-name="T8">HashMap&lt;String, String&gt; capitalCities = new HashMap&lt;String, String&gt;();</text:span></text:p>
      <text:p text:style-name="P3"><text:s/></text:p>
      <text:p text:style-name="P3">Σημαντικές πληροφορίες:</text:p>
      <text:p text:style-name="P3">· Το HashMap δεν επιτρέπει διπλότυπα κλειδιά, αλλά επιτρέπει διπλότυπες τιμές. Αυτό σημαίνει ότι ένα μόνο κλειδί δεν μπορεί να περιέχει περισσότερες από μία τιμές αλλά περισσότερα από ένα κλειδιά μπορούν να περιέχουν μία τιμή.</text:p>
      <text:p text:style-name="P3"/>
      <text:p text:style-name="P3">· Το HashMap επιτρέπει το μηδενικό κλειδί επίσης αλλά μόνο μιά φορά και πολλαπλάσιες μηδενικές τιμές.</text:p>
      <text:p text:style-name="P3"/>
      <text:p text:style-name="P3">Η κλάση HashMap έχει πολλές χρήσιμες μεθόδους:</text:p>
      <text:p text:style-name="P3"/>
      <text:p text:style-name="P3">· Για να προσθέσετε στοιχεία σε αυτό, χρησιμοποιήστε τη μέθοδο put(): </text:p>
      <text:p text:style-name="P3">Για παράδειγμα:</text:p>
      <text:p text:style-name="P3"><text:s/></text:p>
      <text:p text:style-name="P3"><text:span text:style-name="T8">capitalCities.put("England", "London");</text:span></text:p>
      <text:p text:style-name="P3"><text:span text:style-name="T8">capitalCities.put("Germany", "Berlin");</text:span></text:p>
      <text:p text:style-name="P3"><text:soft-page-break/><text:s/></text:p>
      <text:p text:style-name="P3"><text:s/></text:p>
      <text:p text:style-name="P8">· Για να αποκτήσετε πρόσβαση σε μια τιμή στο HashMap, χρησιμοποιήστε τη μέθοδο get() και ανατρέξτε στο κλειδί της:</text:p>
      <text:p text:style-name="P3"><text:s/></text:p>
      <text:p text:style-name="P3">Για παράδειγμα:</text:p>
      <text:p text:style-name="P3"><text:s/></text:p>
      <text:p text:style-name="P3"><text:span text:style-name="T8">capitalCities.get("England");</text:span></text:p>
      <text:p text:style-name="P3"><text:s/></text:p>
      <text:p text:style-name="P8">· Για να καταργήσετε ένα στοιχείο, χρησιμοποιήστε τη μέθοδο remove() και ανατρέξτε στο κλειδί:</text:p>
      <text:p text:style-name="P11"/>
      <text:p text:style-name="P3"><text:s/></text:p>
      <text:p text:style-name="P3">For example:</text:p>
      <text:p text:style-name="P3"><text:s/></text:p>
      <text:p text:style-name="P3"><text:span text:style-name="T8">capitalCities.remove(“England”);</text:span></text:p>
      <text:p text:style-name="P3"><text:s/></text:p>
      <text:p text:style-name="P8">· Για να μάθετε πόσα στοιχεία υπάρχουν, χρησιμοποιήστε τη μέθοδο size():</text:p>
      <text:p text:style-name="P11"/>
      <text:p text:style-name="P3"><text:s/></text:p>
      <text:p text:style-name="P3">For example:</text:p>
      <text:p text:style-name="P3"><text:s/></text:p>
      <text:p text:style-name="P3"><text:span text:style-name="T8">capitalCities.size();</text:span></text:p>
      <text:p text:style-name="P3"><text:s/></text:p>
      <text:p text:style-name="P3">Για να ανατρέξετε τα στοιχεία ενός HashMap χρησιμοποιούμε έναν βρόγχο for-each.</text:p>
      <text:p text:style-name="P3"/>
      <text:p text:style-name="P3"><text:soft-page-break/><text:span text:style-name="T11"><text:s/></text:span></text:p>
      <text:p text:style-name="P3">Για παράδειγμα:</text:p>
      <text:p text:style-name="P3"><text:s/></text:p>
      <text:p text:style-name="P3">// Εκτύπωσε τα κλειδιά</text:p>
      <text:p text:style-name="P3">for (String i : capitalCities.keySet()) {</text:p>
      <text:p text:style-name="P3"><text:s text:c="2"/>System.out.println(i);</text:p>
      <text:p text:style-name="P3">}</text:p>
      <text:p text:style-name="P3"><text:s/></text:p>
      <text:p text:style-name="P3">Συμβουλή: Χρησιμοποιήστε τη μέθοδο keySet() εάν θέλετε μόνο τα κλειδιά και χρησιμοποιήστε τη μέθοδο values() εάν θέλετε μόνο τις τιμές.</text:p>
      <text:p text:style-name="P3"><text:s/></text:p>
      <text:p text:style-name="P4"/>
      <text:p text:style-name="P4"/>
      <text:p text:style-name="P4"/>
      <text:p text:style-name="P4"/>
      <text:p text:style-name="P4"/>
      <text:p text:style-name="P4"/>
      <text:p text:style-name="P4"/>
      <text:p text:style-name="P4"/>
      <text:p text:style-name="P4"/>
      <text:p text:style-name="P4"/>
      <text:p text:style-name="P4"/>
      <text:p text:style-name="P3"><text:span text:style-name="T3">Classes and Objects</text:span></text:p>
      <text:p text:style-name="P3">Classes and Objects are basic concepts of Object Oriented Programming which revolve around the real life entities.</text:p>
      <text:p text:style-name="P3">A class is a user defined blueprint or prototype from which objects are created. <text:s/>It represents the set of properties or methods that are common to all objects of one type.</text:p>
      <text:p text:style-name="P3"><text:soft-page-break/><text:s/></text:p>
      <text:p text:style-name="P3">For example:</text:p>
      <text:p text:style-name="P3">In real life, a dog has states - color, name, breed as well as behaviors – wagging the tail, barking, eating.</text:p>
      <text:p text:style-name="P3">If we were to create a class to describe dogs, the states would be used as the fields of the class, and the behaviors as methods.</text:p>
      <text:p text:style-name="P3"><text:s/></text:p>
      <text:p text:style-name="P3"><text:span text:style-name="T8">public class Dog {</text:span></text:p>
      <text:p text:style-name="P3"><text:span text:style-name="T8"><text:s text:c="3"/>String breed;</text:span></text:p>
      <text:p text:style-name="P3"><text:span text:style-name="T8"><text:s text:c="3"/>int age;</text:span></text:p>
      <text:p text:style-name="P3"><text:span text:style-name="T8"><text:s text:c="3"/>String color;</text:span></text:p>
      <text:p text:style-name="P3"><text:span text:style-name="T8"><text:s/></text:span></text:p>
      <text:p text:style-name="P3"><text:span text:style-name="T8"><text:s text:c="3"/>void barking() {</text:span></text:p>
      <text:p text:style-name="P3"><text:span text:style-name="T8"><text:s text:c="3"/>}</text:span></text:p>
      <text:p text:style-name="P3"><text:span text:style-name="T8"><text:s/></text:span></text:p>
      <text:p text:style-name="P3"><text:span text:style-name="T8"><text:s text:c="3"/>void hungry() {</text:span></text:p>
      <text:p text:style-name="P3"><text:span text:style-name="T8"><text:s text:c="3"/>}</text:span></text:p>
      <text:p text:style-name="P3"><text:span text:style-name="T8"><text:s/></text:span></text:p>
      <text:p text:style-name="P3"><text:span text:style-name="T8"><text:s text:c="3"/>void sleeping() {</text:span></text:p>
      <text:p text:style-name="P3"><text:span text:style-name="T8"><text:s text:c="3"/>}</text:span></text:p>
      <text:p text:style-name="P3"><text:span text:style-name="T8">}</text:span></text:p>
      <text:p text:style-name="P3"><text:span text:style-name="T8"><text:s/></text:span></text:p>
      <text:p text:style-name="P3">An object is a basic unit of Object Oriented Programming and represents the real life entities. <text:s/>It’s like a variable, only more complex, with more values of different types. A typical Java program creates many objects, which interact by invoking methods. </text:p>
      <text:p text:style-name="P3"><text:s/></text:p>
      <text:p text:style-name="P3">For example, if we have a class Dog, an object – instance of that class would be of terrier breed, 5 age, white color. If we were to see those attributes as a package, which is the point of an object, we would have to assign a name to it, say Billy, as we would do to a simple variable.</text:p>
      <text:p text:style-name="P3">The initialization of a new object must mention the class it belongs to as Datatype before the name, followed by the word <text:span text:style-name="T8">new</text:span> and a constructor.</text:p>
      <text:p text:style-name="P3"><text:soft-page-break/><text:s/></text:p>
      <text:p text:style-name="P3">For example:</text:p>
      <text:p text:style-name="P3"><text:span text:style-name="T8">Dog Billy = new Dog();</text:span></text:p>
      <text:p text:style-name="P3"><text: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Μετάφραση</text:p>
      <text:p text:style-name="P3"><text:span text:style-name="T3">Κλάσεις &amp; Αντικείμενα</text:span></text:p>
      <text:p text:style-name="P3">Οι κλάσεις και τα αντικείμενα είναι βασικές έννοιες του αντικειμενοστραφή προγραμματισμού που περιστρέφονται γύρω από τις πραγματικές οντότητες της ζωής.</text:p>
      <text:p text:style-name="P3">Μια κλάση είναι ένα σχέδιο ή ένα πρωτότυπο που ορίζεται από το χρήστη από το οποίο δημιουργούνται αντικείμενα. Αντιπροσωπεύει το σύνολο ιδιοτήτων ή μεθόδων που είναι κοινές σε όλα τα αντικείμενα ενός τύπου.</text:p>
      <text:p text:style-name="P3"/>
      <text:p text:style-name="P3">Για παράδειγμα:</text:p>
      <text:p text:style-name="P3"><text:soft-page-break/>Στην πραγματική ζωή, ένα σκυλί έχει ιδιότητες - χρώμα, όνομα, φυλή καθώς επίσης και συμπεριφορές - κουνάει την ουρά, γαβγίζει, τρώει.</text:p>
      <text:p text:style-name="P3">Εάν επρόκειτο να δημιουργήσουμε μια κατηγορία για να περιγράψουμε τα σκυλιά, οι ιδιότητες θα χρησιμοποιούνταν ως τομείς της κατηγορίας, και οι συμπεριφορές ως μέθοδοι.</text:p>
      <text:p text:style-name="P3"><text:s/></text:p>
      <text:p text:style-name="P3"><text:span text:style-name="T8">public class Dog {</text:span></text:p>
      <text:p text:style-name="P3"><text:span text:style-name="T8"><text:s text:c="3"/>String breed;</text:span></text:p>
      <text:p text:style-name="P3"><text:span text:style-name="T8"><text:s text:c="3"/>int age;</text:span></text:p>
      <text:p text:style-name="P3"><text:span text:style-name="T8"><text:s text:c="3"/>String color;</text:span></text:p>
      <text:p text:style-name="P3"><text:span text:style-name="T8"><text:s/></text:span></text:p>
      <text:p text:style-name="P3"><text:span text:style-name="T8"><text:s text:c="3"/>void barking() {</text:span></text:p>
      <text:p text:style-name="P3"><text:span text:style-name="T8"><text:s text:c="3"/>}</text:span></text:p>
      <text:p text:style-name="P3"><text:span text:style-name="T8"><text:s/></text:span></text:p>
      <text:p text:style-name="P3"><text:span text:style-name="T8"><text:s text:c="3"/>void hungry() {</text:span></text:p>
      <text:p text:style-name="P3"><text:span text:style-name="T8"><text:s text:c="3"/>}</text:span></text:p>
      <text:p text:style-name="P3"><text:span text:style-name="T8"><text:s/></text:span></text:p>
      <text:p text:style-name="P3"><text:span text:style-name="T8"><text:s text:c="3"/>void sleeping() {</text:span></text:p>
      <text:p text:style-name="P3"><text:span text:style-name="T8"><text:s text:c="3"/>}</text:span></text:p>
      <text:p text:style-name="P3"><text:span text:style-name="T8">}</text:span></text:p>
      <text:p text:style-name="P3"><text:span text:style-name="T8"><text:s/></text:span></text:p>
      <text:p text:style-name="P3">Ένα αντικείμενο είναι μια βασική μονάδα του αντικειμενοστραφή προγραμματισμού και αντιπροσωπεύει τις πραγματικές οντότητες ζωής. Είναι σαν μια μεταβλητή, μόνο πιο περίπλοκη, με περισσότερες τιμές διαφορετικών τύπων. Ένα τυπικό πρόγραμμα Java δημιουργεί πολλά αντικείμενα, τα οποία αλληλεπιδρούν με την επίκληση μεθόδων.</text:p>
      <text:p text:style-name="P3">Για παράδειγμα, αν έχουμε μία κλάση Σκυλί, ένα αντικείμενο - παράδειγμα αυτής της κατηγορίας θα είναι τεριέ φυλής, 5 ηλικία, λευκό χρώμα. Αν βλέπαμε αυτά τα χαρακτηριστικά ως ένα πακέτο, που είναι το σημείο ενός αντικειμένου, θα έπρεπε να δώσουμε ένα όνομα σε αυτό, ας πούμε Billy, όπως θα κάναμε σε μια απλή μεταβλητή.</text:p>
      <text:p text:style-name="P3">Η προετοιμασία ενός νέου αντικειμένου πρέπει να αναφέρει την κλάση στην οποία ανήκει ως Datatype πριν από το όνομα, ακολουθούμενη από τη λέξη new και έναν κατασκευαστή.</text:p>
      <text:p text:style-name="P3"><text:s/></text:p>
      <text:p text:style-name="P3">Για παράδειγμα:</text:p>
      <text:p text:style-name="P3"><text:span text:style-name="T8">Dog Billy = new Dog();</text:span></text:p>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pan text:style-name="T3">Methods</text:span></text:p>
      <text:p text:style-name="P3">A <text:span text:style-name="T11">method</text:span> is a block of code which only runs when it is called. You can pass data, known as parameters, into a method. It is used to perform certain actions, and they are also known as <text:span text:style-name="T11">functions</text:span>.</text:p>
      <text:p text:style-name="P3">Methods allow us to <text:span text:style-name="T11">reuse</text:span> the code without retyping it each time.</text:p>
      <text:p text:style-name="P3"><text:s/></text:p>
      <text:p text:style-name="P3">In general, method declarations has six components :</text:p>
      <text:p text:style-name="P8"><text:span text:style-name="T12">·</text:span><text:span text:style-name="T5"> <text:s text:c="8"/></text:span><text:span text:style-name="T11">Modifier</text:span>-: Defines <text:span text:style-name="T11">access type</text:span> of the method i.e. from where it can be accessed in your application. In Java, there 4 type of the access specifiers.</text:p>
      <text:p text:style-name="P20"><text:span text:style-name="T12">·</text:span><text:span text:style-name="T5"> <text:s text:c="8"/></text:span>public: accessible in all class in your application.</text:p>
      <text:p text:style-name="P20"><text:span text:style-name="T12">·</text:span><text:span text:style-name="T5"> <text:s text:c="8"/></text:span>protected: accessible within the class in which it is defined and in its <text:span text:style-name="T11">subclass(es)</text:span></text:p>
      <text:p text:style-name="P20"><text:span text:style-name="T12">·</text:span><text:span text:style-name="T5"> <text:s text:c="8"/></text:span>private: accessible only within the class in which it is defined.</text:p>
      <text:p text:style-name="P20"><text:span text:style-name="T12">·</text:span><text:span text:style-name="T5"> <text:s text:c="8"/></text:span>default (declared/defined without using any modifier) : accessible within same class and package within which its class is defined.</text:p>
      <text:p text:style-name="P8"><text:span text:style-name="T12">·</text:span><text:span text:style-name="T5"> <text:s text:c="8"/></text:span><text:span text:style-name="T11">The return type</text:span> : The data type of the value returned by the method or void if does not return a value.</text:p>
      <text:p text:style-name="P8"><text:soft-page-break/><text:span text:style-name="T12">·</text:span><text:span text:style-name="T5"> <text:s text:c="8"/></text:span><text:span text:style-name="T11">Method Name</text:span> : the rules for field names apply to method names as well, but the convention is a little different.</text:p>
      <text:p text:style-name="P8"><text:span text:style-name="T12">·</text:span><text:span text:style-name="T5"> <text:s text:c="8"/></text:span><text:span text:style-name="T11">Parameter list </text:span>: Comma separated list of the input parameters are defined, preceded with their data type, within the enclosed parenthesis. If there are no parameters, you must use empty parentheses ().</text:p>
      <text:p text:style-name="P8"><text:span text:style-name="T12">·</text:span><text:span text:style-name="T5"> <text:s text:c="8"/></text:span><text:span text:style-name="T11">Exception list </text:span>: The exceptions you expect by the method can throw, you can specify these exception(s). (usually missing)</text:p>
      <text:p text:style-name="P8"><text:span text:style-name="T12">·</text:span><text:span text:style-name="T5"> <text:s text:c="8"/></text:span><text:span text:style-name="T11">Method body </text:span>: it is enclosed between braces. The code you need to be executed to perform your intended operations.</text:p>
      <text:p text:style-name="P3"><text:s/></text:p>
      <text:p text:style-name="P3">For example:</text:p>
      <text:p text:style-name="P3"><text:s/></text:p>
      <text:p text:style-name="P3">public int addTwoInt(int a, int b){</text:p>
      <text:p text:style-name="P3"><text:s text:c="10"/></text:p>
      <text:p text:style-name="P3"><text:s text:c="8"/>// adding two integer value.</text:p>
      <text:p text:style-name="P3"><text:s text:c="8"/>sum = a + b;</text:p>
      <text:p text:style-name="P3"><text:s text:c="10"/></text:p>
      <text:p text:style-name="P3"><text:s text:c="8"/>//returning summation of two values.</text:p>
      <text:p text:style-name="P3"><text:s text:c="8"/>return sum; </text:p>
      <text:p text:style-name="P3"><text:s text:c="4"/>}</text:p>
      <text:p text:style-name="P3"><text:s/></text:p>
      <text:p text:style-name="P3">For given a = 1 and b = 2, the sum value that the method will return will equal 3.</text:p>
      <text:p text:style-name="P3"><text:s/></text:p>
      <text:p text:style-name="P3">So if in our program, we assign the method addTwoInt on a new variable, say int summary:</text:p>
      <text:p text:style-name="P3"><text:s/></text:p>
      <text:p text:style-name="P3"><text:span text:style-name="T8">int a = 1;</text:span></text:p>
      <text:p text:style-name="P3"><text:span text:style-name="T8">int b = 2;</text:span></text:p>
      <text:p text:style-name="P3"><text:span text:style-name="T8">int summary = addTwoInt(a,b);</text:span></text:p>
      <text:p text:style-name="P3"><text:span text:style-name="T8"><text:s/></text:span></text:p>
      <text:p text:style-name="P3"><text:soft-page-break/>The variable summary will have the outcome of the method, which is 3.</text:p>
      <text:p text:style-name="P3"><text:s/></text:p>
      <text:p text:style-name="P3"><text:span text:style-name="T3">Tip:</text:span> The datatype of the variable must be the same as the datatype of the outcome of the method.</text:p>
      <text:p text:style-name="P3"><text:s/></text:p>
      <text:p text:style-name="P3">This way of method use is only acceptable when used inside the class where the method belongs.</text:p>
      <text:p text:style-name="P3">To use the method in an other class, we need to create an object od the method’s class and call it via the object.</text:p>
      <text:p text:style-name="P3"><text:s/></text:p>
      <text:p text:style-name="P3">For example:</text:p>
      <text:p text:style-name="P3"><text:s/></text:p>
      <table:table table:name="Table5" table:style-name="Table5">
        <table:table-column table:style-name="Table5.A"/>
        <table:table-row table:style-name="Table5.1">
          <table:table-cell table:style-name="Table5.A1" office:value-type="string">
            <text:p text:style-name="P3"><text:span text:style-name="T8">class Addition { <text:s text:c="6"/></text:span></text:p>
            <text:p text:style-name="P3"><text:span text:style-name="T8"><text:s text:c="4"/>int sum = 0;</text:span></text:p>
            <text:p text:style-name="P3"><text:span text:style-name="T8"><text:s text:c="6"/></text:span></text:p>
            <text:p text:style-name="P3"><text:span text:style-name="T8"><text:s text:c="4"/>public int addTwoInt(int a, int b){</text:span></text:p>
            <text:p text:style-name="P3"><text:span text:style-name="T8"><text:s text:c="8"/>sum = a + b;</text:span></text:p>
            <text:p text:style-name="P3"><text:span text:style-name="T8"><text:s text:c="8"/>return sum; </text:span></text:p>
            <text:p text:style-name="P3"><text:span text:style-name="T8"><text:s text:c="4"/>}</text:span></text:p>
            <text:p text:style-name="P3"><text:span text:style-name="T8">}</text:span></text:p>
            <text:p text:style-name="P3"><text:span text:style-name="T8"><text:s text:c="2"/></text:span></text:p>
            <text:p text:style-name="P3"><text:span text:style-name="T8">class Action {</text:span></text:p>
            <text:p text:style-name="P3"><text:span text:style-name="T8"><text:s text:c="4"/>public static void main (String[] args) {</text:span></text:p>
            <text:p text:style-name="P3"><text:span text:style-name="T8"><text:s text:c="6"/></text:span></text:p>
            <text:p text:style-name="P3"><text:span text:style-name="T8"><text:s text:c="8"/>// creating an instance of Addition class </text:span></text:p>
            <text:p text:style-name="P3"><text:span text:style-name="T8"><text:s text:c="8"/>Addition add = new Addition();</text:span></text:p>
            <text:p text:style-name="P3"><text:span text:style-name="T8"><text:s text:c="10"/></text:span></text:p>
            <text:p text:style-name="P3"><text:span text:style-name="T8"><text:s text:c="8"/>// calling addTwoInt() method</text:span></text:p>
            <text:p text:style-name="P3"><text:span text:style-name="T8"><text:s text:c="8"/>int s = add.addTwoInt(1,2);</text:span></text:p>
            <text:p text:style-name="P3"><text:span text:style-name="T8"><text:s text:c="8"/>System.out.println("Sum of two integer values :"+ s);</text:span></text:p>
            <text:p text:style-name="P3"><text:span text:style-name="T8"><text:s text:c="10"/></text:span></text:p>
            <text:p text:style-name="P3"><text:span text:style-name="T8"><text:s text:c="4"/>}</text:span></text:p>
            <text:p text:style-name="P3"><text:span text:style-name="T8">}</text:span></text:p>
          </table:table-cell>
        </table:table-row>
      </table:table>
      <text:p text:style-name="P3">Console output:</text:p>
      <text:p text:style-name="P3"><text:span text:style-name="T8">Sum of two integer values :3</text:span></text:p>
      <text:p text:style-name="P3"><text:span text:style-name="T8">Μετάφραση</text:span></text:p>
      <text:p text:style-name="P3"><text:span text:style-name="T3">Methods</text:span></text:p>
      <text:p text:style-name="P3">Μια μέθοδος είναι ένα μπλοκ κώδικα που εκτελείται μόνο όταν καλείται. Μπορείτε να μεταβιβάσετε δεδομένα, γνωστά ως παράμετροι, σε μια μέθοδο. Χρησιμοποιείται για την εκτέλεση ορισμένων ενεργειών και είναι επίσης γνωστές ως λειτουργίες.</text:p>
      <text:p text:style-name="P3">Οι μέθοδοι μας επιτρέπουν να επαναχρησιμοποιούμε τον κώδικα χωρίς να τον πληκτρολογούμε ξανά κάθε φορά.</text:p>
      <text:p text:style-name="P3"/>
      <text:p text:style-name="P3">Σε γενικές γραμμές, οι δηλώσεις μεθόδου έχουν έξι συνιστώσες:</text:p>
      <text:p text:style-name="P3">· Modifier: Καθορίζει τον τύπο πρόσβασης της μεθόδου, δηλαδή από όπου μπορεί να προσεγγιστεί στην εφαρμογή σας. Στην Java, υπάρχουν 4 τύποι των προσδιοριστών πρόσβασης.</text:p>
      <text:p text:style-name="P3">· public: προσβάσιμο σε όλες τις κλάσεις.</text:p>
      <text:p text:style-name="P3">· protected: προσβάσιμο εντός της κλάσης στην οποία ορίζεται και στην υποκλάση(-ες) του</text:p>
      <text:p text:style-name="P3">· private: προσβάσιμο μόνο εντός της κλάσης στην οποία ορίζεται.</text:p>
      <text:p text:style-name="P3">· default (δηλωθείσα/οριζόμενη χωρίς τη χρήση modifier) : προσβάσιμη εντός της ίδιας κλάσης και συσκευασίας εντός της οποίας ορίζεται η κλάση του.</text:p>
      <text:p text:style-name="P4"/>
      <text:p text:style-name="P8"><text:soft-page-break/>· The return type : Ο τύπος δεδομένων της τιμής που επιστρέφεται από τη μέθοδο ή void εάν δεν επιστρέφει μια τιμή.</text:p>
      <text:p text:style-name="P8">· Method Name: οι κανόνες για τα ονόματα πεδίων ισχύουν και για τα ονόματα μεθοδών, αλλά η σύμβαση είναι λίγο διαφορετική.</text:p>
      <text:p text:style-name="P8">· Parameter List: Ορίζεται λίστα διαχωρισμένων με κόμματα των παραμέτρων εισόδου, πριν από τον τύπο δεδομένων τους, μέσα στην εσωκλειόμενη παρένθεση. Εάν δεν υπάρχουν παράμετροι, πρέπει να χρησιμοποιήσετε κενές παρενθέσεις ().</text:p>
      <text:p text:style-name="P8">· Exception List: Οι εξαιρέσεις που αναμένετε να προκύψουν από τη μέθοδο, μπορείτε να καθορίσετε αυτές τις εξαιρέσεις. (συνήθως λείπει)</text:p>
      <text:p text:style-name="P8">· Method Body: περικλείεται μεταξύ των στηριγμάτων. Ο κώδικας που πρέπει να εκτελεστεί για την εκτέλεση των προβλεπόμενων λειτουργιών σας.</text:p>
      <text:p text:style-name="P10"/>
      <text:p text:style-name="P3"><text:s/></text:p>
      <text:p text:style-name="P3">Για παράδειγμα:</text:p>
      <text:p text:style-name="P3"><text:s/></text:p>
      <text:p text:style-name="P3">public int addTwoInt(int a, int b){</text:p>
      <text:p text:style-name="P3"><text:s text:c="10"/></text:p>
      <text:p text:style-name="P3"><text:s text:c="8"/>// πρόσθεση των τιμών δύο παραμέτρων.</text:p>
      <text:p text:style-name="P3"><text:s text:c="8"/>sum = a + b;</text:p>
      <text:p text:style-name="P3"><text:s text:c="10"/></text:p>
      <text:p text:style-name="P3"><text:s text:c="8"/>//επιστρέφη την πρόσθεση δύο τιμών.</text:p>
      <text:p text:style-name="P3"><text:s text:c="8"/>return sum; </text:p>
      <text:p text:style-name="P3"><text:s text:c="4"/>}</text:p>
      <text:p text:style-name="P3"><text:s/></text:p>
      <text:p text:style-name="P3">Για δεδομένα a = 1 και b = 2, η τιμή αθροίσματος που θα επιστρέψει η μέθοδος θα ισούται με 3.</text:p>
      <text:p text:style-name="P3"><text:s/></text:p>
      <text:p text:style-name="P3">Έτσι, αν στο πρόγραμμά μας, εκχωρήσουμε τη μέθοδο addTwoInt σε μια νέα μεταβλητή, ας πούμε int summary:</text:p>
      <text:p text:style-name="P3"><text:s/></text:p>
      <text:p text:style-name="P3"><text:span text:style-name="T8">int a = 1;</text:span></text:p>
      <text:p text:style-name="P3"><text:span text:style-name="T8">int b = 2;</text:span></text:p>
      <text:p text:style-name="P3"><text:soft-page-break/><text:span text:style-name="T8">int summary = addTwoInt(a,b);</text:span></text:p>
      <text:p text:style-name="P3"><text:span text:style-name="T8"><text:s/></text:span></text:p>
      <text:p text:style-name="P3">Η μεταβλητή variable θα έχει το αποτέλεσμα της μεθόδου, η οποία είναι 3.</text:p>
      <text:p text:style-name="P3"/>
      <text:p text:style-name="P3">Συμβουλή: Ο τύπος δεδομένων της μεταβλητής πρέπει να είναι ο ίδιος με τον τύπο δεδομένων του αποτελέσματος της μεθόδου.</text:p>
      <text:p text:style-name="P3"/>
      <text:p text:style-name="P3"/>
      <text:p text:style-name="P3">Αυτός ο τρόπος χρήσης της μεθόδου είναι αποδεκτός μόνο όταν χρησιμοποιείται μέσα στην κλάση όπου ανήκει η μέθοδος.</text:p>
      <text:p text:style-name="P3">Για να χρησιμοποιήσετε τη μέθοδο σε μια άλλη κλάση, πρέπει να δημιουργήσετε ένα αντικείμενο <text:s/>στην κλάση της μεθόδου και να το καλέσετε μέσω του αντικειμένου.</text:p>
      <text:p text:style-name="P3">Για παράδειγμα:</text:p>
      <table:table table:name="Table6" table:style-name="Table6">
        <table:table-column table:style-name="Table6.A"/>
        <table:table-row table:style-name="Table6.1">
          <table:table-cell table:style-name="Table6.A1" office:value-type="string">
            <text:p text:style-name="P3"><text:span text:style-name="T8">class Addition { <text:s text:c="6"/></text:span></text:p>
            <text:p text:style-name="P3"><text:span text:style-name="T8"><text:s text:c="4"/>int sum = 0;</text:span></text:p>
            <text:p text:style-name="P3"><text:span text:style-name="T8"><text:s text:c="6"/></text:span></text:p>
            <text:p text:style-name="P3"><text:span text:style-name="T8"><text:s text:c="4"/>public int addTwoInt(int a, int b){</text:span></text:p>
            <text:p text:style-name="P3"><text:span text:style-name="T8"><text:s text:c="8"/>sum = a + b;</text:span></text:p>
            <text:p text:style-name="P3"><text:span text:style-name="T8"><text:s text:c="8"/>return sum; </text:span></text:p>
            <text:p text:style-name="P3"><text:span text:style-name="T8"><text:s text:c="4"/>}</text:span></text:p>
            <text:p text:style-name="P3"><text:span text:style-name="T8">}</text:span></text:p>
            <text:p text:style-name="P3"><text:span text:style-name="T8"><text:s text:c="2"/></text:span></text:p>
            <text:p text:style-name="P3"><text:span text:style-name="T8">class Action {</text:span></text:p>
            <text:p text:style-name="P3"><text:span text:style-name="T8"><text:s text:c="4"/>public static void main (String[] args) {</text:span></text:p>
            <text:p text:style-name="P3"><text:span text:style-name="T8"><text:s text:c="6"/></text:span></text:p>
            <text:p text:style-name="P3"><text:span text:style-name="T8"><text:s text:c="8"/>// δημιουργεί αντικείμενο της κλάσης Addition <text:s/></text:span></text:p>
            <text:p text:style-name="P3"><text:span text:style-name="T8"><text:s text:c="8"/>Addition add = new Addition();</text:span></text:p>
            <text:p text:style-name="P3"><text:span text:style-name="T8"><text:s text:c="10"/></text:span></text:p>
            <text:p text:style-name="P3"><text:span text:style-name="T8"><text:s text:c="8"/>// καλεί την μέθοδο addTwoInt() </text:span></text:p>
            <text:p text:style-name="P3"><text:span text:style-name="T8"><text:s text:c="8"/>int s = add.addTwoInt(1,2);</text:span></text:p>
            <text:p text:style-name="P3"><text:span text:style-name="T8"><text:s text:c="8"/>System.out.println("Sum of two integer values :"+ s);</text:span></text:p>
            <text:p text:style-name="P3"><text:span text:style-name="T8"><text:s text:c="10"/></text:span></text:p>
            <text:p text:style-name="P3"><text:span text:style-name="T8"><text:s text:c="4"/>}</text:span></text:p>
            <text:p text:style-name="P3"><text:span text:style-name="T8">}</text:span></text:p>
          </table:table-cell>
        </table:table-row>
      </table:table>
      <text:p text:style-name="P3"><text:s/></text:p>
      <text:p text:style-name="P3">Έξοδος κονσόλας:</text:p>
      <text:p text:style-name="P3"><text:span text:style-name="T8">Sum of two integer values :3</text:span></text:p>
      <text:p text:style-name="P6"/>
      <text:p text:style-name="P6"/>
      <text:p text:style-name="P3"><text:s/></text:p>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3"><text:span text:style-name="T3">Constructor</text:span></text:p>
      <text:p text:style-name="P3">A constructor in Java is a <text:span text:style-name="T11">special method</text:span> that is used to initialize objects. The constructor is called when an object of a class is created. It can be used to set initial values for object attributes.</text:p>
      <text:p text:style-name="P3"><text:s/></text:p>
      <text:p text:style-name="P3">Every class has at least constructor, but it can have more. If we do not explicitly write a constructor for a class, the Java compiler builds a default constructor for that class.</text:p>
      <text:p text:style-name="P3">Each time a new object is created, at least one constructor will be invoked.</text:p>
      <text:p text:style-name="P3">The main rules of constructors are that they should have the same name as the class and must always have public access.</text:p>
      <text:p text:style-name="P3"><text:s/></text:p>
      <text:p text:style-name="P3">For example:</text:p>
      <text:p text:style-name="P3"><text:s/></text:p>
      <text:p text:style-name="P3"><text:span text:style-name="T8">public class Dog {</text:span></text:p>
      <text:p text:style-name="P3"><text:span text:style-name="T8"><text:s text:c="3"/>public Dog() {</text:span></text:p>
      <text:p text:style-name="P3"><text:span text:style-name="T8"><text:s text:c="8"/><text:tab/>//actions</text:span></text:p>
      <text:p text:style-name="P3"><text:span text:style-name="T8"><text:s text:c="3"/>}</text:span></text:p>
      <text:p text:style-name="P3"><text:soft-page-break/><text:span text:style-name="T8"><text:s/></text:span></text:p>
      <text:p text:style-name="P3"><text:span text:style-name="T8"><text:s text:c="3"/>public Dog(String name) {</text:span></text:p>
      <text:p text:style-name="P3"><text:span text:style-name="T8"><text:s text:c="2"/><text:tab/>// This constructor has one parameter, name.</text:span></text:p>
      <text:p text:style-name="P3"><text:span text:style-name="T8"><text:s text:c="8"/><text:tab/>//actions</text:span></text:p>
      <text:p text:style-name="P3"><text:span text:style-name="T8"><text:s text:c="3"/>}</text:span></text:p>
      <text:p text:style-name="P3"><text:span text:style-name="T8">}</text:span></text:p>
      <text:p text:style-name="P3"><text:s/></text:p>
      <text:p text:style-name="P3"><text:span text:style-name="T3">Tip</text:span>: The constructors of a specific class all have the same name. the only way to distinguish them is by the number an types of their parameters.</text:p>
      <text:p text:style-name="P3"><text:s/></text:p>
      <text:p text:style-name="P3">The program will determine which constructor to call according to the parameters given, or lack of them.</text:p>
      <text:p text:style-name="P3"><text:s/></text:p>
      <text:p text:style-name="P3">For example:</text:p>
      <text:p text:style-name="P3"><text:s/></text:p>
      <text:p text:style-name="P3"><text:span text:style-name="T8">Dog unnamed = new Dog();</text:span></text:p>
      <text:p text:style-name="P3"><text:s/></text:p>
      <text:p text:style-name="P3">Will invoke the parameter-less constructor:</text:p>
      <text:p text:style-name="P3"><text:span text:style-name="T8">public Dog() {</text:span></text:p>
      <text:p text:style-name="P3"><text:span text:style-name="T8"><text:s text:c="2"/><text:tab/>//actions</text:span></text:p>
      <text:p text:style-name="P3"><text:span text:style-name="T8"><text:s text:c="3"/>}</text:span></text:p>
      <text:p text:style-name="P3"><text:s/></text:p>
      <text:p text:style-name="P3">While:</text:p>
      <text:p text:style-name="P3"><text:s/></text:p>
      <text:p text:style-name="P3"><text:span text:style-name="T8">Dog named = new Dog(Billy);</text:span></text:p>
      <text:p text:style-name="P3"><text:s/></text:p>
      <text:p text:style-name="P3"><text:soft-page-break/>Will invoke the constructor:</text:p>
      <text:p text:style-name="P3"><text:s/></text:p>
      <text:p text:style-name="P3"><text:span text:style-name="T8">public Dog(Billy) {</text:span></text:p>
      <text:p text:style-name="P3"><text:span text:style-name="T8"><text:s text:c="2"/><text:tab/>// This constructor has one parameter, name.</text:span></text:p>
      <text:p text:style-name="P3"><text:span text:style-name="T8"><text:s/><text:tab/>//actions</text:span></text:p>
      <text:p text:style-name="P3"><text:span text:style-name="T8"><text:s text:c="3"/>}</text:span></text:p>
      <text:p text:style-name="P3"><text:s/></text:p>
      <text:p text:style-name="P4"/>
      <text:p text:style-name="P4"/>
      <text:p text:style-name="P4"/>
      <text:p text:style-name="P3">Μετάφραση</text:p>
      <text:p text:style-name="P3"><text:span text:style-name="T3">Constructor</text:span></text:p>
      <text:p text:style-name="P3">Ένας κατασκευαστής σε Java είναι μια ειδική μέθοδος που χρησιμοποιείται για την αρχικοποίηση αντικειμένων.Ο κατασκευαστής καλείται όταν δημιουργείται ένα αντικείμενο μιας κλάσης. Μπορεί να χρησιμοποιηθεί για τον ορισμό αρχικών τιμών για χαρακτηριστικά αντικειμένου..</text:p>
      <text:p text:style-name="P3">Κάθε κλάση έχει τουλάχιστον έναν κατασκευαστή, αλλά μπορεί να έχει περισσότερους. Εάν δεν γράψουμε ρητά έναν κατασκευαστή για μια κλάση, ο μεταγλωττιστής της Java δημιουργεί έναν προεπιλεγμένο κατασκευαστή για αυτήν την κλάση.</text:p>
      <text:p text:style-name="P3">Κάθε φορά που δημιουργείται ένα νέο αντικείμενο, θα καλείται τουλάχιστον ένας κατασκευαστής.</text:p>
      <text:p text:style-name="P3">Οι κύριοι κανόνες των κατασκευαστών είναι ότι θα πρέπει να έχουν το ίδιο όνομα με την τάξη και πρέπει πάντα να έχουν δημόσια πρόσβαση.</text:p>
      <text:p text:style-name="P3"><text:s/></text:p>
      <text:p text:style-name="P3">Για παράδειγμα:</text:p>
      <text:p text:style-name="P3"><text:s/></text:p>
      <text:p text:style-name="P3"><text:span text:style-name="T8">public class Dog {</text:span></text:p>
      <text:p text:style-name="P3"><text:span text:style-name="T8"><text:s text:c="3"/>public Dog() {</text:span></text:p>
      <text:p text:style-name="P3"><text:span text:style-name="T8"><text:s text:c="8"/><text:tab/>//actions</text:span></text:p>
      <text:p text:style-name="P3"><text:span text:style-name="T8"><text:s text:c="3"/>}</text:span></text:p>
      <text:p text:style-name="P3"><text:span text:style-name="T8"><text:s/></text:span></text:p>
      <text:p text:style-name="P3"><text:soft-page-break/><text:span text:style-name="T8"><text:s text:c="3"/>public Dog(String name) {</text:span></text:p>
      <text:p text:style-name="P3"><text:span text:style-name="T8"><text:s text:c="2"/><text:tab/>// Ο κατασκευαστής έχει μία παράμετρο, το name.</text:span></text:p>
      <text:p text:style-name="P3"><text:span text:style-name="T8"><text:s text:c="8"/><text:tab/>//ενέργειες.</text:span></text:p>
      <text:p text:style-name="P3"><text:span text:style-name="T8"><text:s text:c="3"/>}</text:span></text:p>
      <text:p text:style-name="P3"><text:span text:style-name="T8">}</text:span></text:p>
      <text:p text:style-name="P3"><text:s/></text:p>
      <text:p text:style-name="P4"/>
      <text:p text:style-name="P3">Συμβουλή: Οι κατασκευαστές μιας συγκεκριμένης κλάσης έχουν όλοι το ίδιο όνομα. Ο μόνος τρόπος για να τους διακρίνουμε είναι από τον αριθμό και τους τύπους των παραμέτρων τους.</text:p>
      <text:p text:style-name="P3">Το πρόγραμμα θα καθορίσει ποιος κατασκευαστής θα καλεστεί σύμφωνα με τις παραμέτρους που δίνονται, ή την έλλειψή τους.</text:p>
      <text:p text:style-name="P3"><text:s/>Για παράδειγμα:</text:p>
      <text:p text:style-name="P3"><text:s/></text:p>
      <text:p text:style-name="P3"><text:span text:style-name="T8">Dog unnamed = new Dog();</text:span></text:p>
      <text:p text:style-name="P3"><text:s/></text:p>
      <text:p text:style-name="P3">Θα καλέσει τον κατασκευαστή χωρίς παραμέτρους.</text:p>
      <text:p text:style-name="P3"><text:span text:style-name="T8">public Dog() {</text:span></text:p>
      <text:p text:style-name="P3"><text:span text:style-name="T8"><text:s text:c="2"/><text:tab/>//ενέργειες.</text:span></text:p>
      <text:p text:style-name="P3"><text:span text:style-name="T8"><text:s text:c="3"/>}</text:span></text:p>
      <text:p text:style-name="P3"><text:s/></text:p>
      <text:p text:style-name="P3">Ενώ:</text:p>
      <text:p text:style-name="P3"><text:s/></text:p>
      <text:p text:style-name="P3"><text:span text:style-name="T8">Dog named = new Dog(Billy);</text:span></text:p>
      <text:p text:style-name="P3"><text:s/></text:p>
      <text:p text:style-name="P3">Θα καλέσει τον κατασκευαστή:</text:p>
      <text:p text:style-name="P3"><text:s/></text:p>
      <text:p text:style-name="P3"><text:soft-page-break/><text:span text:style-name="T8">public Dog(Billy) {</text:span></text:p>
      <text:p text:style-name="P3"><text:span text:style-name="T8"><text:s text:c="2"/><text:tab/>// Ο κατασκευαστής έχει μία παράμετρο, το name.</text:span></text:p>
      <text:p text:style-name="P3"><text:span text:style-name="T8"><text:s/><text:tab/>//ενέργειες.</text:span></text:p>
      <text:p text:style-name="P3"><text:span text:style-name="T8"><text:s text:c="3"/>}</text:span></text:p>
      <text:p text:style-name="P3"/>
      <text:p text:style-name="P4"/>
      <text:p text:style-name="P4"/>
      <text:p text:style-name="P3"><text:span text:style-name="T3">Setters &amp; Getters</text:span></text:p>
      <text:p text:style-name="P3">Encapsulation</text:p>
      <text:p text:style-name="P3">The meaning of <text:span text:style-name="T11">Encapsulation</text:span>, is to make sure that "sensitive" data is hidden from users. To achieve this, you must:</text:p>
      <text:p text:style-name="P8"><text:span text:style-name="T12">·</text:span><text:span text:style-name="T5"> <text:s text:c="8"/></text:span>declare class variables/attributes as private</text:p>
      <text:p text:style-name="P8"><text:span text:style-name="T12">·</text:span><text:span text:style-name="T5"> <text:s text:c="8"/></text:span>provide public <text:span text:style-name="T11">get</text:span> and <text:span text:style-name="T11">set</text:span> methods to access and update the value of a private variable</text:p>
      <text:p text:style-name="P3"><text:s/></text:p>
      <text:p text:style-name="P3">Private variables can only be accessed within the same class (an outside class has no access to it). However, it is possible to access them if we provide public <text:span text:style-name="T11">get</text:span> and <text:span text:style-name="T11">set</text:span> methods.</text:p>
      <text:p text:style-name="P3"><text:s/></text:p>
      <text:p text:style-name="P3">The main idea is that we use a (void) setter to assign (set) a value to a private field, and access said value via a getter method that returns it to the outside class.</text:p>
      <text:p text:style-name="P3"><text:s/></text:p>
      <text:p text:style-name="P3">Syntax for both is that they start with either get or set, followed by the name of the variable, with the first letter in upper case:</text:p>
      <text:p text:style-name="P3"><text:s/></text:p>
      <text:p text:style-name="P3">For example:</text:p>
      <text:p text:style-name="P3"><text:s/></text:p>
      <text:p text:style-name="P3">public class Person {</text:p>
      <text:p text:style-name="P3"><text:s text:c="2"/>private String name; // private = restricted access</text:p>
      <text:p text:style-name="P3"><text:s/></text:p>
      <text:p text:style-name="P3"><text:soft-page-break/><text:s text:c="2"/>// Getter</text:p>
      <text:p text:style-name="P3"><text:s text:c="2"/>public String getName() {</text:p>
      <text:p text:style-name="P3"><text:tab/>return name;</text:p>
      <text:p text:style-name="P3"><text:s text:c="2"/>}</text:p>
      <text:p text:style-name="P3"><text:s/></text:p>
      <text:p text:style-name="P3"><text:s text:c="2"/>// Setter</text:p>
      <text:p text:style-name="P3"><text:s text:c="2"/>public void setName(String newName) {</text:p>
      <text:p text:style-name="P3"><text:tab/>this.name = newName;</text:p>
      <text:p text:style-name="P3"><text:s text:c="2"/>}</text:p>
      <text:p text:style-name="P3">}</text:p>
      <text:p text:style-name="P3"><text:s/></text:p>
      <text:p text:style-name="P3"><text:s/>Example explained:</text:p>
      <text:p text:style-name="P3"><text:s/></text:p>
      <text:p text:style-name="P3">The get method returns the value of the variable name.</text:p>
      <text:p text:style-name="P3">The set method takes a parameter (newName) and assigns it to the name variable. The this keyword is used to refer to the current object.</text:p>
      <text:p text:style-name="P3"><text:s/></text:p>
      <text:p text:style-name="P3"><text:s/></text:p>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3"/>
      <text:p text:style-name="P3">Μετάφραση</text:p>
      <text:p text:style-name="P3"><text:span text:style-name="T3">Setters &amp; Getters</text:span></text:p>
      <text:p text:style-name="P3">Ενθυλάκωση</text:p>
      <text:p text:style-name="P3">Η έννοια της ενθυλάκωσης, είναι να βεβαιωθείτε ότι τα "ευαίσθητα" δεδομένα είναι κρυμμένα από τους χρήστες. Για να επιτευχθεί αυτό, πρέπει να:</text:p>
      <text:p text:style-name="P3">· δήλωση μεταβλητών/χαρακτηριστικών κλάσης ως private</text:p>
      <text:p text:style-name="P3">· παρέχει δημόσια πρόσβαση get και set μεθόδων για πρόσβαση και ενημέρωση της τιμής μιας ιδιωτικής μεταβλητής</text:p>
      <text:p text:style-name="P3"/>
      <text:p text:style-name="P3">Η πρόσβαση σε ιδιωτικές μεταβλητές είναι δυνατή μόνο εντός της ίδιας κλάσης (μια εξωτερική κλάση δεν έχει πρόσβαση σε αυτήν). Ωστόσο, είναι δυνατή η πρόσβαση σε αυτά εάν παρέχουμε δημόσιες μεθόδους get και set.</text:p>
      <text:p text:style-name="P3"/>
      <text:p text:style-name="P3">Η κύρια ιδέα είναι ότι χρησιμοποιούμε ένα (void) setter για να εκχωρήσετε (set) μια τιμή σε ένα ιδιωτικό πεδίο, και η πρόσβαση της εν λόγω τιμής μέσω μιας μεθόδου getter που επιστρέφει στην εξωτερική κλάση.</text:p>
      <text:p text:style-name="P3"/>
      <text:p text:style-name="P3">Η σύνταξη και για τα δύο είναι ότι ξεκινούν είτε με get ή set, ακολουθούμενη από το όνομα της μεταβλητής, με το πρώτο γράμμα σε κεφαλαία:</text:p>
      <text:p text:style-name="P3"><text:s/></text:p>
      <text:p text:style-name="P3">Για παράδειγμα:</text:p>
      <text:p text:style-name="P3"><text:s/></text:p>
      <text:p text:style-name="P3">public class Person {</text:p>
      <text:p text:style-name="P3"><text:s text:c="2"/>private String name; // private = restricted access</text:p>
      <text:p text:style-name="P3"><text:s/></text:p>
      <text:p text:style-name="P3"><text:s text:c="2"/>// Getter</text:p>
      <text:p text:style-name="P3"><text:soft-page-break/><text:s text:c="2"/>public String getName() {</text:p>
      <text:p text:style-name="P3"><text:tab/>return name;</text:p>
      <text:p text:style-name="P3"><text:s text:c="2"/>}</text:p>
      <text:p text:style-name="P3"><text:s/></text:p>
      <text:p text:style-name="P3"><text:s text:c="2"/>// Setter</text:p>
      <text:p text:style-name="P3"><text:s text:c="2"/>public void setName(String newName) {</text:p>
      <text:p text:style-name="P3"><text:tab/>this.name = newName;</text:p>
      <text:p text:style-name="P3"><text:s text:c="2"/>}</text:p>
      <text:p text:style-name="P3">}</text:p>
      <text:p text:style-name="P3"><text:s/></text:p>
      <text:p text:style-name="P3">Εξήγηση παραδείγματος:</text:p>
      <text:p text:style-name="P3"><text:s/></text:p>
      <text:p text:style-name="P3">Η μέθοδος get επιστρέφει την τιμή του ονόματος της μεταβλητής.</text:p>
      <text:p text:style-name="P3">Η μέθοδος set λαμβάνει μια παράμετρο (newName) και την εκχωρεί στη μεταβλητή name. Αυτή η λέξη-κλειδί χρησιμοποιείται για να αναφερθεί στο τρέχον αντικείμενο.</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text:span text:style-name="T3">Packages</text:span></text:p>
      <text:p text:style-name="P3">A package in Java is used to group related classes. Think of it as a folder in a file directory. We use packages to avoid name conflicts, and to write a better maintainable code. Packages are divided into two categories:</text:p>
      <text:p text:style-name="P8"><text:span text:style-name="T12">·</text:span><text:span text:style-name="T5"> <text:s text:c="8"/></text:span>Built-in Packages (packages from the Java API)</text:p>
      <text:p text:style-name="P8"><text:span text:style-name="T12">·</text:span><text:span text:style-name="T5"> <text:s text:c="8"/></text:span>User-defined Packages (create your own packages)</text:p>
      <text:p text:style-name="P3"><text:s/></text:p>
      <text:p text:style-name="P3">The Java API is a library of prewritten classes, that are free to use, included in the Java Development Environment.</text:p>
      <text:p text:style-name="P3">The library is divided into packages and classes. Meaning you can either import a single class (along with its methods and attributes), or a whole package that contain all the classes that belong to the specified package.</text:p>
      <text:p text:style-name="P3"><text:s/></text:p>
      <text:p text:style-name="P3">To use a class or a package from the library, you need to use the import keyword.</text:p>
      <text:p text:style-name="P3">Syntax:</text:p>
      <text:p text:style-name="P3"><text:s/></text:p>
      <text:p text:style-name="P3"><text:span text:style-name="T8">import package.name.Class; <text:s text:c="2"/>// Import a single class</text:span></text:p>
      <text:p text:style-name="P3"><text:span text:style-name="T8">import package.name.*; <text:s text:c="2"/>// Import the whole package</text:span></text:p>
      <text:p text:style-name="P3"><text:s/></text:p>
      <text:p text:style-name="P3">To create your own package, you need to understand that Java uses a file system directory to store them. Just like folders on your computer:</text:p>
      <text:p text:style-name="P3"><text:s/></text:p>
      <text:p text:style-name="P3">For example:</text:p>
      <text:p text:style-name="P3"><text:s/></text:p>
      <text:p text:style-name="P3">└── root</text:p>
      <text:p text:style-name="P3"><text:s text:c="2"/>└── mypack</text:p>
      <text:p text:style-name="P3"><text:tab/>└── MyPackageClass.java</text:p>
      <text:p text:style-name="P3"><text:soft-page-break/><text:s/></text:p>
      <text:p text:style-name="P3">To create a package, we just have to use the package keyword.</text:p>
      <text:p text:style-name="P3"><text:s/></text:p>
      <text:p text:style-name="P3">For example:</text:p>
      <text:p text:style-name="P3"><text:s/></text:p>
      <text:p text:style-name="P3"><text:span text:style-name="T8">package mypack;</text:span></text:p>
      <text:p text:style-name="P3"><text:span text:style-name="T8">class MyPackageClass {</text:span></text:p>
      <text:p text:style-name="P3"><text:span text:style-name="T8"><text:s text:c="2"/>public static void main(String[] args) {</text:span></text:p>
      <text:p text:style-name="P3"><text:span text:style-name="T8"><text:s text:c="4"/>System.out.println("This is my package!");</text:span></text:p>
      <text:p text:style-name="P3"><text:span text:style-name="T8"><text:s text:c="2"/>}</text:span></text:p>
      <text:p text:style-name="P3"><text:span text:style-name="T8">}</text:span></text:p>
      <text:p text:style-name="P3"><text:s/></text:p>
      <text:p text:style-name="P3">Now the class <text:span text:style-name="T8">MyPackageClass</text:span> belongs to the <text:span text:style-name="T8">package</text:span> mypack. We can add as mamy classes as we want to our packages.</text:p>
      <text:p text:style-name="P3"><text:s/></text:p>
      <text:p text:style-name="P3"><text:span text:style-name="T3">Tip:</text:span> When classes, fields or methods have the default access, it means they can be accessed by every class that belongs in the same package as them.</text:p>
      <text:p text:style-name="P3"><text:s/></text:p>
      <text:p text:style-name="P3"><text:s/></text:p>
      <text:p text:style-name="P3"/>
      <text:p text:style-name="P3"/>
      <text:p text:style-name="P3"/>
      <text:p text:style-name="P3"/>
      <text:p text:style-name="P3"/>
      <text:p text:style-name="P3"/>
      <text:p text:style-name="P3"/>
      <text:p text:style-name="P3"><text:soft-page-break/></text:p>
      <text:p text:style-name="P3">Μετάφραση</text:p>
      <text:p text:style-name="P3"><text:span text:style-name="T3">Packages</text:span></text:p>
      <text:p text:style-name="P3">Ένα πακέτο σε Java χρησιμοποιείται για την ομαδοποίηση σχετικών κλάσεων. Σκεφτείτε το σαν ένα φάκελο σε έναν κατάλογο αρχείων. Χρησιμοποιούμε πακέτα για να αποφύγουμε διενέξεις ονομάτων και να γράψουμε έναν καλύτερα συντηρήσιμο κώδικα. Τα πακέτα χωρίζονται σε δύο κατηγορίες:</text:p>
      <text:p text:style-name="P3">· Ενσωματωμένα πακέτα (πακέτα από το Java API)</text:p>
      <text:p text:style-name="P3">· Πακέτα που ορίζονται από το χρήστη (δημιουργήστε τα δικά σας πακέτα)</text:p>
      <text:p text:style-name="P3"/>
      <text:p text:style-name="P3">Το Java API είναι μια βιβλιοθήκη προγραμμένης κλάσης, που είναι ελεύθερη να χρησιμοποιηθεί, που περιλαμβάνεται στο Περιβάλλον Ανάπτυξης της Java.</text:p>
      <text:p text:style-name="P3">Η βιβλιοθήκη χωρίζεται σε πακέτα και κλάσεις. Που σημαίνει ότι μπορείτε είτε να εισαγάγετε μια μεμονωμένη κλάση (μαζί με τις μεθόδους και τα χαρακτηριστικά της) είτε ένα ολόκληρο πακέτο που περιέχει όλες τις κλάσεις που ανήκουν στο καθορισμένο πακέτο.</text:p>
      <text:p text:style-name="P3"/>
      <text:p text:style-name="P3">To use a class or a package from the library, you need to use the import keyword.</text:p>
      <text:p text:style-name="P3">Συντακτικό:</text:p>
      <text:p text:style-name="P3"><text:s/></text:p>
      <text:p text:style-name="P3"><text:span text:style-name="T8">import package.name.Class; <text:s text:c="2"/>// εισαγωγή μίας κλάσης</text:span></text:p>
      <text:p text:style-name="P3"><text:span text:style-name="T8">import package.name.*; <text:s text:c="2"/>// εισαγωγή ολόκληρου πακέτου</text:span></text:p>
      <text:p text:style-name="P3"><text:s/></text:p>
      <text:p text:style-name="P3">Για να δημιουργήσετε το δικό σας πακέτο, πρέπει να καταλάβετε ότι η Java χρησιμοποιεί έναν κατάλογο συστήματος αρχείων για την αποθήκευσή τους. Ακριβώς όπως οι φάκελοι στον υπολογιστή σας:</text:p>
      <text:p text:style-name="P3"><text:s/></text:p>
      <text:p text:style-name="P3">Για παράδειγμα:</text:p>
      <text:p text:style-name="P3"><text:s/></text:p>
      <text:p text:style-name="P3">└── root</text:p>
      <text:p text:style-name="P3"><text:s text:c="2"/>└── mypack</text:p>
      <text:p text:style-name="P3"><text:tab/>└── MyPackageClass.java</text:p>
      <text:p text:style-name="P3"><text:s/></text:p>
      <text:p text:style-name="P3"><text:soft-page-break/>Για την δημιουργία ενός πακέτου, χρησιμοποιούμε την λέξη κλειδί package.</text:p>
      <text:p text:style-name="P3"><text:s/></text:p>
      <text:p text:style-name="P3">Για παράδειγμα:</text:p>
      <text:p text:style-name="P3"><text:s/></text:p>
      <text:p text:style-name="P3"><text:span text:style-name="T8">package mypack;</text:span></text:p>
      <text:p text:style-name="P3"><text:span text:style-name="T8">class MyPackageClass {</text:span></text:p>
      <text:p text:style-name="P3"><text:span text:style-name="T8"><text:s text:c="2"/>public static void main(String[] args) {</text:span></text:p>
      <text:p text:style-name="P3"><text:span text:style-name="T8"><text:s text:c="4"/>System.out.println("This is my package!");</text:span></text:p>
      <text:p text:style-name="P3"><text:span text:style-name="T8"><text:s text:c="2"/>}</text:span></text:p>
      <text:p text:style-name="P3"><text:span text:style-name="T8">}</text:span></text:p>
      <text:p text:style-name="P3"><text:s/></text:p>
      <text:p text:style-name="P3">Τώρα η κατηγορία MyPackageClass ανήκει στο πακέτο mypack. Μπορούμε να προσθέσουμε όσες κλάσεις θέλουμε στα πακέτα μας.</text:p>
      <text:p text:style-name="P3">Συμβουλή: Όταν οι κλάσεις, τα πεδία ή οι μέθοδοι έχουν την προεπιλεγμένη πρόσβαση, αυτό σημαίνει ότι είναι δυνατή η πρόσβαση σε κάθε κλάση που ανήκει στο ίδιο πακέτο με αυτά.</text:p>
      <text:p text:style-name="P3"><text:s/></text:p>
      <text:p text:style-name="P3"><text:s/></text:p>
      <text:p text:style-name="P3"><text:s/></text:p>
      <text:p text:style-name="P3">Websites for copyrights:</text:p>
      <text:p text:style-name="P3"><text:a xlink:type="simple" xlink:href="https://www.tutorialspoint.com/" text:style-name="ListLabel_20_3" text:visited-style-name="ListLabel_20_3"><text:span text:style-name="T7">https://www.tutorialspoint.com/</text:span></text:a></text:p>
      <text:p text:style-name="P3"><text:a xlink:type="simple" xlink:href="http://www.w3schools.com/" text:style-name="ListLabel_20_3" text:visited-style-name="ListLabel_20_3"><text:span text:style-name="T7">www.w3schools.com/</text:span></text:a></text:p>
      <text:p text:style-name="P3"><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style:style>
    <style:style style:name="ListLabel_20_3" style:display-name="ListLabel 3"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0" meta:object-count="0" meta:page-count="76" meta:paragraph-count="1565" meta:word-count="9813" meta:character-count="61181" meta:non-whitespace-character-count="49716"/>
    <meta:generator>LibreOfficeDev/6.0.5.2$Linux_X86_64 LibreOffice_project/</meta:generator>
  </office:meta>
</office:document-meta>
</file>